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formattedcurrent" table:style-name="ta1">
        <table:shapes>
          <draw:frame draw:z-index="0" draw:style-name="gr1" draw:text-style-name="P1" svg:width="159.99mm" svg:height="89.99mm" svg:x="247.2mm" svg:y="15.08mm">
            <draw:object draw:notify-on-update-of-ranges="logformattedcurrent.A2:logformattedcurrent.A351 logformattedcurrent.B2:logformattedcurrent.B351 logformattedcurrent.A2:logformattedcurrent.A351 logformattedcurrent.C2:logformattedcurrent.C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, sec</text:p>
          </table:table-cell>
          <table:table-cell office:value-type="string" calcext:value-type="string">
            <text:p>Voltage, V</text:p>
          </table:table-cell>
          <table:table-cell office:value-type="string" calcext:value-type="string">
            <text:p>Current*100</text:p>
          </table:table-cell>
          <table:table-cell office:value-type="string" calcext:value-type="string">
            <text:p>Current, A</text:p>
          </table:table-cell>
          <table:table-cell office:value-type="string" calcext:value-type="string">
            <text:p>di_d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^2</text:p>
          </table:table-cell>
          <table:table-cell office:value-type="string" calcext:value-type="string">
            <text:p>R, Ohm</text:p>
          </table:table-cell>
          <table:table-cell office:value-type="string" calcext:value-type="string">
            <text:p>L, 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8969727" calcext:value-type="float">
            <text:p>0,318969727</text:p>
          </table:table-cell>
          <table:table-cell table:formula="of:=[.D2]*100" office:value-type="float" office:value="1.44042969" calcext:value-type="float">
            <text:p>1,44042969</text:p>
          </table:table-cell>
          <table:table-cell office:value-type="float" office:value="0.0144042969" calcext:value-type="float">
            <text:p>0,01440429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51]/[.G351]" office:value-type="float" office:value="139.390035628508" calcext:value-type="float">
            <text:p>139,390035628508</text:p>
          </table:table-cell>
          <table:table-cell table:formula="of:=MEDIAN([.I148:.I197])" office:value-type="float" office:value="0.151006626140444" calcext:value-type="float">
            <text:p>0,151006626140444</text:p>
          </table:table-cell>
        </table:table-row>
        <table:table-row table:style-name="ro1">
          <table:table-cell table:formula="of:=[.A2]+1/17875" office:value-type="float" office:value="0.0000559440559440559" calcext:value-type="float">
            <text:p>5,59440559440559E-05</text:p>
          </table:table-cell>
          <table:table-cell office:value-type="float" office:value="6.12176514" calcext:value-type="float">
            <text:p>6,12176514</text:p>
          </table:table-cell>
          <table:table-cell table:formula="of:=[.D3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3]-[.D2])*17875" office:value-type="float" office:value="-28.3660895375" calcext:value-type="float">
            <text:p>-28,3660895375</text:p>
          </table:table-cell>
          <table:table-cell table:number-columns-repeated="4"/>
        </table:table-row>
        <table:table-row table:style-name="ro1">
          <table:table-cell table:formula="of:=[.A3]+1/17875" office:value-type="float" office:value="0.000111888111888112" calcext:value-type="float">
            <text:p>0,000111888111888</text:p>
          </table:table-cell>
          <table:table-cell office:value-type="float" office:value="13.2096405" calcext:value-type="float">
            <text:p>13,2096405</text:p>
          </table:table-cell>
          <table:table-cell table:formula="of:=[.D4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4]-[.D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]+1/17875" office:value-type="float" office:value="0.000167832167832168" calcext:value-type="float">
            <text:p>0,000167832167832</text:p>
          </table:table-cell>
          <table:table-cell office:value-type="float" office:value="19.4816895" calcext:value-type="float">
            <text:p>19,4816895</text:p>
          </table:table-cell>
          <table:table-cell table:formula="of:=[.D5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5]-[.D4])*17875" office:value-type="float" office:value="-0.272751049999985" calcext:value-type="float">
            <text:p>-0,272751049999985</text:p>
          </table:table-cell>
          <table:table-cell table:number-columns-repeated="4"/>
        </table:table-row>
        <table:table-row table:style-name="ro1">
          <table:table-cell table:formula="of:=[.A5]+1/17875" office:value-type="float" office:value="0.000223776223776224" calcext:value-type="float">
            <text:p>0,000223776223776</text:p>
          </table:table-cell>
          <table:table-cell office:value-type="float" office:value="25.7782745" calcext:value-type="float">
            <text:p>25,7782745</text:p>
          </table:table-cell>
          <table:table-cell table:formula="of:=[.D6]*100" office:value-type="float" office:value="1.44195557" calcext:value-type="float">
            <text:p>1,44195557</text:p>
          </table:table-cell>
          <table:table-cell office:value-type="float" office:value="0.0144195557" calcext:value-type="float">
            <text:p>0,0144195557</text:p>
          </table:table-cell>
          <table:table-cell table:formula="of:=([.D6]-[.D5])*17875" office:value-type="float" office:value="28.9115916375" calcext:value-type="float">
            <text:p>28,9115916375</text:p>
          </table:table-cell>
          <table:table-cell table:number-columns-repeated="4"/>
        </table:table-row>
        <table:table-row table:style-name="ro1">
          <table:table-cell table:formula="of:=[.A6]+1/17875" office:value-type="float" office:value="0.00027972027972028" calcext:value-type="float">
            <text:p>0,00027972027972</text:p>
          </table:table-cell>
          <table:table-cell office:value-type="float" office:value="32.706665" calcext:value-type="float">
            <text:p>32,706665</text:p>
          </table:table-cell>
          <table:table-cell table:formula="of:=[.D7]*100" office:value-type="float" office:value="1.44195557" calcext:value-type="float">
            <text:p>1,44195557</text:p>
          </table:table-cell>
          <table:table-cell office:value-type="float" office:value="0.0144195557" calcext:value-type="float">
            <text:p>0,0144195557</text:p>
          </table:table-cell>
          <table:table-cell table:formula="of:=([.D7]-[.D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]+1/17875" office:value-type="float" office:value="0.000335664335664336" calcext:value-type="float">
            <text:p>0,000335664335664</text:p>
          </table:table-cell>
          <table:table-cell office:value-type="float" office:value="38.1843567" calcext:value-type="float">
            <text:p>38,1843567</text:p>
          </table:table-cell>
          <table:table-cell table:formula="of:=[.D8]*100" office:value-type="float" office:value="1.44195557" calcext:value-type="float">
            <text:p>1,44195557</text:p>
          </table:table-cell>
          <table:table-cell office:value-type="float" office:value="0.0144195557" calcext:value-type="float">
            <text:p>0,0144195557</text:p>
          </table:table-cell>
          <table:table-cell table:formula="of:=([.D8]-[.D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]+1/17875" office:value-type="float" office:value="0.000391608391608392" calcext:value-type="float">
            <text:p>0,000391608391608</text:p>
          </table:table-cell>
          <table:table-cell office:value-type="float" office:value="43.9840851" calcext:value-type="float">
            <text:p>43,9840851</text:p>
          </table:table-cell>
          <table:table-cell table:formula="of:=[.D9]*100" office:value-type="float" office:value="1.44195557" calcext:value-type="float">
            <text:p>1,44195557</text:p>
          </table:table-cell>
          <table:table-cell office:value-type="float" office:value="0.0144195557" calcext:value-type="float">
            <text:p>0,0144195557</text:p>
          </table:table-cell>
          <table:table-cell table:formula="of:=([.D9]-[.D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]+1/17875" office:value-type="float" office:value="0.000447552447552448" calcext:value-type="float">
            <text:p>0,000447552447552</text:p>
          </table:table-cell>
          <table:table-cell office:value-type="float" office:value="49.6243286" calcext:value-type="float">
            <text:p>49,6243286</text:p>
          </table:table-cell>
          <table:table-cell table:formula="of:=[.D10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10]-[.D9])*17875" office:value-type="float" office:value="-28.6388405875" calcext:value-type="float">
            <text:p>-28,6388405875</text:p>
          </table:table-cell>
          <table:table-cell table:number-columns-repeated="4"/>
        </table:table-row>
        <table:table-row table:style-name="ro1">
          <table:table-cell table:formula="of:=[.A10]+1/17875" office:value-type="float" office:value="0.000503496503496504" calcext:value-type="float">
            <text:p>0,000503496503497</text:p>
          </table:table-cell>
          <table:table-cell office:value-type="float" office:value="55.2247009" calcext:value-type="float">
            <text:p>55,2247009</text:p>
          </table:table-cell>
          <table:table-cell table:formula="of:=[.D11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11]-[.D10])*17875" office:value-type="float" office:value="-0.272751049999985" calcext:value-type="float">
            <text:p>-0,272751049999985</text:p>
          </table:table-cell>
          <table:table-cell table:number-columns-repeated="4"/>
        </table:table-row>
        <table:table-row table:style-name="ro1">
          <table:table-cell table:formula="of:=[.A11]+1/17875" office:value-type="float" office:value="0.00055944055944056" calcext:value-type="float">
            <text:p>0,000559440559441</text:p>
          </table:table-cell>
          <table:table-cell office:value-type="float" office:value="60.0981903" calcext:value-type="float">
            <text:p>60,0981903</text:p>
          </table:table-cell>
          <table:table-cell table:formula="of:=[.D12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12]-[.D11])*17875" office:value-type="float" office:value="0.272751049999985" calcext:value-type="float">
            <text:p>0,272751049999985</text:p>
          </table:table-cell>
          <table:table-cell table:number-columns-repeated="4"/>
        </table:table-row>
        <table:table-row table:style-name="ro1">
          <table:table-cell table:formula="of:=[.A12]+1/17875" office:value-type="float" office:value="0.000615384615384616" calcext:value-type="float">
            <text:p>0,000615384615385</text:p>
          </table:table-cell>
          <table:table-cell office:value-type="float" office:value="64.7692566" calcext:value-type="float">
            <text:p>64,7692566</text:p>
          </table:table-cell>
          <table:table-cell table:formula="of:=[.D13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13]-[.D12])*17875" office:value-type="float" office:value="-28.6388388" calcext:value-type="float">
            <text:p>-28,6388388</text:p>
          </table:table-cell>
          <table:table-cell table:number-columns-repeated="4"/>
        </table:table-row>
        <table:table-row table:style-name="ro1">
          <table:table-cell table:formula="of:=[.A13]+1/17875" office:value-type="float" office:value="0.000671328671328671" calcext:value-type="float">
            <text:p>0,000671328671329</text:p>
          </table:table-cell>
          <table:table-cell office:value-type="float" office:value="68.912796" calcext:value-type="float">
            <text:p>68,912796</text:p>
          </table:table-cell>
          <table:table-cell table:formula="of:=[.D14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14]-[.D13])*17875" office:value-type="float" office:value="28.36608775" calcext:value-type="float">
            <text:p>28,36608775</text:p>
          </table:table-cell>
          <table:table-cell table:number-columns-repeated="4"/>
        </table:table-row>
        <table:table-row table:style-name="ro1">
          <table:table-cell table:formula="of:=[.A14]+1/17875" office:value-type="float" office:value="0.000727272727272727" calcext:value-type="float">
            <text:p>0,000727272727273</text:p>
          </table:table-cell>
          <table:table-cell office:value-type="float" office:value="72.8263092" calcext:value-type="float">
            <text:p>72,8263092</text:p>
          </table:table-cell>
          <table:table-cell table:formula="of:=[.D15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5]-[.D14])*17875" office:value-type="float" office:value="-57.00492815875" calcext:value-type="float">
            <text:p>-57,00492815875</text:p>
          </table:table-cell>
          <table:table-cell table:number-columns-repeated="4"/>
        </table:table-row>
        <table:table-row table:style-name="ro1">
          <table:table-cell table:formula="of:=[.A15]+1/17875" office:value-type="float" office:value="0.000783216783216783" calcext:value-type="float">
            <text:p>0,000783216783217</text:p>
          </table:table-cell>
          <table:table-cell office:value-type="float" office:value="77.6599274" calcext:value-type="float">
            <text:p>77,6599274</text:p>
          </table:table-cell>
          <table:table-cell table:formula="of:=[.D1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16]-[.D15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16]+1/17875" office:value-type="float" office:value="0.000839160839160839" calcext:value-type="float">
            <text:p>0,000839160839161</text:p>
          </table:table-cell>
          <table:table-cell office:value-type="float" office:value="81.6317139" calcext:value-type="float">
            <text:p>81,6317139</text:p>
          </table:table-cell>
          <table:table-cell table:formula="of:=[.D17]*100" office:value-type="float" office:value="0.959777832" calcext:value-type="float">
            <text:p>0,959777832</text:p>
          </table:table-cell>
          <table:table-cell office:value-type="float" office:value="0.00959777832" calcext:value-type="float">
            <text:p>0,00959777832</text:p>
          </table:table-cell>
          <table:table-cell table:formula="of:=([.D17]-[.D16])*17875" office:value-type="float" office:value="-28.91159128" calcext:value-type="float">
            <text:p>-28,91159128</text:p>
          </table:table-cell>
          <table:table-cell table:number-columns-repeated="4"/>
        </table:table-row>
        <table:table-row table:style-name="ro1">
          <table:table-cell table:formula="of:=[.A17]+1/17875" office:value-type="float" office:value="0.000895104895104895" calcext:value-type="float">
            <text:p>0,000895104895105</text:p>
          </table:table-cell>
          <table:table-cell office:value-type="float" office:value="87.1063385" calcext:value-type="float">
            <text:p>87,1063385</text:p>
          </table:table-cell>
          <table:table-cell table:formula="of:=[.D18]*100" office:value-type="float" office:value="0.959777832" calcext:value-type="float">
            <text:p>0,959777832</text:p>
          </table:table-cell>
          <table:table-cell office:value-type="float" office:value="0.00959777832" calcext:value-type="float">
            <text:p>0,00959777832</text:p>
          </table:table-cell>
          <table:table-cell table:formula="of:=([.D18]-[.D1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]+1/17875" office:value-type="float" office:value="0.000951048951048951" calcext:value-type="float">
            <text:p>0,000951048951049</text:p>
          </table:table-cell>
          <table:table-cell office:value-type="float" office:value="92.1607819" calcext:value-type="float">
            <text:p>92,1607819</text:p>
          </table:table-cell>
          <table:table-cell table:formula="of:=[.D19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19]-[.D18])*17875" office:value-type="float" office:value="-28.3660888225" calcext:value-type="float">
            <text:p>-28,3660888225</text:p>
          </table:table-cell>
          <table:table-cell table:number-columns-repeated="4"/>
        </table:table-row>
        <table:table-row table:style-name="ro1">
          <table:table-cell table:formula="of:=[.A19]+1/17875" office:value-type="float" office:value="0.00100699300699301" calcext:value-type="float">
            <text:p>0,001006993006993</text:p>
          </table:table-cell>
          <table:table-cell office:value-type="float" office:value="97.733551" calcext:value-type="float">
            <text:p>97,733551</text:p>
          </table:table-cell>
          <table:table-cell table:formula="of:=[.D20]*100" office:value-type="float" office:value="1.11999512" calcext:value-type="float">
            <text:p>1,11999512</text:p>
          </table:table-cell>
          <table:table-cell office:value-type="float" office:value="0.0111999512" calcext:value-type="float">
            <text:p>0,0111999512</text:p>
          </table:table-cell>
          <table:table-cell table:formula="of:=([.D20]-[.D19])*17875" office:value-type="float" office:value="57.0049290525" calcext:value-type="float">
            <text:p>57,0049290525</text:p>
          </table:table-cell>
          <table:table-cell table:number-columns-repeated="4"/>
        </table:table-row>
        <table:table-row table:style-name="ro1">
          <table:table-cell table:formula="of:=[.A20]+1/17875" office:value-type="float" office:value="0.00106293706293706" calcext:value-type="float">
            <text:p>0,001062937062937</text:p>
          </table:table-cell>
          <table:table-cell office:value-type="float" office:value="104.404312" calcext:value-type="float">
            <text:p>104,404312</text:p>
          </table:table-cell>
          <table:table-cell table:formula="of:=[.D21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1]-[.D20])*17875" office:value-type="float" office:value="-28.36608935875" calcext:value-type="float">
            <text:p>-28,36608935875</text:p>
          </table:table-cell>
          <table:table-cell table:number-columns-repeated="4"/>
        </table:table-row>
        <table:table-row table:style-name="ro1">
          <table:table-cell table:formula="of:=[.A21]+1/17875" office:value-type="float" office:value="0.00111888111888112" calcext:value-type="float">
            <text:p>0,001118881118881</text:p>
          </table:table-cell>
          <table:table-cell office:value-type="float" office:value="109.648911" calcext:value-type="float">
            <text:p>109,648911</text:p>
          </table:table-cell>
          <table:table-cell table:formula="of:=[.D22]*100" office:value-type="float" office:value="0.959777832" calcext:value-type="float">
            <text:p>0,959777832</text:p>
          </table:table-cell>
          <table:table-cell office:value-type="float" office:value="0.00959777832" calcext:value-type="float">
            <text:p>0,00959777832</text:p>
          </table:table-cell>
          <table:table-cell table:formula="of:=([.D22]-[.D21])*17875" office:value-type="float" office:value="-0.272750871250001" calcext:value-type="float">
            <text:p>-0,272750871250001</text:p>
          </table:table-cell>
          <table:table-cell table:number-columns-repeated="4"/>
        </table:table-row>
        <table:table-row table:style-name="ro1">
          <table:table-cell table:formula="of:=[.A22]+1/17875" office:value-type="float" office:value="0.00117482517482517" calcext:value-type="float">
            <text:p>0,001174825174825</text:p>
          </table:table-cell>
          <table:table-cell office:value-type="float" office:value="115.445572" calcext:value-type="float">
            <text:p>115,445572</text:p>
          </table:table-cell>
          <table:table-cell table:formula="of:=[.D23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23]-[.D22])*17875" office:value-type="float" office:value="57.27767903" calcext:value-type="float">
            <text:p>57,27767903</text:p>
          </table:table-cell>
          <table:table-cell table:number-columns-repeated="4"/>
        </table:table-row>
        <table:table-row table:style-name="ro1">
          <table:table-cell table:formula="of:=[.A23]+1/17875" office:value-type="float" office:value="0.00123076923076923" calcext:value-type="float">
            <text:p>0,001230769230769</text:p>
          </table:table-cell>
          <table:table-cell office:value-type="float" office:value="120.677902" calcext:value-type="float">
            <text:p>120,677902</text:p>
          </table:table-cell>
          <table:table-cell table:formula="of:=[.D24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4]-[.D23])*17875" office:value-type="float" office:value="-28.36608775" calcext:value-type="float">
            <text:p>-28,36608775</text:p>
          </table:table-cell>
          <table:table-cell table:number-columns-repeated="4"/>
        </table:table-row>
        <table:table-row table:style-name="ro1">
          <table:table-cell table:formula="of:=[.A24]+1/17875" office:value-type="float" office:value="0.00128671328671329" calcext:value-type="float">
            <text:p>0,001286713286713</text:p>
          </table:table-cell>
          <table:table-cell office:value-type="float" office:value="126.072784" calcext:value-type="float">
            <text:p>126,072784</text:p>
          </table:table-cell>
          <table:table-cell table:formula="of:=[.D25]*100" office:value-type="float" office:value="1.11999512" calcext:value-type="float">
            <text:p>1,11999512</text:p>
          </table:table-cell>
          <table:table-cell office:value-type="float" office:value="0.0111999512" calcext:value-type="float">
            <text:p>0,0111999512</text:p>
          </table:table-cell>
          <table:table-cell table:formula="of:=([.D25]-[.D24])*17875" office:value-type="float" office:value="-0.272751049999985" calcext:value-type="float">
            <text:p>-0,272751049999985</text:p>
          </table:table-cell>
          <table:table-cell table:number-columns-repeated="4"/>
        </table:table-row>
        <table:table-row table:style-name="ro1">
          <table:table-cell table:formula="of:=[.A25]+1/17875" office:value-type="float" office:value="0.00134265734265734" calcext:value-type="float">
            <text:p>0,001342657342657</text:p>
          </table:table-cell>
          <table:table-cell office:value-type="float" office:value="131.311249" calcext:value-type="float">
            <text:p>131,311249</text:p>
          </table:table-cell>
          <table:table-cell table:formula="of:=[.D2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6]-[.D25])*17875" office:value-type="float" office:value="0.272751049999985" calcext:value-type="float">
            <text:p>0,272751049999985</text:p>
          </table:table-cell>
          <table:table-cell table:number-columns-repeated="4"/>
        </table:table-row>
        <table:table-row table:style-name="ro1">
          <table:table-cell table:formula="of:=[.A26]+1/17875" office:value-type="float" office:value="0.0013986013986014" calcext:value-type="float">
            <text:p>0,001398601398601</text:p>
          </table:table-cell>
          <table:table-cell office:value-type="float" office:value="136.469971" calcext:value-type="float">
            <text:p>136,469971</text:p>
          </table:table-cell>
          <table:table-cell table:formula="of:=[.D27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7]-[.D26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27]+1/17875" office:value-type="float" office:value="0.00145454545454545" calcext:value-type="float">
            <text:p>0,001454545454545</text:p>
          </table:table-cell>
          <table:table-cell office:value-type="float" office:value="140.978485" calcext:value-type="float">
            <text:p>140,978485</text:p>
          </table:table-cell>
          <table:table-cell table:formula="of:=[.D28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8]-[.D27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28]+1/17875" office:value-type="float" office:value="0.00151048951048951" calcext:value-type="float">
            <text:p>0,00151048951049</text:p>
          </table:table-cell>
          <table:table-cell office:value-type="float" office:value="145.490067" calcext:value-type="float">
            <text:p>145,490067</text:p>
          </table:table-cell>
          <table:table-cell table:formula="of:=[.D29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29]-[.D28])*17875" office:value-type="float" office:value="28.6388388" calcext:value-type="float">
            <text:p>28,6388388</text:p>
          </table:table-cell>
          <table:table-cell table:number-columns-repeated="4"/>
        </table:table-row>
        <table:table-row table:style-name="ro1">
          <table:table-cell table:formula="of:=[.A29]+1/17875" office:value-type="float" office:value="0.00156643356643357" calcext:value-type="float">
            <text:p>0,001566433566434</text:p>
          </table:table-cell>
          <table:table-cell office:value-type="float" office:value="150.001648" calcext:value-type="float">
            <text:p>150,001648</text:p>
          </table:table-cell>
          <table:table-cell table:formula="of:=[.D30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0]-[.D29])*17875" office:value-type="float" office:value="-28.6388388" calcext:value-type="float">
            <text:p>-28,6388388</text:p>
          </table:table-cell>
          <table:table-cell table:number-columns-repeated="4"/>
        </table:table-row>
        <table:table-row table:style-name="ro1">
          <table:table-cell table:formula="of:=[.A30]+1/17875" office:value-type="float" office:value="0.00162237762237762" calcext:value-type="float">
            <text:p>0,001622377622378</text:p>
          </table:table-cell>
          <table:table-cell office:value-type="float" office:value="154.835266" calcext:value-type="float">
            <text:p>154,835266</text:p>
          </table:table-cell>
          <table:table-cell table:formula="of:=[.D31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1]-[.D30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31]+1/17875" office:value-type="float" office:value="0.00167832167832168" calcext:value-type="float">
            <text:p>0,001678321678322</text:p>
          </table:table-cell>
          <table:table-cell office:value-type="float" office:value="158.702774" calcext:value-type="float">
            <text:p>158,702774</text:p>
          </table:table-cell>
          <table:table-cell table:formula="of:=[.D32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]-[.D3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]+1/17875" office:value-type="float" office:value="0.00173426573426573" calcext:value-type="float">
            <text:p>0,001734265734266</text:p>
          </table:table-cell>
          <table:table-cell office:value-type="float" office:value="163.536392" calcext:value-type="float">
            <text:p>163,536392</text:p>
          </table:table-cell>
          <table:table-cell table:formula="of:=[.D33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]-[.D3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]+1/17875" office:value-type="float" office:value="0.00179020979020979" calcext:value-type="float">
            <text:p>0,00179020979021</text:p>
          </table:table-cell>
          <table:table-cell office:value-type="float" office:value="168.047974" calcext:value-type="float">
            <text:p>168,047974</text:p>
          </table:table-cell>
          <table:table-cell table:formula="of:=[.D34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4]-[.D3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]+1/17875" office:value-type="float" office:value="0.00184615384615385" calcext:value-type="float">
            <text:p>0,001846153846154</text:p>
          </table:table-cell>
          <table:table-cell office:value-type="float" office:value="172.40007" calcext:value-type="float">
            <text:p>172,40007</text:p>
          </table:table-cell>
          <table:table-cell table:formula="of:=[.D35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5]-[.D3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]+1/17875" office:value-type="float" office:value="0.0019020979020979" calcext:value-type="float">
            <text:p>0,001902097902098</text:p>
          </table:table-cell>
          <table:table-cell office:value-type="float" office:value="177.233688" calcext:value-type="float">
            <text:p>177,233688</text:p>
          </table:table-cell>
          <table:table-cell table:formula="of:=[.D36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6]-[.D3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]+1/17875" office:value-type="float" office:value="0.00195804195804196" calcext:value-type="float">
            <text:p>0,001958041958042</text:p>
          </table:table-cell>
          <table:table-cell office:value-type="float" office:value="181.582718" calcext:value-type="float">
            <text:p>181,582718</text:p>
          </table:table-cell>
          <table:table-cell table:formula="of:=[.D37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7]-[.D3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]+1/17875" office:value-type="float" office:value="0.00201398601398601" calcext:value-type="float">
            <text:p>0,002013986013986</text:p>
          </table:table-cell>
          <table:table-cell office:value-type="float" office:value="185.809067" calcext:value-type="float">
            <text:p>185,809067</text:p>
          </table:table-cell>
          <table:table-cell table:formula="of:=[.D38]*100" office:value-type="float" office:value="0.959777832" calcext:value-type="float">
            <text:p>0,959777832</text:p>
          </table:table-cell>
          <table:table-cell office:value-type="float" office:value="0.00959777832" calcext:value-type="float">
            <text:p>0,00959777832</text:p>
          </table:table-cell>
          <table:table-cell table:formula="of:=([.D38]-[.D37])*17875" office:value-type="float" office:value="-0.272750871250001" calcext:value-type="float">
            <text:p>-0,272750871250001</text:p>
          </table:table-cell>
          <table:table-cell table:number-columns-repeated="4"/>
        </table:table-row>
        <table:table-row table:style-name="ro1">
          <table:table-cell table:formula="of:=[.A38]+1/17875" office:value-type="float" office:value="0.00206993006993007" calcext:value-type="float">
            <text:p>0,00206993006993</text:p>
          </table:table-cell>
          <table:table-cell office:value-type="float" office:value="189.832993" calcext:value-type="float">
            <text:p>189,832993</text:p>
          </table:table-cell>
          <table:table-cell table:formula="of:=[.D39]*100" office:value-type="float" office:value="0.799560547" calcext:value-type="float">
            <text:p>0,799560547</text:p>
          </table:table-cell>
          <table:table-cell office:value-type="float" office:value="0.00799560547" calcext:value-type="float">
            <text:p>0,00799560547</text:p>
          </table:table-cell>
          <table:table-cell table:formula="of:=([.D39]-[.D38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39]+1/17875" office:value-type="float" office:value="0.00212587412587412" calcext:value-type="float">
            <text:p>0,002125874125874</text:p>
          </table:table-cell>
          <table:table-cell office:value-type="float" office:value="193.504211" calcext:value-type="float">
            <text:p>193,504211</text:p>
          </table:table-cell>
          <table:table-cell table:formula="of:=[.D40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40]-[.D39])*17875" office:value-type="float" office:value="28.911590565" calcext:value-type="float">
            <text:p>28,911590565</text:p>
          </table:table-cell>
          <table:table-cell table:number-columns-repeated="4"/>
        </table:table-row>
        <table:table-row table:style-name="ro1">
          <table:table-cell table:formula="of:=[.A40]+1/17875" office:value-type="float" office:value="0.00218181818181818" calcext:value-type="float">
            <text:p>0,002181818181818</text:p>
          </table:table-cell>
          <table:table-cell office:value-type="float" office:value="197.239838" calcext:value-type="float">
            <text:p>197,239838</text:p>
          </table:table-cell>
          <table:table-cell table:formula="of:=[.D41]*100" office:value-type="float" office:value="0.799560547" calcext:value-type="float">
            <text:p>0,799560547</text:p>
          </table:table-cell>
          <table:table-cell office:value-type="float" office:value="0.00799560547" calcext:value-type="float">
            <text:p>0,00799560547</text:p>
          </table:table-cell>
          <table:table-cell table:formula="of:=([.D41]-[.D40])*17875" office:value-type="float" office:value="-28.911590565" calcext:value-type="float">
            <text:p>-28,911590565</text:p>
          </table:table-cell>
          <table:table-cell table:number-columns-repeated="4"/>
        </table:table-row>
        <table:table-row table:style-name="ro1">
          <table:table-cell table:formula="of:=[.A41]+1/17875" office:value-type="float" office:value="0.00223776223776224" calcext:value-type="float">
            <text:p>0,002237762237762</text:p>
          </table:table-cell>
          <table:table-cell office:value-type="float" office:value="201.104279" calcext:value-type="float">
            <text:p>201,104279</text:p>
          </table:table-cell>
          <table:table-cell table:formula="of:=[.D42]*100" office:value-type="float" office:value="0.959777832" calcext:value-type="float">
            <text:p>0,959777832</text:p>
          </table:table-cell>
          <table:table-cell office:value-type="float" office:value="0.00959777832" calcext:value-type="float">
            <text:p>0,00959777832</text:p>
          </table:table-cell>
          <table:table-cell table:formula="of:=([.D42]-[.D41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42]+1/17875" office:value-type="float" office:value="0.00229370629370629" calcext:value-type="float">
            <text:p>0,002293706293706</text:p>
          </table:table-cell>
          <table:table-cell office:value-type="float" office:value="203.843124" calcext:value-type="float">
            <text:p>203,843124</text:p>
          </table:table-cell>
          <table:table-cell table:formula="of:=[.D43]*100" office:value-type="float" office:value="0.799560547" calcext:value-type="float">
            <text:p>0,799560547</text:p>
          </table:table-cell>
          <table:table-cell office:value-type="float" office:value="0.00799560547" calcext:value-type="float">
            <text:p>0,00799560547</text:p>
          </table:table-cell>
          <table:table-cell table:formula="of:=([.D43]-[.D42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43]+1/17875" office:value-type="float" office:value="0.00234965034965035" calcext:value-type="float">
            <text:p>0,00234965034965</text:p>
          </table:table-cell>
          <table:table-cell office:value-type="float" office:value="207.523544" calcext:value-type="float">
            <text:p>207,523544</text:p>
          </table:table-cell>
          <table:table-cell table:formula="of:=[.D44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44]-[.D43])*17875" office:value-type="float" office:value="0.272750871250001" calcext:value-type="float">
            <text:p>0,272750871250001</text:p>
          </table:table-cell>
          <table:table-cell table:number-columns-repeated="4"/>
        </table:table-row>
        <table:table-row table:style-name="ro1">
          <table:table-cell table:formula="of:=[.A44]+1/17875" office:value-type="float" office:value="0.0024055944055944" calcext:value-type="float">
            <text:p>0,002405594405594</text:p>
          </table:table-cell>
          <table:table-cell office:value-type="float" office:value="211.2285" calcext:value-type="float">
            <text:p>211,2285</text:p>
          </table:table-cell>
          <table:table-cell table:formula="of:=[.D45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45]-[.D4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]+1/17875" office:value-type="float" office:value="0.00246153846153846" calcext:value-type="float">
            <text:p>0,002461538461538</text:p>
          </table:table-cell>
          <table:table-cell office:value-type="float" office:value="214.470337" calcext:value-type="float">
            <text:p>214,470337</text:p>
          </table:table-cell>
          <table:table-cell table:formula="of:=[.D46]*100" office:value-type="float" office:value="0.799560547" calcext:value-type="float">
            <text:p>0,799560547</text:p>
          </table:table-cell>
          <table:table-cell office:value-type="float" office:value="0.00799560547" calcext:value-type="float">
            <text:p>0,00799560547</text:p>
          </table:table-cell>
          <table:table-cell table:formula="of:=([.D46]-[.D45])*17875" office:value-type="float" office:value="-0.272750871250001" calcext:value-type="float">
            <text:p>-0,272750871250001</text:p>
          </table:table-cell>
          <table:table-cell table:number-columns-repeated="4"/>
        </table:table-row>
        <table:table-row table:style-name="ro1">
          <table:table-cell table:formula="of:=[.A46]+1/17875" office:value-type="float" office:value="0.00251748251748252" calcext:value-type="float">
            <text:p>0,002517482517483</text:p>
          </table:table-cell>
          <table:table-cell office:value-type="float" office:value="218.172226" calcext:value-type="float">
            <text:p>218,172226</text:p>
          </table:table-cell>
          <table:table-cell table:formula="of:=[.D47]*100" office:value-type="float" office:value="0.639343262" calcext:value-type="float">
            <text:p>0,639343262</text:p>
          </table:table-cell>
          <table:table-cell office:value-type="float" office:value="0.00639343262" calcext:value-type="float">
            <text:p>0,00639343262</text:p>
          </table:table-cell>
          <table:table-cell table:formula="of:=([.D47]-[.D4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47]+1/17875" office:value-type="float" office:value="0.00257342657342657" calcext:value-type="float">
            <text:p>0,002573426573427</text:p>
          </table:table-cell>
          <table:table-cell office:value-type="float" office:value="221.71463" calcext:value-type="float">
            <text:p>221,71463</text:p>
          </table:table-cell>
          <table:table-cell table:formula="of:=[.D48]*100" office:value-type="float" office:value="0.639343262" calcext:value-type="float">
            <text:p>0,639343262</text:p>
          </table:table-cell>
          <table:table-cell office:value-type="float" office:value="0.00639343262" calcext:value-type="float">
            <text:p>0,00639343262</text:p>
          </table:table-cell>
          <table:table-cell table:formula="of:=([.D48]-[.D4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]+1/17875" office:value-type="float" office:value="0.00262937062937063" calcext:value-type="float">
            <text:p>0,002629370629371</text:p>
          </table:table-cell>
          <table:table-cell office:value-type="float" office:value="225.247833" calcext:value-type="float">
            <text:p>225,247833</text:p>
          </table:table-cell>
          <table:table-cell table:formula="of:=[.D49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49]-[.D48])*17875" office:value-type="float" office:value="-28.36608900125" calcext:value-type="float">
            <text:p>-28,36608900125</text:p>
          </table:table-cell>
          <table:table-cell table:number-columns-repeated="4"/>
        </table:table-row>
        <table:table-row table:style-name="ro1">
          <table:table-cell table:formula="of:=[.A49]+1/17875" office:value-type="float" office:value="0.00268531468531468" calcext:value-type="float">
            <text:p>0,002685314685315</text:p>
          </table:table-cell>
          <table:table-cell office:value-type="float" office:value="228.468201" calcext:value-type="float">
            <text:p>228,468201</text:p>
          </table:table-cell>
          <table:table-cell table:formula="of:=[.D50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50]-[.D49])*17875" office:value-type="float" office:value="28.6388398725" calcext:value-type="float">
            <text:p>28,6388398725</text:p>
          </table:table-cell>
          <table:table-cell table:number-columns-repeated="4"/>
        </table:table-row>
        <table:table-row table:style-name="ro1">
          <table:table-cell table:formula="of:=[.A50]+1/17875" office:value-type="float" office:value="0.00274125874125874" calcext:value-type="float">
            <text:p>0,002741258741259</text:p>
          </table:table-cell>
          <table:table-cell office:value-type="float" office:value="231.85112" calcext:value-type="float">
            <text:p>231,85112</text:p>
          </table:table-cell>
          <table:table-cell table:formula="of:=[.D51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51]-[.D5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]+1/17875" office:value-type="float" office:value="0.00279720279720279" calcext:value-type="float">
            <text:p>0,002797202797203</text:p>
          </table:table-cell>
          <table:table-cell office:value-type="float" office:value="234.430481" calcext:value-type="float">
            <text:p>234,430481</text:p>
          </table:table-cell>
          <table:table-cell table:formula="of:=[.D52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2]-[.D51])*17875" office:value-type="float" office:value="-28.6388398725" calcext:value-type="float">
            <text:p>-28,6388398725</text:p>
          </table:table-cell>
          <table:table-cell table:number-columns-repeated="4"/>
        </table:table-row>
        <table:table-row table:style-name="ro1">
          <table:table-cell table:formula="of:=[.A52]+1/17875" office:value-type="float" office:value="0.00285314685314685" calcext:value-type="float">
            <text:p>0,002853146853147</text:p>
          </table:table-cell>
          <table:table-cell office:value-type="float" office:value="236.850357" calcext:value-type="float">
            <text:p>236,850357</text:p>
          </table:table-cell>
          <table:table-cell table:formula="of:=[.D53]*100" office:value-type="float" office:value="0.479125977" calcext:value-type="float">
            <text:p>0,479125977</text:p>
          </table:table-cell>
          <table:table-cell office:value-type="float" office:value="0.00479125977" calcext:value-type="float">
            <text:p>0,00479125977</text:p>
          </table:table-cell>
          <table:table-cell table:formula="of:=([.D53]-[.D52])*17875" office:value-type="float" office:value="-0.272750692500002" calcext:value-type="float">
            <text:p>-0,272750692500002</text:p>
          </table:table-cell>
          <table:table-cell table:number-columns-repeated="4"/>
        </table:table-row>
        <table:table-row table:style-name="ro1">
          <table:table-cell table:formula="of:=[.A53]+1/17875" office:value-type="float" office:value="0.00290909090909091" calcext:value-type="float">
            <text:p>0,002909090909091</text:p>
          </table:table-cell>
          <table:table-cell office:value-type="float" office:value="239.104614" calcext:value-type="float">
            <text:p>239,104614</text:p>
          </table:table-cell>
          <table:table-cell table:formula="of:=[.D54]*100" office:value-type="float" office:value="0.479125977" calcext:value-type="float">
            <text:p>0,479125977</text:p>
          </table:table-cell>
          <table:table-cell office:value-type="float" office:value="0.00479125977" calcext:value-type="float">
            <text:p>0,00479125977</text:p>
          </table:table-cell>
          <table:table-cell table:formula="of:=([.D54]-[.D5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]+1/17875" office:value-type="float" office:value="0.00296503496503496" calcext:value-type="float">
            <text:p>0,002965034965035</text:p>
          </table:table-cell>
          <table:table-cell office:value-type="float" office:value="241.521423" calcext:value-type="float">
            <text:p>241,521423</text:p>
          </table:table-cell>
          <table:table-cell table:formula="of:=[.D55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55]-[.D54])*17875" office:value-type="float" office:value="-28.36608900125" calcext:value-type="float">
            <text:p>-28,36608900125</text:p>
          </table:table-cell>
          <table:table-cell table:number-columns-repeated="4"/>
        </table:table-row>
        <table:table-row table:style-name="ro1">
          <table:table-cell table:formula="of:=[.A55]+1/17875" office:value-type="float" office:value="0.00302097902097902" calcext:value-type="float">
            <text:p>0,003020979020979</text:p>
          </table:table-cell>
          <table:table-cell office:value-type="float" office:value="243.938232" calcext:value-type="float">
            <text:p>243,938232</text:p>
          </table:table-cell>
          <table:table-cell table:formula="of:=[.D56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6]-[.D55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56]+1/17875" office:value-type="float" office:value="0.00307692307692307" calcext:value-type="float">
            <text:p>0,003076923076923</text:p>
          </table:table-cell>
          <table:table-cell office:value-type="float" office:value="246.511459" calcext:value-type="float">
            <text:p>246,511459</text:p>
          </table:table-cell>
          <table:table-cell table:formula="of:=[.D57]*100" office:value-type="float" office:value="0.479125977" calcext:value-type="float">
            <text:p>0,479125977</text:p>
          </table:table-cell>
          <table:table-cell office:value-type="float" office:value="0.00479125977" calcext:value-type="float">
            <text:p>0,00479125977</text:p>
          </table:table-cell>
          <table:table-cell table:formula="of:=([.D57]-[.D56])*17875" office:value-type="float" office:value="-0.272750692500002" calcext:value-type="float">
            <text:p>-0,272750692500002</text:p>
          </table:table-cell>
          <table:table-cell table:number-columns-repeated="4"/>
        </table:table-row>
        <table:table-row table:style-name="ro1">
          <table:table-cell table:formula="of:=[.A57]+1/17875" office:value-type="float" office:value="0.00313286713286713" calcext:value-type="float">
            <text:p>0,003132867132867</text:p>
          </table:table-cell>
          <table:table-cell office:value-type="float" office:value="249.093887" calcext:value-type="float">
            <text:p>249,093887</text:p>
          </table:table-cell>
          <table:table-cell table:formula="of:=[.D58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58]-[.D57])*17875" office:value-type="float" office:value="-57.004928695" calcext:value-type="float">
            <text:p>-57,004928695</text:p>
          </table:table-cell>
          <table:table-cell table:number-columns-repeated="4"/>
        </table:table-row>
        <table:table-row table:style-name="ro1">
          <table:table-cell table:formula="of:=[.A58]+1/17875" office:value-type="float" office:value="0.00318881118881119" calcext:value-type="float">
            <text:p>0,003188811188811</text:p>
          </table:table-cell>
          <table:table-cell office:value-type="float" office:value="250.857422" calcext:value-type="float">
            <text:p>250,857422</text:p>
          </table:table-cell>
          <table:table-cell table:formula="of:=[.D59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59]-[.D58])*17875" office:value-type="float" office:value="-0.272750871249998" calcext:value-type="float">
            <text:p>-0,272750871249998</text:p>
          </table:table-cell>
          <table:table-cell table:number-columns-repeated="4"/>
        </table:table-row>
        <table:table-row table:style-name="ro1">
          <table:table-cell table:formula="of:=[.A59]+1/17875" office:value-type="float" office:value="0.00324475524475524" calcext:value-type="float">
            <text:p>0,003244755244755</text:p>
          </table:table-cell>
          <table:table-cell office:value-type="float" office:value="253.442917" calcext:value-type="float">
            <text:p>253,442917</text:p>
          </table:table-cell>
          <table:table-cell table:formula="of:=[.D60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0]-[.D59])*17875" office:value-type="float" office:value="28.911590565" calcext:value-type="float">
            <text:p>28,911590565</text:p>
          </table:table-cell>
          <table:table-cell table:number-columns-repeated="4"/>
        </table:table-row>
        <table:table-row table:style-name="ro1">
          <table:table-cell table:formula="of:=[.A60]+1/17875" office:value-type="float" office:value="0.0033006993006993" calcext:value-type="float">
            <text:p>0,003300699300699</text:p>
          </table:table-cell>
          <table:table-cell office:value-type="float" office:value="255.375137" calcext:value-type="float">
            <text:p>255,375137</text:p>
          </table:table-cell>
          <table:table-cell table:formula="of:=[.D61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1]-[.D6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]+1/17875" office:value-type="float" office:value="0.00335664335664335" calcext:value-type="float">
            <text:p>0,003356643356643</text:p>
          </table:table-cell>
          <table:table-cell office:value-type="float" office:value="257.147888" calcext:value-type="float">
            <text:p>257,147888</text:p>
          </table:table-cell>
          <table:table-cell table:formula="of:=[.D62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2]-[.D6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]+1/17875" office:value-type="float" office:value="0.00341258741258741" calcext:value-type="float">
            <text:p>0,003412587412587</text:p>
          </table:table-cell>
          <table:table-cell office:value-type="float" office:value="259.08316" calcext:value-type="float">
            <text:p>259,08316</text:p>
          </table:table-cell>
          <table:table-cell table:formula="of:=[.D63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3]-[.D6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]+1/17875" office:value-type="float" office:value="0.00346853146853146" calcext:value-type="float">
            <text:p>0,003468531468531</text:p>
          </table:table-cell>
          <table:table-cell office:value-type="float" office:value="260.371307" calcext:value-type="float">
            <text:p>260,371307</text:p>
          </table:table-cell>
          <table:table-cell table:formula="of:=[.D64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4]-[.D6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]+1/17875" office:value-type="float" office:value="0.00352447552447552" calcext:value-type="float">
            <text:p>0,003524475524476</text:p>
          </table:table-cell>
          <table:table-cell office:value-type="float" office:value="262.466064" calcext:value-type="float">
            <text:p>262,466064</text:p>
          </table:table-cell>
          <table:table-cell table:formula="of:=[.D65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5]-[.D6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]+1/17875" office:value-type="float" office:value="0.00358041958041958" calcext:value-type="float">
            <text:p>0,00358041958042</text:p>
          </table:table-cell>
          <table:table-cell office:value-type="float" office:value="263.916779" calcext:value-type="float">
            <text:p>263,916779</text:p>
          </table:table-cell>
          <table:table-cell table:formula="of:=[.D66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6]-[.D6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]+1/17875" office:value-type="float" office:value="0.00363636363636363" calcext:value-type="float">
            <text:p>0,003636363636364</text:p>
          </table:table-cell>
          <table:table-cell office:value-type="float" office:value="265.848999" calcext:value-type="float">
            <text:p>265,848999</text:p>
          </table:table-cell>
          <table:table-cell table:formula="of:=[.D67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7]-[.D6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67]+1/17875" office:value-type="float" office:value="0.00369230769230769" calcext:value-type="float">
            <text:p>0,003692307692308</text:p>
          </table:table-cell>
          <table:table-cell office:value-type="float" office:value="267.603333" calcext:value-type="float">
            <text:p>267,603333</text:p>
          </table:table-cell>
          <table:table-cell table:formula="of:=[.D68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68]-[.D67])*17875" office:value-type="float" office:value="-0.272750871249998" calcext:value-type="float">
            <text:p>-0,272750871249998</text:p>
          </table:table-cell>
          <table:table-cell table:number-columns-repeated="4"/>
        </table:table-row>
        <table:table-row table:style-name="ro1">
          <table:table-cell table:formula="of:=[.A68]+1/17875" office:value-type="float" office:value="0.00374825174825174" calcext:value-type="float">
            <text:p>0,003748251748252</text:p>
          </table:table-cell>
          <table:table-cell office:value-type="float" office:value="270.201111" calcext:value-type="float">
            <text:p>270,201111</text:p>
          </table:table-cell>
          <table:table-cell table:formula="of:=[.D69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9]-[.D68])*17875" office:value-type="float" office:value="0.272750871249998" calcext:value-type="float">
            <text:p>0,272750871249998</text:p>
          </table:table-cell>
          <table:table-cell table:number-columns-repeated="4"/>
        </table:table-row>
        <table:table-row table:style-name="ro1">
          <table:table-cell table:formula="of:=[.A69]+1/17875" office:value-type="float" office:value="0.0038041958041958" calcext:value-type="float">
            <text:p>0,003804195804196</text:p>
          </table:table-cell>
          <table:table-cell office:value-type="float" office:value="271.952362" calcext:value-type="float">
            <text:p>271,952362</text:p>
          </table:table-cell>
          <table:table-cell table:formula="of:=[.D70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70]-[.D69])*17875" office:value-type="float" office:value="-0.272750871249998" calcext:value-type="float">
            <text:p>-0,272750871249998</text:p>
          </table:table-cell>
          <table:table-cell table:number-columns-repeated="4"/>
        </table:table-row>
        <table:table-row table:style-name="ro1">
          <table:table-cell table:formula="of:=[.A70]+1/17875" office:value-type="float" office:value="0.00386013986013986" calcext:value-type="float">
            <text:p>0,00386013986014</text:p>
          </table:table-cell>
          <table:table-cell office:value-type="float" office:value="274.872162" calcext:value-type="float">
            <text:p>274,872162</text:p>
          </table:table-cell>
          <table:table-cell table:formula="of:=[.D71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1]-[.D70])*17875" office:value-type="float" office:value="0.272750871249998" calcext:value-type="float">
            <text:p>0,272750871249998</text:p>
          </table:table-cell>
          <table:table-cell table:number-columns-repeated="4"/>
        </table:table-row>
        <table:table-row table:style-name="ro1">
          <table:table-cell table:formula="of:=[.A71]+1/17875" office:value-type="float" office:value="0.00391608391608391" calcext:value-type="float">
            <text:p>0,003916083916084</text:p>
          </table:table-cell>
          <table:table-cell office:value-type="float" office:value="276.482361" calcext:value-type="float">
            <text:p>276,482361</text:p>
          </table:table-cell>
          <table:table-cell table:formula="of:=[.D72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72]-[.D71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72]+1/17875" office:value-type="float" office:value="0.00397202797202797" calcext:value-type="float">
            <text:p>0,003972027972028</text:p>
          </table:table-cell>
          <table:table-cell office:value-type="float" office:value="277.933044" calcext:value-type="float">
            <text:p>277,933044</text:p>
          </table:table-cell>
          <table:table-cell table:formula="of:=[.D73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3]-[.D72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73]+1/17875" office:value-type="float" office:value="0.00402797202797202" calcext:value-type="float">
            <text:p>0,004027972027972</text:p>
          </table:table-cell>
          <table:table-cell office:value-type="float" office:value="278.255066" calcext:value-type="float">
            <text:p>278,255066</text:p>
          </table:table-cell>
          <table:table-cell table:formula="of:=[.D74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4]-[.D7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]+1/17875" office:value-type="float" office:value="0.00408391608391608" calcext:value-type="float">
            <text:p>0,004083916083916</text:p>
          </table:table-cell>
          <table:table-cell office:value-type="float" office:value="278.577118" calcext:value-type="float">
            <text:p>278,577118</text:p>
          </table:table-cell>
          <table:table-cell table:formula="of:=[.D75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5]-[.D7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]+1/17875" office:value-type="float" office:value="0.00413986013986014" calcext:value-type="float">
            <text:p>0,00413986013986</text:p>
          </table:table-cell>
          <table:table-cell office:value-type="float" office:value="278.739685" calcext:value-type="float">
            <text:p>278,739685</text:p>
          </table:table-cell>
          <table:table-cell table:formula="of:=[.D7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6]-[.D7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]+1/17875" office:value-type="float" office:value="0.00419580419580419" calcext:value-type="float">
            <text:p>0,004195804195804</text:p>
          </table:table-cell>
          <table:table-cell office:value-type="float" office:value="279.061707" calcext:value-type="float">
            <text:p>279,061707</text:p>
          </table:table-cell>
          <table:table-cell table:formula="of:=[.D7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7]-[.D7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77]+1/17875" office:value-type="float" office:value="0.00425174825174825" calcext:value-type="float">
            <text:p>0,004251748251748</text:p>
          </table:table-cell>
          <table:table-cell office:value-type="float" office:value="279.383728" calcext:value-type="float">
            <text:p>279,383728</text:p>
          </table:table-cell>
          <table:table-cell table:formula="of:=[.D7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8]-[.D7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]+1/17875" office:value-type="float" office:value="0.00430769230769231" calcext:value-type="float">
            <text:p>0,004307692307692</text:p>
          </table:table-cell>
          <table:table-cell office:value-type="float" office:value="279.543213" calcext:value-type="float">
            <text:p>279,543213</text:p>
          </table:table-cell>
          <table:table-cell table:formula="of:=[.D7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9]-[.D7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]+1/17875" office:value-type="float" office:value="0.00436363636363636" calcext:value-type="float">
            <text:p>0,004363636363636</text:p>
          </table:table-cell>
          <table:table-cell office:value-type="float" office:value="279.868347" calcext:value-type="float">
            <text:p>279,868347</text:p>
          </table:table-cell>
          <table:table-cell table:formula="of:=[.D8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0]-[.D7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]+1/17875" office:value-type="float" office:value="0.00441958041958042" calcext:value-type="float">
            <text:p>0,00441958041958</text:p>
          </table:table-cell>
          <table:table-cell office:value-type="float" office:value="280.190369" calcext:value-type="float">
            <text:p>280,190369</text:p>
          </table:table-cell>
          <table:table-cell table:formula="of:=[.D8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1]-[.D8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]+1/17875" office:value-type="float" office:value="0.00447552447552448" calcext:value-type="float">
            <text:p>0,004475524475524</text:p>
          </table:table-cell>
          <table:table-cell office:value-type="float" office:value="280.51239" calcext:value-type="float">
            <text:p>280,51239</text:p>
          </table:table-cell>
          <table:table-cell table:formula="of:=[.D8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2]-[.D8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]+1/17875" office:value-type="float" office:value="0.00453146853146853" calcext:value-type="float">
            <text:p>0,004531468531469</text:p>
          </table:table-cell>
          <table:table-cell office:value-type="float" office:value="280.322266" calcext:value-type="float">
            <text:p>280,322266</text:p>
          </table:table-cell>
          <table:table-cell table:formula="of:=[.D8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3]-[.D8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]+1/17875" office:value-type="float" office:value="0.00458741258741259" calcext:value-type="float">
            <text:p>0,004587412587413</text:p>
          </table:table-cell>
          <table:table-cell office:value-type="float" office:value="280.806824" calcext:value-type="float">
            <text:p>280,806824</text:p>
          </table:table-cell>
          <table:table-cell table:formula="of:=[.D8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4]-[.D8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]+1/17875" office:value-type="float" office:value="0.00464335664335664" calcext:value-type="float">
            <text:p>0,004643356643357</text:p>
          </table:table-cell>
          <table:table-cell office:value-type="float" office:value="281.156494" calcext:value-type="float">
            <text:p>281,156494</text:p>
          </table:table-cell>
          <table:table-cell table:formula="of:=[.D8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5]-[.D8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]+1/17875" office:value-type="float" office:value="0.0046993006993007" calcext:value-type="float">
            <text:p>0,004699300699301</text:p>
          </table:table-cell>
          <table:table-cell office:value-type="float" office:value="281.128876" calcext:value-type="float">
            <text:p>281,128876</text:p>
          </table:table-cell>
          <table:table-cell table:formula="of:=[.D8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6]-[.D8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]+1/17875" office:value-type="float" office:value="0.00475524475524476" calcext:value-type="float">
            <text:p>0,004755244755245</text:p>
          </table:table-cell>
          <table:table-cell office:value-type="float" office:value="281.128876" calcext:value-type="float">
            <text:p>281,128876</text:p>
          </table:table-cell>
          <table:table-cell table:formula="of:=[.D8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7]-[.D8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]+1/17875" office:value-type="float" office:value="0.00481118881118881" calcext:value-type="float">
            <text:p>0,004811188811189</text:p>
          </table:table-cell>
          <table:table-cell office:value-type="float" office:value="281.478516" calcext:value-type="float">
            <text:p>281,478516</text:p>
          </table:table-cell>
          <table:table-cell table:formula="of:=[.D8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8]-[.D8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]+1/17875" office:value-type="float" office:value="0.00486713286713287" calcext:value-type="float">
            <text:p>0,004867132867133</text:p>
          </table:table-cell>
          <table:table-cell office:value-type="float" office:value="281.638" calcext:value-type="float">
            <text:p>281,638</text:p>
          </table:table-cell>
          <table:table-cell table:formula="of:=[.D8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9]-[.D8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]+1/17875" office:value-type="float" office:value="0.00492307692307693" calcext:value-type="float">
            <text:p>0,004923076923077</text:p>
          </table:table-cell>
          <table:table-cell office:value-type="float" office:value="281.772949" calcext:value-type="float">
            <text:p>281,772949</text:p>
          </table:table-cell>
          <table:table-cell table:formula="of:=[.D9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0]-[.D8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]+1/17875" office:value-type="float" office:value="0.00497902097902098" calcext:value-type="float">
            <text:p>0,004979020979021</text:p>
          </table:table-cell>
          <table:table-cell office:value-type="float" office:value="282.122589" calcext:value-type="float">
            <text:p>282,122589</text:p>
          </table:table-cell>
          <table:table-cell table:formula="of:=[.D9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1]-[.D9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]+1/17875" office:value-type="float" office:value="0.00503496503496504" calcext:value-type="float">
            <text:p>0,005034965034965</text:p>
          </table:table-cell>
          <table:table-cell office:value-type="float" office:value="282.444641" calcext:value-type="float">
            <text:p>282,444641</text:p>
          </table:table-cell>
          <table:table-cell table:formula="of:=[.D92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92]-[.D91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92]+1/17875" office:value-type="float" office:value="0.00509090909090909" calcext:value-type="float">
            <text:p>0,005090909090909</text:p>
          </table:table-cell>
          <table:table-cell office:value-type="float" office:value="282.444641" calcext:value-type="float">
            <text:p>282,444641</text:p>
          </table:table-cell>
          <table:table-cell table:formula="of:=[.D9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3]-[.D92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93]+1/17875" office:value-type="float" office:value="0.00514685314685315" calcext:value-type="float">
            <text:p>0,005146853146853</text:p>
          </table:table-cell>
          <table:table-cell office:value-type="float" office:value="282.607178" calcext:value-type="float">
            <text:p>282,607178</text:p>
          </table:table-cell>
          <table:table-cell table:formula="of:=[.D9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4]-[.D9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]+1/17875" office:value-type="float" office:value="0.00520279720279721" calcext:value-type="float">
            <text:p>0,005202797202797</text:p>
          </table:table-cell>
          <table:table-cell office:value-type="float" office:value="282.607178" calcext:value-type="float">
            <text:p>282,607178</text:p>
          </table:table-cell>
          <table:table-cell table:formula="of:=[.D9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5]-[.D9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]+1/17875" office:value-type="float" office:value="0.00525874125874126" calcext:value-type="float">
            <text:p>0,005258741258741</text:p>
          </table:table-cell>
          <table:table-cell office:value-type="float" office:value="282.929199" calcext:value-type="float">
            <text:p>282,929199</text:p>
          </table:table-cell>
          <table:table-cell table:formula="of:=[.D9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6]-[.D9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]+1/17875" office:value-type="float" office:value="0.00531468531468532" calcext:value-type="float">
            <text:p>0,005314685314685</text:p>
          </table:table-cell>
          <table:table-cell office:value-type="float" office:value="282.89856" calcext:value-type="float">
            <text:p>282,89856</text:p>
          </table:table-cell>
          <table:table-cell table:formula="of:=[.D9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7]-[.D9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]+1/17875" office:value-type="float" office:value="0.00537062937062938" calcext:value-type="float">
            <text:p>0,005370629370629</text:p>
          </table:table-cell>
          <table:table-cell office:value-type="float" office:value="283.061096" calcext:value-type="float">
            <text:p>283,061096</text:p>
          </table:table-cell>
          <table:table-cell table:formula="of:=[.D9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8]-[.D9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]+1/17875" office:value-type="float" office:value="0.00542657342657343" calcext:value-type="float">
            <text:p>0,005426573426573</text:p>
          </table:table-cell>
          <table:table-cell office:value-type="float" office:value="283.220581" calcext:value-type="float">
            <text:p>283,220581</text:p>
          </table:table-cell>
          <table:table-cell table:formula="of:=[.D9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9]-[.D9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]+1/17875" office:value-type="float" office:value="0.00548251748251749" calcext:value-type="float">
            <text:p>0,005482517482517</text:p>
          </table:table-cell>
          <table:table-cell office:value-type="float" office:value="283.410736" calcext:value-type="float">
            <text:p>283,410736</text:p>
          </table:table-cell>
          <table:table-cell table:formula="of:=[.D10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0]-[.D9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]+1/17875" office:value-type="float" office:value="0.00553846153846154" calcext:value-type="float">
            <text:p>0,005538461538462</text:p>
          </table:table-cell>
          <table:table-cell office:value-type="float" office:value="283.542603" calcext:value-type="float">
            <text:p>283,542603</text:p>
          </table:table-cell>
          <table:table-cell table:formula="of:=[.D10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1]-[.D10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]+1/17875" office:value-type="float" office:value="0.0055944055944056" calcext:value-type="float">
            <text:p>0,005594405594406</text:p>
          </table:table-cell>
          <table:table-cell office:value-type="float" office:value="283.732788" calcext:value-type="float">
            <text:p>283,732788</text:p>
          </table:table-cell>
          <table:table-cell table:formula="of:=[.D10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2]-[.D10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]+1/17875" office:value-type="float" office:value="0.00565034965034966" calcext:value-type="float">
            <text:p>0,00565034965035</text:p>
          </table:table-cell>
          <table:table-cell office:value-type="float" office:value="283.70517" calcext:value-type="float">
            <text:p>283,70517</text:p>
          </table:table-cell>
          <table:table-cell table:formula="of:=[.D10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3]-[.D10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3]+1/17875" office:value-type="float" office:value="0.00570629370629371" calcext:value-type="float">
            <text:p>0,005706293706294</text:p>
          </table:table-cell>
          <table:table-cell office:value-type="float" office:value="283.864655" calcext:value-type="float">
            <text:p>283,864655</text:p>
          </table:table-cell>
          <table:table-cell table:formula="of:=[.D10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4]-[.D10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4]+1/17875" office:value-type="float" office:value="0.00576223776223777" calcext:value-type="float">
            <text:p>0,005762237762238</text:p>
          </table:table-cell>
          <table:table-cell office:value-type="float" office:value="284.217346" calcext:value-type="float">
            <text:p>284,217346</text:p>
          </table:table-cell>
          <table:table-cell table:formula="of:=[.D10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5]-[.D10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5]+1/17875" office:value-type="float" office:value="0.00581818181818183" calcext:value-type="float">
            <text:p>0,005818181818182</text:p>
          </table:table-cell>
          <table:table-cell office:value-type="float" office:value="284.217346" calcext:value-type="float">
            <text:p>284,217346</text:p>
          </table:table-cell>
          <table:table-cell table:formula="of:=[.D10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106]-[.D105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06]+1/17875" office:value-type="float" office:value="0.00587412587412588" calcext:value-type="float">
            <text:p>0,005874125874126</text:p>
          </table:table-cell>
          <table:table-cell office:value-type="float" office:value="284.027222" calcext:value-type="float">
            <text:p>284,027222</text:p>
          </table:table-cell>
          <table:table-cell table:formula="of:=[.D1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7]-[.D10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107]+1/17875" office:value-type="float" office:value="0.00593006993006994" calcext:value-type="float">
            <text:p>0,00593006993007</text:p>
          </table:table-cell>
          <table:table-cell office:value-type="float" office:value="284.376831" calcext:value-type="float">
            <text:p>284,376831</text:p>
          </table:table-cell>
          <table:table-cell table:formula="of:=[.D10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8]-[.D10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8]+1/17875" office:value-type="float" office:value="0.005986013986014" calcext:value-type="float">
            <text:p>0,005986013986014</text:p>
          </table:table-cell>
          <table:table-cell office:value-type="float" office:value="284.539398" calcext:value-type="float">
            <text:p>284,539398</text:p>
          </table:table-cell>
          <table:table-cell table:formula="of:=[.D10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9]-[.D10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9]+1/17875" office:value-type="float" office:value="0.00604195804195805" calcext:value-type="float">
            <text:p>0,006041958041958</text:p>
          </table:table-cell>
          <table:table-cell office:value-type="float" office:value="284.701965" calcext:value-type="float">
            <text:p>284,701965</text:p>
          </table:table-cell>
          <table:table-cell table:formula="of:=[.D11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0]-[.D10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0]+1/17875" office:value-type="float" office:value="0.00609790209790211" calcext:value-type="float">
            <text:p>0,006097902097902</text:p>
          </table:table-cell>
          <table:table-cell office:value-type="float" office:value="284.508728" calcext:value-type="float">
            <text:p>284,508728</text:p>
          </table:table-cell>
          <table:table-cell table:formula="of:=[.D11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1]-[.D11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1]+1/17875" office:value-type="float" office:value="0.00615384615384616" calcext:value-type="float">
            <text:p>0,006153846153846</text:p>
          </table:table-cell>
          <table:table-cell office:value-type="float" office:value="284.508728" calcext:value-type="float">
            <text:p>284,508728</text:p>
          </table:table-cell>
          <table:table-cell table:formula="of:=[.D11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2]-[.D11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2]+1/17875" office:value-type="float" office:value="0.00620979020979022" calcext:value-type="float">
            <text:p>0,00620979020979</text:p>
          </table:table-cell>
          <table:table-cell office:value-type="float" office:value="284.86145" calcext:value-type="float">
            <text:p>284,86145</text:p>
          </table:table-cell>
          <table:table-cell table:formula="of:=[.D113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113]-[.D112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13]+1/17875" office:value-type="float" office:value="0.00626573426573428" calcext:value-type="float">
            <text:p>0,006265734265734</text:p>
          </table:table-cell>
          <table:table-cell office:value-type="float" office:value="284.86145" calcext:value-type="float">
            <text:p>284,86145</text:p>
          </table:table-cell>
          <table:table-cell table:formula="of:=[.D11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4]-[.D113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114]+1/17875" office:value-type="float" office:value="0.00632167832167833" calcext:value-type="float">
            <text:p>0,006321678321678</text:p>
          </table:table-cell>
          <table:table-cell office:value-type="float" office:value="284.86145" calcext:value-type="float">
            <text:p>284,86145</text:p>
          </table:table-cell>
          <table:table-cell table:formula="of:=[.D11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5]-[.D11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5]+1/17875" office:value-type="float" office:value="0.00637762237762239" calcext:value-type="float">
            <text:p>0,006377622377622</text:p>
          </table:table-cell>
          <table:table-cell office:value-type="float" office:value="284.86145" calcext:value-type="float">
            <text:p>284,86145</text:p>
          </table:table-cell>
          <table:table-cell table:formula="of:=[.D11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6]-[.D11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6]+1/17875" office:value-type="float" office:value="0.00643356643356645" calcext:value-type="float">
            <text:p>0,006433566433566</text:p>
          </table:table-cell>
          <table:table-cell office:value-type="float" office:value="284.671265" calcext:value-type="float">
            <text:p>284,671265</text:p>
          </table:table-cell>
          <table:table-cell table:formula="of:=[.D11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7]-[.D11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7]+1/17875" office:value-type="float" office:value="0.0064895104895105" calcext:value-type="float">
            <text:p>0,006489510489511</text:p>
          </table:table-cell>
          <table:table-cell office:value-type="float" office:value="284.508728" calcext:value-type="float">
            <text:p>284,508728</text:p>
          </table:table-cell>
          <table:table-cell table:formula="of:=[.D11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8]-[.D11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8]+1/17875" office:value-type="float" office:value="0.00654545454545456" calcext:value-type="float">
            <text:p>0,006545454545455</text:p>
          </table:table-cell>
          <table:table-cell office:value-type="float" office:value="284.701965" calcext:value-type="float">
            <text:p>284,701965</text:p>
          </table:table-cell>
          <table:table-cell table:formula="of:=[.D119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119]-[.D118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19]+1/17875" office:value-type="float" office:value="0.00660139860139861" calcext:value-type="float">
            <text:p>0,006601398601399</text:p>
          </table:table-cell>
          <table:table-cell office:value-type="float" office:value="284.539398" calcext:value-type="float">
            <text:p>284,539398</text:p>
          </table:table-cell>
          <table:table-cell table:formula="of:=[.D12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0]-[.D119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120]+1/17875" office:value-type="float" office:value="0.00665734265734267" calcext:value-type="float">
            <text:p>0,006657342657343</text:p>
          </table:table-cell>
          <table:table-cell office:value-type="float" office:value="284.217346" calcext:value-type="float">
            <text:p>284,217346</text:p>
          </table:table-cell>
          <table:table-cell table:formula="of:=[.D12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1]-[.D12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1]+1/17875" office:value-type="float" office:value="0.00671328671328673" calcext:value-type="float">
            <text:p>0,006713286713287</text:p>
          </table:table-cell>
          <table:table-cell office:value-type="float" office:value="283.088684" calcext:value-type="float">
            <text:p>283,088684</text:p>
          </table:table-cell>
          <table:table-cell table:formula="of:=[.D12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2]-[.D12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2]+1/17875" office:value-type="float" office:value="0.00676923076923078" calcext:value-type="float">
            <text:p>0,006769230769231</text:p>
          </table:table-cell>
          <table:table-cell office:value-type="float" office:value="281.450928" calcext:value-type="float">
            <text:p>281,450928</text:p>
          </table:table-cell>
          <table:table-cell table:formula="of:=[.D12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3]-[.D12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3]+1/17875" office:value-type="float" office:value="0.00682517482517484" calcext:value-type="float">
            <text:p>0,006825174825175</text:p>
          </table:table-cell>
          <table:table-cell office:value-type="float" office:value="278.874634" calcext:value-type="float">
            <text:p>278,874634</text:p>
          </table:table-cell>
          <table:table-cell table:formula="of:=[.D12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4]-[.D12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4]+1/17875" office:value-type="float" office:value="0.0068811188811189" calcext:value-type="float">
            <text:p>0,006881118881119</text:p>
          </table:table-cell>
          <table:table-cell office:value-type="float" office:value="276.644897" calcext:value-type="float">
            <text:p>276,644897</text:p>
          </table:table-cell>
          <table:table-cell table:formula="of:=[.D12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5]-[.D12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5]+1/17875" office:value-type="float" office:value="0.00693706293706295" calcext:value-type="float">
            <text:p>0,006937062937063</text:p>
          </table:table-cell>
          <table:table-cell office:value-type="float" office:value="273.7435" calcext:value-type="float">
            <text:p>273,7435</text:p>
          </table:table-cell>
          <table:table-cell table:formula="of:=[.D12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6]-[.D12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6]+1/17875" office:value-type="float" office:value="0.00699300699300701" calcext:value-type="float">
            <text:p>0,006993006993007</text:p>
          </table:table-cell>
          <table:table-cell office:value-type="float" office:value="270.360596" calcext:value-type="float">
            <text:p>270,360596</text:p>
          </table:table-cell>
          <table:table-cell table:formula="of:=[.D12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7]-[.D12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7]+1/17875" office:value-type="float" office:value="0.00704895104895106" calcext:value-type="float">
            <text:p>0,007048951048951</text:p>
          </table:table-cell>
          <table:table-cell office:value-type="float" office:value="267.443848" calcext:value-type="float">
            <text:p>267,443848</text:p>
          </table:table-cell>
          <table:table-cell table:formula="of:=[.D12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8]-[.D12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8]+1/17875" office:value-type="float" office:value="0.00710489510489512" calcext:value-type="float">
            <text:p>0,007104895104895</text:p>
          </table:table-cell>
          <table:table-cell office:value-type="float" office:value="264.545532" calcext:value-type="float">
            <text:p>264,545532</text:p>
          </table:table-cell>
          <table:table-cell table:formula="of:=[.D12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9]-[.D12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9]+1/17875" office:value-type="float" office:value="0.00716083916083918" calcext:value-type="float">
            <text:p>0,007160839160839</text:p>
          </table:table-cell>
          <table:table-cell office:value-type="float" office:value="261.659454" calcext:value-type="float">
            <text:p>261,659454</text:p>
          </table:table-cell>
          <table:table-cell table:formula="of:=[.D13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0]-[.D12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0]+1/17875" office:value-type="float" office:value="0.00721678321678323" calcext:value-type="float">
            <text:p>0,007216783216783</text:p>
          </table:table-cell>
          <table:table-cell office:value-type="float" office:value="259.405212" calcext:value-type="float">
            <text:p>259,405212</text:p>
          </table:table-cell>
          <table:table-cell table:formula="of:=[.D13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1]-[.D13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1]+1/17875" office:value-type="float" office:value="0.00727272727272729" calcext:value-type="float">
            <text:p>0,007272727272727</text:p>
          </table:table-cell>
          <table:table-cell office:value-type="float" office:value="256.666351" calcext:value-type="float">
            <text:p>256,666351</text:p>
          </table:table-cell>
          <table:table-cell table:formula="of:=[.D13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2]-[.D13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2]+1/17875" office:value-type="float" office:value="0.00732867132867135" calcext:value-type="float">
            <text:p>0,007328671328671</text:p>
          </table:table-cell>
          <table:table-cell office:value-type="float" office:value="253.12088" calcext:value-type="float">
            <text:p>253,12088</text:p>
          </table:table-cell>
          <table:table-cell table:formula="of:=[.D13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3]-[.D13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3]+1/17875" office:value-type="float" office:value="0.0073846153846154" calcext:value-type="float">
            <text:p>0,007384615384615</text:p>
          </table:table-cell>
          <table:table-cell office:value-type="float" office:value="249.087753" calcext:value-type="float">
            <text:p>249,087753</text:p>
          </table:table-cell>
          <table:table-cell table:formula="of:=[.D134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134]-[.D133])*17875" office:value-type="float" office:value="28.3660888225" calcext:value-type="float">
            <text:p>28,3660888225</text:p>
          </table:table-cell>
          <table:table-cell table:number-columns-repeated="4"/>
        </table:table-row>
        <table:table-row table:style-name="ro1">
          <table:table-cell table:formula="of:=[.A134]+1/17875" office:value-type="float" office:value="0.00744055944055946" calcext:value-type="float">
            <text:p>0,007440559440559</text:p>
          </table:table-cell>
          <table:table-cell office:value-type="float" office:value="244.904343" calcext:value-type="float">
            <text:p>244,904343</text:p>
          </table:table-cell>
          <table:table-cell table:formula="of:=[.D13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5]-[.D134])*17875" office:value-type="float" office:value="-28.3660888225" calcext:value-type="float">
            <text:p>-28,3660888225</text:p>
          </table:table-cell>
          <table:table-cell table:number-columns-repeated="4"/>
        </table:table-row>
        <table:table-row table:style-name="ro1">
          <table:table-cell table:formula="of:=[.A135]+1/17875" office:value-type="float" office:value="0.00749650349650351" calcext:value-type="float">
            <text:p>0,007496503496504</text:p>
          </table:table-cell>
          <table:table-cell office:value-type="float" office:value="241.19632" calcext:value-type="float">
            <text:p>241,19632</text:p>
          </table:table-cell>
          <table:table-cell table:formula="of:=[.D13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6]-[.D13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6]+1/17875" office:value-type="float" office:value="0.00755244755244757" calcext:value-type="float">
            <text:p>0,007552447552448</text:p>
          </table:table-cell>
          <table:table-cell office:value-type="float" office:value="238.135437" calcext:value-type="float">
            <text:p>238,135437</text:p>
          </table:table-cell>
          <table:table-cell table:formula="of:=[.D13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7]-[.D13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7]+1/17875" office:value-type="float" office:value="0.00760839160839163" calcext:value-type="float">
            <text:p>0,007608391608392</text:p>
          </table:table-cell>
          <table:table-cell office:value-type="float" office:value="234.755585" calcext:value-type="float">
            <text:p>234,755585</text:p>
          </table:table-cell>
          <table:table-cell table:formula="of:=[.D13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8]-[.D13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8]+1/17875" office:value-type="float" office:value="0.00766433566433568" calcext:value-type="float">
            <text:p>0,007664335664336</text:p>
          </table:table-cell>
          <table:table-cell office:value-type="float" office:value="230.88501" calcext:value-type="float">
            <text:p>230,88501</text:p>
          </table:table-cell>
          <table:table-cell table:formula="of:=[.D13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9]-[.D13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9]+1/17875" office:value-type="float" office:value="0.00772027972027974" calcext:value-type="float">
            <text:p>0,00772027972028</text:p>
          </table:table-cell>
          <table:table-cell office:value-type="float" office:value="226.53598" calcext:value-type="float">
            <text:p>226,53598</text:p>
          </table:table-cell>
          <table:table-cell table:formula="of:=[.D14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0]-[.D13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0]+1/17875" office:value-type="float" office:value="0.0077762237762238" calcext:value-type="float">
            <text:p>0,007776223776224</text:p>
          </table:table-cell>
          <table:table-cell office:value-type="float" office:value="221.861847" calcext:value-type="float">
            <text:p>221,861847</text:p>
          </table:table-cell>
          <table:table-cell table:formula="of:=[.D14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1]-[.D14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1]+1/17875" office:value-type="float" office:value="0.00783216783216785" calcext:value-type="float">
            <text:p>0,007832167832168</text:p>
          </table:table-cell>
          <table:table-cell office:value-type="float" office:value="216.546707" calcext:value-type="float">
            <text:p>216,546707</text:p>
          </table:table-cell>
          <table:table-cell table:formula="of:=[.D14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2]-[.D14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2]+1/17875" office:value-type="float" office:value="0.00788811188811191" calcext:value-type="float">
            <text:p>0,007888111888112</text:p>
          </table:table-cell>
          <table:table-cell office:value-type="float" office:value="211.713089" calcext:value-type="float">
            <text:p>211,713089</text:p>
          </table:table-cell>
          <table:table-cell table:formula="of:=[.D14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3]-[.D14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3]+1/17875" office:value-type="float" office:value="0.00794405594405596" calcext:value-type="float">
            <text:p>0,007944055944056</text:p>
          </table:table-cell>
          <table:table-cell office:value-type="float" office:value="207.523544" calcext:value-type="float">
            <text:p>207,523544</text:p>
          </table:table-cell>
          <table:table-cell table:formula="of:=[.D14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4]-[.D14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4]+1/17875" office:value-type="float" office:value="0.00800000000000002" calcext:value-type="float">
            <text:p>0,008</text:p>
          </table:table-cell>
          <table:table-cell office:value-type="float" office:value="201.26683" calcext:value-type="float">
            <text:p>201,26683</text:p>
          </table:table-cell>
          <table:table-cell table:formula="of:=[.D14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5]-[.D14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5]+1/17875" office:value-type="float" office:value="0.00805594405594407" calcext:value-type="float">
            <text:p>0,008055944055944</text:p>
          </table:table-cell>
          <table:table-cell office:value-type="float" office:value="196.273727" calcext:value-type="float">
            <text:p>196,273727</text:p>
          </table:table-cell>
          <table:table-cell table:formula="of:=[.D14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6]-[.D14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6]+1/17875" office:value-type="float" office:value="0.00811188811188813" calcext:value-type="float">
            <text:p>0,008111888111888</text:p>
          </table:table-cell>
          <table:table-cell office:value-type="float" office:value="191.412506" calcext:value-type="float">
            <text:p>191,412506</text:p>
          </table:table-cell>
          <table:table-cell table:formula="of:=[.D14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47]-[.D146])*17875" office:value-type="float" office:value="0" calcext:value-type="float">
            <text:p>0</text:p>
          </table:table-cell>
          <table:table-cell table:formula="of:=[.F146]+[.B147]*[.D147]" office:value-type="float" office:value="0" calcext:value-type="float">
            <text:p>0</text:p>
          </table:table-cell>
          <table:table-cell table:formula="of:=[.G146]+[.D147]^2" office:value-type="float" office:value="0" calcext:value-type="float">
            <text:p>0</text:p>
          </table:table-cell>
          <table:table-cell/>
          <table:table-cell table:formula="of:=([.B147]-[.D147]*[.$H$2])/[.E147]" office:value-type="string" office:string-value="" calcext:value-type="error">
            <text:p>#ДЕЛ/0!</text:p>
          </table:table-cell>
        </table:table-row>
        <table:table-row table:style-name="ro1">
          <table:table-cell table:formula="of:=[.A147]+1/17875" office:value-type="float" office:value="0.00816783216783218" calcext:value-type="float">
            <text:p>0,008167832167832</text:p>
          </table:table-cell>
          <table:table-cell office:value-type="float" office:value="185.287674" calcext:value-type="float">
            <text:p>185,287674</text:p>
          </table:table-cell>
          <table:table-cell table:formula="of:=[.D148]*100" office:value-type="float" office:value="18.4356689" calcext:value-type="float">
            <text:p>18,4356689</text:p>
          </table:table-cell>
          <table:table-cell office:value-type="float" office:value="0.184356689" calcext:value-type="float">
            <text:p>0,184356689</text:p>
          </table:table-cell>
          <table:table-cell table:formula="of:=([.D148]-[.D147])*17875" office:value-type="float" office:value="3295.375815875" calcext:value-type="float">
            <text:p>3295,375815875</text:p>
          </table:table-cell>
          <table:table-cell table:formula="of:=[.F147]+[.B148]*[.D148]" office:value-type="float" office:value="34.1590220911514" calcext:value-type="float">
            <text:p>34,1590220911514</text:p>
          </table:table-cell>
          <table:table-cell table:formula="of:=[.G147]+[.D148]^2" office:value-type="float" office:value="0.0339873887790427" calcext:value-type="float">
            <text:p>0,033987388779043</text:p>
          </table:table-cell>
          <table:table-cell/>
          <table:table-cell table:formula="of:=([.B148]-[.D148]*[.$H$2])/[.E148]" office:value-type="float" office:value="0.0484285245352392" calcext:value-type="float">
            <text:p>0,048428524535239</text:p>
          </table:table-cell>
        </table:table-row>
        <table:table-row table:style-name="ro1">
          <table:table-cell table:formula="of:=[.A148]+1/17875" office:value-type="float" office:value="0.00822377622377624" calcext:value-type="float">
            <text:p>0,008223776223776</text:p>
          </table:table-cell>
          <table:table-cell office:value-type="float" office:value="179.809982" calcext:value-type="float">
            <text:p>179,809982</text:p>
          </table:table-cell>
          <table:table-cell table:formula="of:=[.D149]*100" office:value-type="float" office:value="22.2839355" calcext:value-type="float">
            <text:p>22,2839355</text:p>
          </table:table-cell>
          <table:table-cell office:value-type="float" office:value="0.222839355" calcext:value-type="float">
            <text:p>0,222839355</text:p>
          </table:table-cell>
          <table:table-cell table:formula="of:=([.D149]-[.D148])*17875" office:value-type="float" office:value="687.87765475" calcext:value-type="float">
            <text:p>687,87765475</text:p>
          </table:table-cell>
          <table:table-cell table:formula="of:=[.F148]+[.B149]*[.D149]" office:value-type="float" office:value="74.227762502593" calcext:value-type="float">
            <text:p>74,227762502593</text:p>
          </table:table-cell>
          <table:table-cell table:formula="of:=[.G148]+[.D149]^2" office:value-type="float" office:value="0.0836447669158588" calcext:value-type="float">
            <text:p>0,083644766915859</text:p>
          </table:table-cell>
          <table:table-cell/>
          <table:table-cell table:formula="of:=([.B149]-[.D149]*[.$H$2])/[.E149]" office:value-type="float" office:value="0.216242518331515" calcext:value-type="float">
            <text:p>0,216242518331515</text:p>
          </table:table-cell>
        </table:table-row>
        <table:table-row table:style-name="ro1">
          <table:table-cell table:formula="of:=[.A149]+1/17875" office:value-type="float" office:value="0.00827972027972029" calcext:value-type="float">
            <text:p>0,00827972027972</text:p>
          </table:table-cell>
          <table:table-cell office:value-type="float" office:value="175.138916" calcext:value-type="float">
            <text:p>175,138916</text:p>
          </table:table-cell>
          <table:table-cell table:formula="of:=[.D150]*100" office:value-type="float" office:value="26.9332886" calcext:value-type="float">
            <text:p>26,9332886</text:p>
          </table:table-cell>
          <table:table-cell office:value-type="float" office:value="0.269332886" calcext:value-type="float">
            <text:p>0,269332886</text:p>
          </table:table-cell>
          <table:table-cell table:formula="of:=([.D150]-[.D149])*17875" office:value-type="float" office:value="831.071866625" calcext:value-type="float">
            <text:p>831,071866625</text:p>
          </table:table-cell>
          <table:table-cell table:formula="of:=[.F149]+[.B150]*[.D150]" office:value-type="float" office:value="121.398432199785" calcext:value-type="float">
            <text:p>121,398432199785</text:p>
          </table:table-cell>
          <table:table-cell table:formula="of:=[.G149]+[.D150]^2" office:value-type="float" office:value="0.156184970396948" calcext:value-type="float">
            <text:p>0,156184970396948</text:p>
          </table:table-cell>
          <table:table-cell/>
          <table:table-cell table:formula="of:=([.B150]-[.D150]*[.$H$2])/[.E150]" office:value-type="float" office:value="0.165565218785848" calcext:value-type="float">
            <text:p>0,165565218785848</text:p>
          </table:table-cell>
        </table:table-row>
        <table:table-row table:style-name="ro1">
          <table:table-cell table:formula="of:=[.A150]+1/17875" office:value-type="float" office:value="0.00833566433566435" calcext:value-type="float">
            <text:p>0,008335664335664</text:p>
          </table:table-cell>
          <table:table-cell office:value-type="float" office:value="169.385193" calcext:value-type="float">
            <text:p>169,385193</text:p>
          </table:table-cell>
          <table:table-cell table:formula="of:=[.D151]*100" office:value-type="float" office:value="31.0806274" calcext:value-type="float">
            <text:p>31,0806274</text:p>
          </table:table-cell>
          <table:table-cell office:value-type="float" office:value="0.310806274" calcext:value-type="float">
            <text:p>0,310806274</text:p>
          </table:table-cell>
          <table:table-cell table:formula="of:=([.D151]-[.D150])*17875" office:value-type="float" office:value="741.3368105" calcext:value-type="float">
            <text:p>741,3368105</text:p>
          </table:table-cell>
          <table:table-cell table:formula="of:=[.F150]+[.B151]*[.D151]" office:value-type="float" office:value="174.044412906885" calcext:value-type="float">
            <text:p>174,044412906885</text:p>
          </table:table-cell>
          <table:table-cell table:formula="of:=[.G150]+[.D151]^2" office:value-type="float" office:value="0.252785510354711" calcext:value-type="float">
            <text:p>0,252785510354711</text:p>
          </table:table-cell>
          <table:table-cell/>
          <table:table-cell table:formula="of:=([.B151]-[.D151]*[.$H$2])/[.E151]" office:value-type="float" office:value="0.170046723173712" calcext:value-type="float">
            <text:p>0,170046723173712</text:p>
          </table:table-cell>
        </table:table-row>
        <table:table-row table:style-name="ro1">
          <table:table-cell table:formula="of:=[.A151]+1/17875" office:value-type="float" office:value="0.00839160839160841" calcext:value-type="float">
            <text:p>0,008391608391608</text:p>
          </table:table-cell>
          <table:table-cell office:value-type="float" office:value="164.07312" calcext:value-type="float">
            <text:p>164,07312</text:p>
          </table:table-cell>
          <table:table-cell table:formula="of:=[.D152]*100" office:value-type="float" office:value="35.2462769" calcext:value-type="float">
            <text:p>35,2462769</text:p>
          </table:table-cell>
          <table:table-cell office:value-type="float" office:value="0.352462769" calcext:value-type="float">
            <text:p>0,352462769</text:p>
          </table:table-cell>
          <table:table-cell table:formula="of:=([.D152]-[.D151])*17875" office:value-type="float" office:value="744.609848125" calcext:value-type="float">
            <text:p>744,609848125</text:p>
          </table:table-cell>
          <table:table-cell table:formula="of:=[.F151]+[.B152]*[.D152]" office:value-type="float" office:value="231.874079100555" calcext:value-type="float">
            <text:p>231,874079100555</text:p>
          </table:table-cell>
          <table:table-cell table:formula="of:=[.G151]+[.D152]^2" office:value-type="float" office:value="0.377015513885858" calcext:value-type="float">
            <text:p>0,377015513885858</text:p>
          </table:table-cell>
          <table:table-cell/>
          <table:table-cell table:formula="of:=([.B152]-[.D152]*[.$H$2])/[.E152]" office:value-type="float" office:value="0.154367179484405" calcext:value-type="float">
            <text:p>0,154367179484405</text:p>
          </table:table-cell>
        </table:table-row>
        <table:table-row table:style-name="ro1">
          <table:table-cell table:formula="of:=[.A152]+1/17875" office:value-type="float" office:value="0.00844755244755246" calcext:value-type="float">
            <text:p>0,008447552447552</text:p>
          </table:table-cell>
          <table:table-cell office:value-type="float" office:value="159.724091" calcext:value-type="float">
            <text:p>159,724091</text:p>
          </table:table-cell>
          <table:table-cell table:formula="of:=[.D153]*100" office:value-type="float" office:value="37.1688843" calcext:value-type="float">
            <text:p>37,1688843</text:p>
          </table:table-cell>
          <table:table-cell office:value-type="float" office:value="0.371688843" calcext:value-type="float">
            <text:p>0,371688843</text:p>
          </table:table-cell>
          <table:table-cell table:formula="of:=([.D153]-[.D152])*17875" office:value-type="float" office:value="343.666072750001" calcext:value-type="float">
            <text:p>343,666072750001</text:p>
          </table:table-cell>
          <table:table-cell table:formula="of:=[.F152]+[.B153]*[.D153]" office:value-type="float" office:value="291.241741683571" calcext:value-type="float">
            <text:p>291,241741683571</text:p>
          </table:table-cell>
          <table:table-cell table:formula="of:=[.G152]+[.D153]^2" office:value-type="float" office:value="0.515168109896537" calcext:value-type="float">
            <text:p>0,515168109896537</text:p>
          </table:table-cell>
          <table:table-cell/>
          <table:table-cell table:formula="of:=([.B153]-[.D153]*[.$H$2])/[.E153]" office:value-type="float" office:value="0.314009378545822" calcext:value-type="float">
            <text:p>0,314009378545822</text:p>
          </table:table-cell>
        </table:table-row>
        <table:table-row table:style-name="ro1">
          <table:table-cell table:formula="of:=[.A153]+1/17875" office:value-type="float" office:value="0.00850349650349652" calcext:value-type="float">
            <text:p>0,008503496503497</text:p>
          </table:table-cell>
          <table:table-cell office:value-type="float" office:value="154.191193" calcext:value-type="float">
            <text:p>154,191193</text:p>
          </table:table-cell>
          <table:table-cell table:formula="of:=[.D154]*100" office:value-type="float" office:value="40.7211304" calcext:value-type="float">
            <text:p>40,7211304</text:p>
          </table:table-cell>
          <table:table-cell office:value-type="float" office:value="0.407211304" calcext:value-type="float">
            <text:p>0,407211304</text:p>
          </table:table-cell>
          <table:table-cell table:formula="of:=([.D154]-[.D153])*17875" office:value-type="float" office:value="634.963990375" calcext:value-type="float">
            <text:p>634,963990375</text:p>
          </table:table-cell>
          <table:table-cell table:formula="of:=[.F153]+[.B154]*[.D154]" office:value-type="float" office:value="354.030138450417" calcext:value-type="float">
            <text:p>354,030138450417</text:p>
          </table:table-cell>
          <table:table-cell table:formula="of:=[.G153]+[.D154]^2" office:value-type="float" office:value="0.680989156001917" calcext:value-type="float">
            <text:p>0,680989156001917</text:p>
          </table:table-cell>
          <table:table-cell/>
          <table:table-cell table:formula="of:=([.B154]-[.D154]*[.$H$2])/[.E154]" office:value-type="float" office:value="0.153441764106289" calcext:value-type="float">
            <text:p>0,153441764106289</text:p>
          </table:table-cell>
        </table:table-row>
        <table:table-row table:style-name="ro1">
          <table:table-cell table:formula="of:=[.A154]+1/17875" office:value-type="float" office:value="0.00855944055944057" calcext:value-type="float">
            <text:p>0,008559440559441</text:p>
          </table:table-cell>
          <table:table-cell office:value-type="float" office:value="148.774841" calcext:value-type="float">
            <text:p>148,774841</text:p>
          </table:table-cell>
          <table:table-cell table:formula="of:=[.D155]*100" office:value-type="float" office:value="42.7764893" calcext:value-type="float">
            <text:p>42,7764893</text:p>
          </table:table-cell>
          <table:table-cell office:value-type="float" office:value="0.427764893" calcext:value-type="float">
            <text:p>0,427764893</text:p>
          </table:table-cell>
          <table:table-cell table:formula="of:=([.D155]-[.D154])*17875" office:value-type="float" office:value="367.395403375" calcext:value-type="float">
            <text:p>367,395403375</text:p>
          </table:table-cell>
          <table:table-cell table:formula="of:=[.F154]+[.B155]*[.D155]" office:value-type="float" office:value="417.670792391874" calcext:value-type="float">
            <text:p>417,670792391874</text:p>
          </table:table-cell>
          <table:table-cell table:formula="of:=[.G154]+[.D155]^2" office:value-type="float" office:value="0.863971959685219" calcext:value-type="float">
            <text:p>0,863971959685219</text:p>
          </table:table-cell>
          <table:table-cell/>
          <table:table-cell table:formula="of:=([.B155]-[.D155]*[.$H$2])/[.E155]" office:value-type="float" office:value="0.242650497271222" calcext:value-type="float">
            <text:p>0,242650497271222</text:p>
          </table:table-cell>
        </table:table-row>
        <table:table-row table:style-name="ro1">
          <table:table-cell table:formula="of:=[.A155]+1/17875" office:value-type="float" office:value="0.00861538461538463" calcext:value-type="float">
            <text:p>0,008615384615385</text:p>
          </table:table-cell>
          <table:table-cell office:value-type="float" office:value="143.300217" calcext:value-type="float">
            <text:p>143,300217</text:p>
          </table:table-cell>
          <table:table-cell table:formula="of:=[.D156]*100" office:value-type="float" office:value="45.6604004" calcext:value-type="float">
            <text:p>45,6604004</text:p>
          </table:table-cell>
          <table:table-cell office:value-type="float" office:value="0.456604004" calcext:value-type="float">
            <text:p>0,456604004</text:p>
          </table:table-cell>
          <table:table-cell table:formula="of:=([.D156]-[.D155])*17875" office:value-type="float" office:value="515.499109125" calcext:value-type="float">
            <text:p>515,499109125</text:p>
          </table:table-cell>
          <table:table-cell table:formula="of:=[.F155]+[.B156]*[.D156]" office:value-type="float" office:value="483.102245248143" calcext:value-type="float">
            <text:p>483,102245248143</text:p>
          </table:table-cell>
          <table:table-cell table:formula="of:=[.G155]+[.D156]^2" office:value-type="float" office:value="1.07245917615405" calcext:value-type="float">
            <text:p>1,07245917615405</text:p>
          </table:table-cell>
          <table:table-cell/>
          <table:table-cell table:formula="of:=([.B156]-[.D156]*[.$H$2])/[.E156]" office:value-type="float" office:value="0.154518537868134" calcext:value-type="float">
            <text:p>0,154518537868134</text:p>
          </table:table-cell>
        </table:table-row>
        <table:table-row table:style-name="ro1">
          <table:table-cell table:formula="of:=[.A156]+1/17875" office:value-type="float" office:value="0.00867132867132868" calcext:value-type="float">
            <text:p>0,008671328671329</text:p>
          </table:table-cell>
          <table:table-cell office:value-type="float" office:value="138.147629" calcext:value-type="float">
            <text:p>138,147629</text:p>
          </table:table-cell>
          <table:table-cell table:formula="of:=[.D157]*100" office:value-type="float" office:value="48.0636597" calcext:value-type="float">
            <text:p>48,0636597</text:p>
          </table:table-cell>
          <table:table-cell office:value-type="float" office:value="0.480636597" calcext:value-type="float">
            <text:p>0,480636597</text:p>
          </table:table-cell>
          <table:table-cell table:formula="of:=([.D157]-[.D156])*17875" office:value-type="float" office:value="429.582599875001" calcext:value-type="float">
            <text:p>429,582599875001</text:p>
          </table:table-cell>
          <table:table-cell table:formula="of:=[.F156]+[.B157]*[.D157]" office:value-type="float" office:value="549.501051534322" calcext:value-type="float">
            <text:p>549,501051534322</text:p>
          </table:table-cell>
          <table:table-cell table:formula="of:=[.G156]+[.D157]^2" office:value-type="float" office:value="1.30347071452979" calcext:value-type="float">
            <text:p>1,30347071452979</text:p>
          </table:table-cell>
          <table:table-cell/>
          <table:table-cell table:formula="of:=([.B157]-[.D157]*[.$H$2])/[.E157]" office:value-type="float" office:value="0.165629791896852" calcext:value-type="float">
            <text:p>0,165629791896852</text:p>
          </table:table-cell>
        </table:table-row>
        <table:table-row table:style-name="ro1">
          <table:table-cell table:formula="of:=[.A157]+1/17875" office:value-type="float" office:value="0.00872727272727274" calcext:value-type="float">
            <text:p>0,008727272727273</text:p>
          </table:table-cell>
          <table:table-cell office:value-type="float" office:value="133.157593" calcext:value-type="float">
            <text:p>133,157593</text:p>
          </table:table-cell>
          <table:table-cell table:formula="of:=[.D158]*100" office:value-type="float" office:value="49.9862671" calcext:value-type="float">
            <text:p>49,9862671</text:p>
          </table:table-cell>
          <table:table-cell office:value-type="float" office:value="0.499862671" calcext:value-type="float">
            <text:p>0,499862671</text:p>
          </table:table-cell>
          <table:table-cell table:formula="of:=([.D158]-[.D157])*17875" office:value-type="float" office:value="343.66607275" calcext:value-type="float">
            <text:p>343,66607275</text:p>
          </table:table-cell>
          <table:table-cell table:formula="of:=[.F157]+[.B158]*[.D158]" office:value-type="float" office:value="616.061561635233" calcext:value-type="float">
            <text:p>616,061561635233</text:p>
          </table:table-cell>
          <table:table-cell table:formula="of:=[.G157]+[.D158]^2" office:value-type="float" office:value="1.55333340438905" calcext:value-type="float">
            <text:p>1,55333340438905</text:p>
          </table:table-cell>
          <table:table-cell/>
          <table:table-cell table:formula="of:=([.B158]-[.D158]*[.$H$2])/[.E158]" office:value-type="float" office:value="0.184719186773286" calcext:value-type="float">
            <text:p>0,184719186773286</text:p>
          </table:table-cell>
        </table:table-row>
        <table:table-row table:style-name="ro1">
          <table:table-cell table:formula="of:=[.A158]+1/17875" office:value-type="float" office:value="0.00878321678321679" calcext:value-type="float">
            <text:p>0,008783216783217</text:p>
          </table:table-cell>
          <table:table-cell office:value-type="float" office:value="128.412918" calcext:value-type="float">
            <text:p>128,412918</text:p>
          </table:table-cell>
          <table:table-cell table:formula="of:=[.D159]*100" office:value-type="float" office:value="51.7822266" calcext:value-type="float">
            <text:p>51,7822266</text:p>
          </table:table-cell>
          <table:table-cell office:value-type="float" office:value="0.517822266" calcext:value-type="float">
            <text:p>0,517822266</text:p>
          </table:table-cell>
          <table:table-cell table:formula="of:=([.D159]-[.D158])*17875" office:value-type="float" office:value="321.027760625" calcext:value-type="float">
            <text:p>321,027760625</text:p>
          </table:table-cell>
          <table:table-cell table:formula="of:=[.F158]+[.B159]*[.D159]" office:value-type="float" office:value="682.556629817665" calcext:value-type="float">
            <text:p>682,556629817665</text:p>
          </table:table-cell>
          <table:table-cell table:formula="of:=[.G158]+[.D159]^2" office:value-type="float" office:value="1.82147330355442" calcext:value-type="float">
            <text:p>1,82147330355442</text:p>
          </table:table-cell>
          <table:table-cell/>
          <table:table-cell table:formula="of:=([.B159]-[.D159]*[.$H$2])/[.E159]" office:value-type="float" office:value="0.175167573619009" calcext:value-type="float">
            <text:p>0,175167573619009</text:p>
          </table:table-cell>
        </table:table-row>
        <table:table-row table:style-name="ro1">
          <table:table-cell table:formula="of:=[.A159]+1/17875" office:value-type="float" office:value="0.00883916083916085" calcext:value-type="float">
            <text:p>0,008839160839161</text:p>
          </table:table-cell>
          <table:table-cell office:value-type="float" office:value="123.5793" calcext:value-type="float">
            <text:p>123,5793</text:p>
          </table:table-cell>
          <table:table-cell table:formula="of:=[.D160]*100" office:value-type="float" office:value="53.8665771" calcext:value-type="float">
            <text:p>53,8665771</text:p>
          </table:table-cell>
          <table:table-cell office:value-type="float" office:value="0.538665771" calcext:value-type="float">
            <text:p>0,538665771</text:p>
          </table:table-cell>
          <table:table-cell table:formula="of:=([.D160]-[.D159])*17875" office:value-type="float" office:value="372.577651875" calcext:value-type="float">
            <text:p>372,577651875</text:p>
          </table:table-cell>
          <table:table-cell table:formula="of:=[.F159]+[.B160]*[.D160]" office:value-type="float" office:value="749.124568731805" calcext:value-type="float">
            <text:p>749,124568731805</text:p>
          </table:table-cell>
          <table:table-cell table:formula="of:=[.G159]+[.D160]^2" office:value-type="float" office:value="2.11163411640144" calcext:value-type="float">
            <text:p>2,11163411640144</text:p>
          </table:table-cell>
          <table:table-cell/>
          <table:table-cell table:formula="of:=([.B160]-[.D160]*[.$H$2])/[.E160]" office:value-type="float" office:value="0.130159870685755" calcext:value-type="float">
            <text:p>0,130159870685755</text:p>
          </table:table-cell>
        </table:table-row>
        <table:table-row table:style-name="ro1">
          <table:table-cell table:formula="of:=[.A160]+1/17875" office:value-type="float" office:value="0.0088951048951049" calcext:value-type="float">
            <text:p>0,008895104895105</text:p>
          </table:table-cell>
          <table:table-cell office:value-type="float" office:value="117.779572" calcext:value-type="float">
            <text:p>117,779572</text:p>
          </table:table-cell>
          <table:table-cell table:formula="of:=[.D161]*100" office:value-type="float" office:value="55.7907104" calcext:value-type="float">
            <text:p>55,7907104</text:p>
          </table:table-cell>
          <table:table-cell office:value-type="float" office:value="0.557907104" calcext:value-type="float">
            <text:p>0,557907104</text:p>
          </table:table-cell>
          <table:table-cell table:formula="of:=([.D161]-[.D160])*17875" office:value-type="float" office:value="343.938827375" calcext:value-type="float">
            <text:p>343,938827375</text:p>
          </table:table-cell>
          <table:table-cell table:formula="of:=[.F160]+[.B161]*[.D161]" office:value-type="float" office:value="814.834628656685" calcext:value-type="float">
            <text:p>814,834628656685</text:p>
          </table:table-cell>
          <table:table-cell table:formula="of:=[.G160]+[.D161]^2" office:value-type="float" office:value="2.42289445309511" calcext:value-type="float">
            <text:p>2,42289445309511</text:p>
          </table:table-cell>
          <table:table-cell/>
          <table:table-cell table:formula="of:=([.B161]-[.D161]*[.$H$2])/[.E161]" office:value-type="float" office:value="0.116337202174664" calcext:value-type="float">
            <text:p>0,116337202174664</text:p>
          </table:table-cell>
        </table:table-row>
        <table:table-row table:style-name="ro1">
          <table:table-cell table:formula="of:=[.A161]+1/17875" office:value-type="float" office:value="0.00895104895104896" calcext:value-type="float">
            <text:p>0,008951048951049</text:p>
          </table:table-cell>
          <table:table-cell office:value-type="float" office:value="112.225204" calcext:value-type="float">
            <text:p>112,225204</text:p>
          </table:table-cell>
          <table:table-cell table:formula="of:=[.D162]*100" office:value-type="float" office:value="57.194519" calcext:value-type="float">
            <text:p>57,194519</text:p>
          </table:table-cell>
          <table:table-cell office:value-type="float" office:value="0.57194519" calcext:value-type="float">
            <text:p>0,57194519</text:p>
          </table:table-cell>
          <table:table-cell table:formula="of:=([.D162]-[.D161])*17875" office:value-type="float" office:value="250.93078725" calcext:value-type="float">
            <text:p>250,93078725</text:p>
          </table:table-cell>
          <table:table-cell table:formula="of:=[.F161]+[.B162]*[.D162]" office:value-type="float" office:value="879.021294281253" calcext:value-type="float">
            <text:p>879,021294281253</text:p>
          </table:table-cell>
          <table:table-cell table:formula="of:=[.G161]+[.D162]^2" office:value-type="float" office:value="2.75001575345925" calcext:value-type="float">
            <text:p>2,75001575345925</text:p>
          </table:table-cell>
          <table:table-cell/>
          <table:table-cell table:formula="of:=([.B162]-[.D162]*[.$H$2])/[.E162]" office:value-type="float" office:value="0.129524734467775" calcext:value-type="float">
            <text:p>0,129524734467775</text:p>
          </table:table-cell>
        </table:table-row>
        <table:table-row table:style-name="ro1">
          <table:table-cell table:formula="of:=[.A162]+1/17875" office:value-type="float" office:value="0.00900699300699302" calcext:value-type="float">
            <text:p>0,009006993006993</text:p>
          </table:table-cell>
          <table:table-cell office:value-type="float" office:value="106.3396" calcext:value-type="float">
            <text:p>106,3396</text:p>
          </table:table-cell>
          <table:table-cell table:formula="of:=[.D163]*100" office:value-type="float" office:value="58.6761475" calcext:value-type="float">
            <text:p>58,6761475</text:p>
          </table:table-cell>
          <table:table-cell office:value-type="float" office:value="0.586761475" calcext:value-type="float">
            <text:p>0,586761475</text:p>
          </table:table-cell>
          <table:table-cell table:formula="of:=([.D163]-[.D162])*17875" office:value-type="float" office:value="264.841094375002" calcext:value-type="float">
            <text:p>264,841094375002</text:p>
          </table:table-cell>
          <table:table-cell table:formula="of:=[.F162]+[.B163]*[.D163]" office:value-type="float" office:value="941.417274828163" calcext:value-type="float">
            <text:p>941,417274828163</text:p>
          </table:table-cell>
          <table:table-cell table:formula="of:=[.G162]+[.D163]^2" office:value-type="float" office:value="3.09430478200342" calcext:value-type="float">
            <text:p>3,09430478200342</text:p>
          </table:table-cell>
          <table:table-cell/>
          <table:table-cell table:formula="of:=([.B163]-[.D163]*[.$H$2])/[.E163]" office:value-type="float" office:value="0.0927004819710914" calcext:value-type="float">
            <text:p>0,092700481971091</text:p>
          </table:table-cell>
        </table:table-row>
        <table:table-row table:style-name="ro1">
          <table:table-cell table:formula="of:=[.A163]+1/17875" office:value-type="float" office:value="0.00906293706293707" calcext:value-type="float">
            <text:p>0,009062937062937</text:p>
          </table:table-cell>
          <table:table-cell office:value-type="float" office:value="99.9878082" calcext:value-type="float">
            <text:p>99,9878082</text:p>
          </table:table-cell>
          <table:table-cell table:formula="of:=[.D164]*100" office:value-type="float" office:value="59.5977783" calcext:value-type="float">
            <text:p>59,5977783</text:p>
          </table:table-cell>
          <table:table-cell office:value-type="float" office:value="0.595977783" calcext:value-type="float">
            <text:p>0,595977783</text:p>
          </table:table-cell>
          <table:table-cell table:formula="of:=([.D164]-[.D163])*17875" office:value-type="float" office:value="164.741505499999" calcext:value-type="float">
            <text:p>164,741505499999</text:p>
          </table:table-cell>
          <table:table-cell table:formula="of:=[.F163]+[.B164]*[.D164]" office:value-type="float" office:value="1001.00778708623" calcext:value-type="float">
            <text:p>1001,00778708623</text:p>
          </table:table-cell>
          <table:table-cell table:formula="of:=[.G163]+[.D164]^2" office:value-type="float" office:value="3.44949429983302" calcext:value-type="float">
            <text:p>3,44949429983302</text:p>
          </table:table-cell>
          <table:table-cell/>
          <table:table-cell table:formula="of:=([.B164]-[.D164]*[.$H$2])/[.E164]" office:value-type="float" office:value="0.102672630934715" calcext:value-type="float">
            <text:p>0,102672630934715</text:p>
          </table:table-cell>
        </table:table-row>
        <table:table-row table:style-name="ro1">
          <table:table-cell table:formula="of:=[.A164]+1/17875" office:value-type="float" office:value="0.00911888111888113" calcext:value-type="float">
            <text:p>0,009118881118881</text:p>
          </table:table-cell>
          <table:table-cell office:value-type="float" office:value="94.6757355" calcext:value-type="float">
            <text:p>94,6757355</text:p>
          </table:table-cell>
          <table:table-cell table:formula="of:=[.D165]*100" office:value-type="float" office:value="60.2386475" calcext:value-type="float">
            <text:p>60,2386475</text:p>
          </table:table-cell>
          <table:table-cell office:value-type="float" office:value="0.602386475" calcext:value-type="float">
            <text:p>0,602386475</text:p>
          </table:table-cell>
          <table:table-cell table:formula="of:=([.D165]-[.D164])*17875" office:value-type="float" office:value="114.555369500001" calcext:value-type="float">
            <text:p>114,555369500001</text:p>
          </table:table-cell>
          <table:table-cell table:formula="of:=[.F164]+[.B165]*[.D165]" office:value-type="float" office:value="1058.03916966211" calcext:value-type="float">
            <text:p>1058,03916966211</text:p>
          </table:table-cell>
          <table:table-cell table:formula="of:=[.G164]+[.D165]^2" office:value-type="float" office:value="3.81236376509594" calcext:value-type="float">
            <text:p>3,81236376509594</text:p>
          </table:table-cell>
          <table:table-cell/>
          <table:table-cell table:formula="of:=([.B165]-[.D165]*[.$H$2])/[.E165]" office:value-type="float" office:value="0.0934837304821267" calcext:value-type="float">
            <text:p>0,093483730482127</text:p>
          </table:table-cell>
        </table:table-row>
        <table:table-row table:style-name="ro1">
          <table:table-cell table:formula="of:=[.A165]+1/17875" office:value-type="float" office:value="0.00917482517482518" calcext:value-type="float">
            <text:p>0,009174825174825</text:p>
          </table:table-cell>
          <table:table-cell office:value-type="float" office:value="87.4283752" calcext:value-type="float">
            <text:p>87,4283752</text:p>
          </table:table-cell>
          <table:table-cell table:formula="of:=[.D166]*100" office:value-type="float" office:value="60.8795166" calcext:value-type="float">
            <text:p>60,8795166</text:p>
          </table:table-cell>
          <table:table-cell office:value-type="float" office:value="0.608795166" calcext:value-type="float">
            <text:p>0,608795166</text:p>
          </table:table-cell>
          <table:table-cell table:formula="of:=([.D166]-[.D165])*17875" office:value-type="float" office:value="114.555351624999" calcext:value-type="float">
            <text:p>114,555351624999</text:p>
          </table:table-cell>
          <table:table-cell table:formula="of:=[.F165]+[.B166]*[.D166]" office:value-type="float" office:value="1111.2651418551" calcext:value-type="float">
            <text:p>1111,2651418551</text:p>
          </table:table-cell>
          <table:table-cell table:formula="of:=[.G165]+[.D166]^2" office:value-type="float" office:value="4.18299531924091" calcext:value-type="float">
            <text:p>4,18299531924091</text:p>
          </table:table-cell>
          <table:table-cell/>
          <table:table-cell table:formula="of:=([.B166]-[.D166]*[.$H$2])/[.E166]" office:value-type="float" office:value="0.0224205616268732" calcext:value-type="float">
            <text:p>0,022420561626873</text:p>
          </table:table-cell>
        </table:table-row>
        <table:table-row table:style-name="ro1">
          <table:table-cell table:formula="of:=[.A166]+1/17875" office:value-type="float" office:value="0.00923076923076924" calcext:value-type="float">
            <text:p>0,009230769230769</text:p>
          </table:table-cell>
          <table:table-cell office:value-type="float" office:value="80.8281555" calcext:value-type="float">
            <text:p>80,8281555</text:p>
          </table:table-cell>
          <table:table-cell table:formula="of:=[.D167]*100" office:value-type="float" office:value="61.0397339" calcext:value-type="float">
            <text:p>61,0397339</text:p>
          </table:table-cell>
          <table:table-cell office:value-type="float" office:value="0.610397339" calcext:value-type="float">
            <text:p>0,610397339</text:p>
          </table:table-cell>
          <table:table-cell table:formula="of:=([.D167]-[.D166])*17875" office:value-type="float" office:value="28.6388423749997" calcext:value-type="float">
            <text:p>28,6388423749997</text:p>
          </table:table-cell>
          <table:table-cell table:formula="of:=[.F166]+[.B167]*[.D167]" office:value-type="float" office:value="1160.60243288858" calcext:value-type="float">
            <text:p>1160,60243288858</text:p>
          </table:table-cell>
          <table:table-cell table:formula="of:=[.G166]+[.D167]^2" office:value-type="float" office:value="4.55558023069919" calcext:value-type="float">
            <text:p>4,55558023069919</text:p>
          </table:table-cell>
          <table:table-cell/>
          <table:table-cell table:formula="of:=([.B167]-[.D167]*[.$H$2])/[.E167]" office:value-type="float" office:value="-0.148579725222104" calcext:value-type="float">
            <text:p>-0,148579725222104</text:p>
          </table:table-cell>
        </table:table-row>
        <table:table-row table:style-name="ro1">
          <table:table-cell table:formula="of:=[.A167]+1/17875" office:value-type="float" office:value="0.00928671328671329" calcext:value-type="float">
            <text:p>0,009286713286713</text:p>
          </table:table-cell>
          <table:table-cell office:value-type="float" office:value="74.4364929" calcext:value-type="float">
            <text:p>74,4364929</text:p>
          </table:table-cell>
          <table:table-cell table:formula="of:=[.D168]*100" office:value-type="float" office:value="61.0809326" calcext:value-type="float">
            <text:p>61,0809326</text:p>
          </table:table-cell>
          <table:table-cell office:value-type="float" office:value="0.610809326" calcext:value-type="float">
            <text:p>0,610809326</text:p>
          </table:table-cell>
          <table:table-cell table:formula="of:=([.D168]-[.D167])*17875" office:value-type="float" office:value="7.36426762500005" calcext:value-type="float">
            <text:p>7,36426762500005</text:p>
          </table:table-cell>
          <table:table-cell table:formula="of:=[.F167]+[.B168]*[.D168]" office:value-type="float" office:value="1206.06893694663" calcext:value-type="float">
            <text:p>1206,06893694663</text:p>
          </table:table-cell>
          <table:table-cell table:formula="of:=[.G167]+[.D168]^2" office:value-type="float" office:value="4.92866826342777" calcext:value-type="float">
            <text:p>4,92866826342777</text:p>
          </table:table-cell>
          <table:table-cell/>
          <table:table-cell table:formula="of:=([.B168]-[.D168]*[.$H$2])/[.E168]" office:value-type="float" office:value="-1.45353772546595" calcext:value-type="float">
            <text:p>-1,45353772546595</text:p>
          </table:table-cell>
        </table:table-row>
        <table:table-row table:style-name="ro1">
          <table:table-cell table:formula="of:=[.A168]+1/17875" office:value-type="float" office:value="0.00934265734265735" calcext:value-type="float">
            <text:p>0,009342657342657</text:p>
          </table:table-cell>
          <table:table-cell office:value-type="float" office:value="68.1061707" calcext:value-type="float">
            <text:p>68,1061707</text:p>
          </table:table-cell>
          <table:table-cell table:formula="of:=[.D169]*100" office:value-type="float" office:value="60.7192993" calcext:value-type="float">
            <text:p>60,7192993</text:p>
          </table:table-cell>
          <table:table-cell office:value-type="float" office:value="0.607192993" calcext:value-type="float">
            <text:p>0,607192993</text:p>
          </table:table-cell>
          <table:table-cell table:formula="of:=([.D169]-[.D168])*17875" office:value-type="float" office:value="-64.6419523749995" calcext:value-type="float">
            <text:p>-64,6419523749995</text:p>
          </table:table-cell>
          <table:table-cell table:formula="of:=[.F168]+[.B169]*[.D169]" office:value-type="float" office:value="1247.42252657573" calcext:value-type="float">
            <text:p>1247,42252657573</text:p>
          </table:table-cell>
          <table:table-cell table:formula="of:=[.G168]+[.D169]^2" office:value-type="float" office:value="5.29735159417607" calcext:value-type="float">
            <text:p>5,29735159417607</text:p>
          </table:table-cell>
          <table:table-cell/>
          <table:table-cell table:formula="of:=([.B169]-[.D169]*[.$H$2])/[.E169]" office:value-type="float" office:value="0.255723746271682" calcext:value-type="float">
            <text:p>0,255723746271682</text:p>
          </table:table-cell>
        </table:table-row>
        <table:table-row table:style-name="ro1">
          <table:table-cell table:formula="of:=[.A169]+1/17875" office:value-type="float" office:value="0.0093986013986014" calcext:value-type="float">
            <text:p>0,009398601398601</text:p>
          </table:table-cell>
          <table:table-cell office:value-type="float" office:value="61.9874725" calcext:value-type="float">
            <text:p>61,9874725</text:p>
          </table:table-cell>
          <table:table-cell table:formula="of:=[.D170]*100" office:value-type="float" office:value="60.2386475" calcext:value-type="float">
            <text:p>60,2386475</text:p>
          </table:table-cell>
          <table:table-cell office:value-type="float" office:value="0.602386475" calcext:value-type="float">
            <text:p>0,602386475</text:p>
          </table:table-cell>
          <table:table-cell table:formula="of:=([.D170]-[.D169])*17875" office:value-type="float" office:value="-85.9165092499997" calcext:value-type="float">
            <text:p>-85,9165092499997</text:p>
          </table:table-cell>
          <table:table-cell table:formula="of:=[.F169]+[.B170]*[.D170]" office:value-type="float" office:value="1284.76294162917" calcext:value-type="float">
            <text:p>1284,76294162917</text:p>
          </table:table-cell>
          <table:table-cell table:formula="of:=[.G169]+[.D170]^2" office:value-type="float" office:value="5.66022105943899" calcext:value-type="float">
            <text:p>5,66022105943899</text:p>
          </table:table-cell>
          <table:table-cell/>
          <table:table-cell table:formula="of:=([.B170]-[.D170]*[.$H$2])/[.E170]" office:value-type="float" office:value="0.255820445968381" calcext:value-type="float">
            <text:p>0,255820445968381</text:p>
          </table:table-cell>
        </table:table-row>
        <table:table-row table:style-name="ro1">
          <table:table-cell table:formula="of:=[.A170]+1/17875" office:value-type="float" office:value="0.00945454545454546" calcext:value-type="float">
            <text:p>0,009454545454545</text:p>
          </table:table-cell>
          <table:table-cell office:value-type="float" office:value="55.8687744" calcext:value-type="float">
            <text:p>55,8687744</text:p>
          </table:table-cell>
          <table:table-cell table:formula="of:=[.D171]*100" office:value-type="float" office:value="59.2773438" calcext:value-type="float">
            <text:p>59,2773438</text:p>
          </table:table-cell>
          <table:table-cell office:value-type="float" office:value="0.592773438" calcext:value-type="float">
            <text:p>0,592773438</text:p>
          </table:table-cell>
          <table:table-cell table:formula="of:=([.D171]-[.D170])*17875" office:value-type="float" office:value="-171.833036375001" calcext:value-type="float">
            <text:p>-171,833036375001</text:p>
          </table:table-cell>
          <table:table-cell table:formula="of:=[.F170]+[.B171]*[.D171]" office:value-type="float" office:value="1317.8804671071" calcext:value-type="float">
            <text:p>1317,8804671071</text:p>
          </table:table-cell>
          <table:table-cell table:formula="of:=[.G170]+[.D171]^2" office:value-type="float" office:value="6.01160140823733" calcext:value-type="float">
            <text:p>6,01160140823733</text:p>
          </table:table-cell>
          <table:table-cell/>
          <table:table-cell table:formula="of:=([.B171]-[.D171]*[.$H$2])/[.E171]" office:value-type="float" office:value="0.155720557623494" calcext:value-type="float">
            <text:p>0,155720557623494</text:p>
          </table:table-cell>
        </table:table-row>
        <table:table-row table:style-name="ro1">
          <table:table-cell table:formula="of:=[.A171]+1/17875" office:value-type="float" office:value="0.00951048951048951" calcext:value-type="float">
            <text:p>0,00951048951049</text:p>
          </table:table-cell>
          <table:table-cell office:value-type="float" office:value="50.0751801" calcext:value-type="float">
            <text:p>50,0751801</text:p>
          </table:table-cell>
          <table:table-cell table:formula="of:=[.D172]*100" office:value-type="float" office:value="58.31604" calcext:value-type="float">
            <text:p>58,31604</text:p>
          </table:table-cell>
          <table:table-cell office:value-type="float" office:value="0.5831604" calcext:value-type="float">
            <text:p>0,5831604</text:p>
          </table:table-cell>
          <table:table-cell table:formula="of:=([.D172]-[.D171])*17875" office:value-type="float" office:value="-171.83305425" calcext:value-type="float">
            <text:p>-171,83305425</text:p>
          </table:table-cell>
          <table:table-cell table:formula="of:=[.F171]+[.B172]*[.D172]" office:value-type="float" office:value="1347.08232916429" calcext:value-type="float">
            <text:p>1347,08232916429</text:p>
          </table:table-cell>
          <table:table-cell table:formula="of:=[.G171]+[.D172]^2" office:value-type="float" office:value="6.35167746036549" calcext:value-type="float">
            <text:p>6,35167746036549</text:p>
          </table:table-cell>
          <table:table-cell/>
          <table:table-cell table:formula="of:=([.B172]-[.D172]*[.$H$2])/[.E172]" office:value-type="float" office:value="0.181638910914808" calcext:value-type="float">
            <text:p>0,181638910914808</text:p>
          </table:table-cell>
        </table:table-row>
        <table:table-row table:style-name="ro1">
          <table:table-cell table:formula="of:=[.A172]+1/17875" office:value-type="float" office:value="0.00956643356643357" calcext:value-type="float">
            <text:p>0,009566433566434</text:p>
          </table:table-cell>
          <table:table-cell office:value-type="float" office:value="43.6344452" calcext:value-type="float">
            <text:p>43,6344452</text:p>
          </table:table-cell>
          <table:table-cell table:formula="of:=[.D173]*100" office:value-type="float" office:value="56.8740845" calcext:value-type="float">
            <text:p>56,8740845</text:p>
          </table:table-cell>
          <table:table-cell office:value-type="float" office:value="0.568740845" calcext:value-type="float">
            <text:p>0,568740845</text:p>
          </table:table-cell>
          <table:table-cell table:formula="of:=([.D173]-[.D172])*17875" office:value-type="float" office:value="-257.749545625001" calcext:value-type="float">
            <text:p>-257,749545625001</text:p>
          </table:table-cell>
          <table:table-cell table:formula="of:=[.F172]+[.B173]*[.D173]" office:value-type="float" office:value="1371.89902039844" calcext:value-type="float">
            <text:p>1371,89902039844</text:p>
          </table:table-cell>
          <table:table-cell table:formula="of:=[.G172]+[.D173]^2" office:value-type="float" office:value="6.67514360913681" calcext:value-type="float">
            <text:p>6,67514360913681</text:p>
          </table:table-cell>
          <table:table-cell/>
          <table:table-cell table:formula="of:=([.B173]-[.D173]*[.$H$2])/[.E173]" office:value-type="float" office:value="0.138282926402493" calcext:value-type="float">
            <text:p>0,138282926402493</text:p>
          </table:table-cell>
        </table:table-row>
        <table:table-row table:style-name="ro1">
          <table:table-cell table:formula="of:=[.A173]+1/17875" office:value-type="float" office:value="0.00962237762237763" calcext:value-type="float">
            <text:p>0,009622377622378</text:p>
          </table:table-cell>
          <table:table-cell office:value-type="float" office:value="37.6997681" calcext:value-type="float">
            <text:p>37,6997681</text:p>
          </table:table-cell>
          <table:table-cell table:formula="of:=[.D174]*100" office:value-type="float" office:value="55.7907104" calcext:value-type="float">
            <text:p>55,7907104</text:p>
          </table:table-cell>
          <table:table-cell office:value-type="float" office:value="0.557907104" calcext:value-type="float">
            <text:p>0,557907104</text:p>
          </table:table-cell>
          <table:table-cell table:formula="of:=([.D174]-[.D173])*17875" office:value-type="float" office:value="-193.653120375" calcext:value-type="float">
            <text:p>-193,653120375</text:p>
          </table:table-cell>
          <table:table-cell table:formula="of:=[.F173]+[.B174]*[.D174]" office:value-type="float" office:value="1392.93198884059" calcext:value-type="float">
            <text:p>1392,93198884059</text:p>
          </table:table-cell>
          <table:table-cell table:formula="of:=[.G173]+[.D174]^2" office:value-type="float" office:value="6.98640394583047" calcext:value-type="float">
            <text:p>6,98640394583047</text:p>
          </table:table-cell>
          <table:table-cell/>
          <table:table-cell table:formula="of:=([.B174]-[.D174]*[.$H$2])/[.E174]" office:value-type="float" office:value="0.206900477133393" calcext:value-type="float">
            <text:p>0,206900477133393</text:p>
          </table:table-cell>
        </table:table-row>
        <table:table-row table:style-name="ro1">
          <table:table-cell table:formula="of:=[.A174]+1/17875" office:value-type="float" office:value="0.00967832167832168" calcext:value-type="float">
            <text:p>0,009678321678322</text:p>
          </table:table-cell>
          <table:table-cell office:value-type="float" office:value="32.3846283" calcext:value-type="float">
            <text:p>32,3846283</text:p>
          </table:table-cell>
          <table:table-cell table:formula="of:=[.D175]*100" office:value-type="float" office:value="54.1870117" calcext:value-type="float">
            <text:p>54,1870117</text:p>
          </table:table-cell>
          <table:table-cell office:value-type="float" office:value="0.541870117" calcext:value-type="float">
            <text:p>0,541870117</text:p>
          </table:table-cell>
          <table:table-cell table:formula="of:=([.D175]-[.D174])*17875" office:value-type="float" office:value="-286.661142625" calcext:value-type="float">
            <text:p>-286,661142625</text:p>
          </table:table-cell>
          <table:table-cell table:formula="of:=[.F174]+[.B175]*[.D175]" office:value-type="float" office:value="1410.48025116651" calcext:value-type="float">
            <text:p>1410,48025116651</text:p>
          </table:table-cell>
          <table:table-cell table:formula="of:=[.G174]+[.D175]^2" office:value-type="float" office:value="7.28002716952807" calcext:value-type="float">
            <text:p>7,28002716952807</text:p>
          </table:table-cell>
          <table:table-cell/>
          <table:table-cell table:formula="of:=([.B175]-[.D175]*[.$H$2])/[.E175]" office:value-type="float" office:value="0.150514528127368" calcext:value-type="float">
            <text:p>0,150514528127368</text:p>
          </table:table-cell>
        </table:table-row>
        <table:table-row table:style-name="ro1">
          <table:table-cell table:formula="of:=[.A175]+1/17875" office:value-type="float" office:value="0.00973426573426574" calcext:value-type="float">
            <text:p>0,009734265734266</text:p>
          </table:table-cell>
          <table:table-cell office:value-type="float" office:value="25.7598724" calcext:value-type="float">
            <text:p>25,7598724</text:p>
          </table:table-cell>
          <table:table-cell table:formula="of:=[.D176]*100" office:value-type="float" office:value="52.2293091" calcext:value-type="float">
            <text:p>52,2293091</text:p>
          </table:table-cell>
          <table:table-cell office:value-type="float" office:value="0.522293091" calcext:value-type="float">
            <text:p>0,522293091</text:p>
          </table:table-cell>
          <table:table-cell table:formula="of:=([.D176]-[.D175])*17875" office:value-type="float" office:value="-349.93933975" calcext:value-type="float">
            <text:p>-349,93933975</text:p>
          </table:table-cell>
          <table:table-cell table:formula="of:=[.F175]+[.B176]*[.D176]" office:value-type="float" office:value="1423.93445454607" calcext:value-type="float">
            <text:p>1423,93445454607</text:p>
          </table:table-cell>
          <table:table-cell table:formula="of:=[.G175]+[.D176]^2" office:value-type="float" office:value="7.5528172424344" calcext:value-type="float">
            <text:p>7,5528172424344</text:p>
          </table:table-cell>
          <table:table-cell/>
          <table:table-cell table:formula="of:=([.B176]-[.D176]*[.$H$2])/[.E176]" office:value-type="float" office:value="0.134430670746025" calcext:value-type="float">
            <text:p>0,134430670746025</text:p>
          </table:table-cell>
        </table:table-row>
        <table:table-row table:style-name="ro1">
          <table:table-cell table:formula="of:=[.A176]+1/17875" office:value-type="float" office:value="0.00979020979020979" calcext:value-type="float">
            <text:p>0,00979020979021</text:p>
          </table:table-cell>
          <table:table-cell office:value-type="float" office:value="19.9632111" calcext:value-type="float">
            <text:p>19,9632111</text:p>
          </table:table-cell>
          <table:table-cell table:formula="of:=[.D177]*100" office:value-type="float" office:value="49.9862671" calcext:value-type="float">
            <text:p>49,9862671</text:p>
          </table:table-cell>
          <table:table-cell office:value-type="float" office:value="0.499862671" calcext:value-type="float">
            <text:p>0,499862671</text:p>
          </table:table-cell>
          <table:table-cell table:formula="of:=([.D177]-[.D176])*17875" office:value-type="float" office:value="-400.943757499999" calcext:value-type="float">
            <text:p>-400,943757499999</text:p>
          </table:table-cell>
          <table:table-cell table:formula="of:=[.F176]+[.B177]*[.D177]" office:value-type="float" office:value="1433.91331856825" calcext:value-type="float">
            <text:p>1433,91331856825</text:p>
          </table:table-cell>
          <table:table-cell table:formula="of:=[.G176]+[.D177]^2" office:value-type="float" office:value="7.80267993229365" calcext:value-type="float">
            <text:p>7,80267993229365</text:p>
          </table:table-cell>
          <table:table-cell/>
          <table:table-cell table:formula="of:=([.B177]-[.D177]*[.$H$2])/[.E177]" office:value-type="float" office:value="0.123989121890871" calcext:value-type="float">
            <text:p>0,123989121890871</text:p>
          </table:table-cell>
        </table:table-row>
        <table:table-row table:style-name="ro1">
          <table:table-cell table:formula="of:=[.A177]+1/17875" office:value-type="float" office:value="0.00984615384615385" calcext:value-type="float">
            <text:p>0,009846153846154</text:p>
          </table:table-cell>
          <table:table-cell office:value-type="float" office:value="13.5316772" calcext:value-type="float">
            <text:p>13,5316772</text:p>
          </table:table-cell>
          <table:table-cell table:formula="of:=[.D178]*100" office:value-type="float" office:value="48.2559204" calcext:value-type="float">
            <text:p>48,2559204</text:p>
          </table:table-cell>
          <table:table-cell office:value-type="float" office:value="0.482559204" calcext:value-type="float">
            <text:p>0,482559204</text:p>
          </table:table-cell>
          <table:table-cell table:formula="of:=([.D178]-[.D177])*17875" office:value-type="float" office:value="-309.299472625" calcext:value-type="float">
            <text:p>-309,299472625</text:p>
          </table:table-cell>
          <table:table-cell table:formula="of:=[.F177]+[.B178]*[.D178]" office:value-type="float" office:value="1440.44315394667" calcext:value-type="float">
            <text:p>1440,44315394667</text:p>
          </table:table-cell>
          <table:table-cell table:formula="of:=[.G177]+[.D178]^2" office:value-type="float" office:value="8.03554331765877" calcext:value-type="float">
            <text:p>8,03554331765877</text:p>
          </table:table-cell>
          <table:table-cell/>
          <table:table-cell table:formula="of:=([.B178]-[.D178]*[.$H$2])/[.E178]" office:value-type="float" office:value="0.173722467039478" calcext:value-type="float">
            <text:p>0,173722467039478</text:p>
          </table:table-cell>
        </table:table-row>
        <table:table-row table:style-name="ro1">
          <table:table-cell table:formula="of:=[.A178]+1/17875" office:value-type="float" office:value="0.0099020979020979" calcext:value-type="float">
            <text:p>0,009902097902098</text:p>
          </table:table-cell>
          <table:table-cell office:value-type="float" office:value="6.92532349" calcext:value-type="float">
            <text:p>6,92532349</text:p>
          </table:table-cell>
          <table:table-cell table:formula="of:=[.D179]*100" office:value-type="float" office:value="45.5307007" calcext:value-type="float">
            <text:p>45,5307007</text:p>
          </table:table-cell>
          <table:table-cell office:value-type="float" office:value="0.455307007" calcext:value-type="float">
            <text:p>0,455307007</text:p>
          </table:table-cell>
          <table:table-cell table:formula="of:=([.D179]-[.D178])*17875" office:value-type="float" office:value="-487.133021375" calcext:value-type="float">
            <text:p>-487,133021375</text:p>
          </table:table-cell>
          <table:table-cell table:formula="of:=[.F178]+[.B179]*[.D179]" office:value-type="float" office:value="1443.59630225741" calcext:value-type="float">
            <text:p>1443,59630225741</text:p>
          </table:table-cell>
          <table:table-cell table:formula="of:=[.G178]+[.D179]^2" office:value-type="float" office:value="8.24284778828207" calcext:value-type="float">
            <text:p>8,24284778828207</text:p>
          </table:table-cell>
          <table:table-cell/>
          <table:table-cell table:formula="of:=([.B179]-[.D179]*[.$H$2])/[.E179]" office:value-type="float" office:value="0.116066729120616" calcext:value-type="float">
            <text:p>0,116066729120616</text:p>
          </table:table-cell>
        </table:table-row>
        <table:table-row table:style-name="ro1">
          <table:table-cell table:formula="of:=[.A179]+1/17875" office:value-type="float" office:value="0.00995804195804196" calcext:value-type="float">
            <text:p>0,009958041958042</text:p>
          </table:table-cell>
          <table:table-cell office:value-type="float" office:value="1.28507996" calcext:value-type="float">
            <text:p>1,28507996</text:p>
          </table:table-cell>
          <table:table-cell table:formula="of:=[.D180]*100" office:value-type="float" office:value="43.5775757" calcext:value-type="float">
            <text:p>43,5775757</text:p>
          </table:table-cell>
          <table:table-cell office:value-type="float" office:value="0.435775757" calcext:value-type="float">
            <text:p>0,435775757</text:p>
          </table:table-cell>
          <table:table-cell table:formula="of:=([.D180]-[.D179])*17875" office:value-type="float" office:value="-349.12109375" calcext:value-type="float">
            <text:p>-349,12109375</text:p>
          </table:table-cell>
          <table:table-cell table:formula="of:=[.F179]+[.B180]*[.D180]" office:value-type="float" office:value="1444.15630894978" calcext:value-type="float">
            <text:p>1444,15630894978</text:p>
          </table:table-cell>
          <table:table-cell table:formula="of:=[.G179]+[.D180]^2" office:value-type="float" office:value="8.43274829867099" calcext:value-type="float">
            <text:p>8,43274829867099</text:p>
          </table:table-cell>
          <table:table-cell/>
          <table:table-cell table:formula="of:=([.B180]-[.D180]*[.$H$2])/[.E180]" office:value-type="float" office:value="0.170306863144874" calcext:value-type="float">
            <text:p>0,170306863144874</text:p>
          </table:table-cell>
        </table:table-row>
        <table:table-row table:style-name="ro1">
          <table:table-cell table:formula="of:=[.A180]+1/17875" office:value-type="float" office:value="0.010013986013986" calcext:value-type="float">
            <text:p>0,010013986013986</text:p>
          </table:table-cell>
          <table:table-cell office:value-type="float" office:value="0" calcext:value-type="float">
            <text:p>0</text:p>
          </table:table-cell>
          <table:table-cell table:formula="of:=[.D181]*100" office:value-type="float" office:value="40.7211304" calcext:value-type="float">
            <text:p>40,7211304</text:p>
          </table:table-cell>
          <table:table-cell office:value-type="float" office:value="0.407211304" calcext:value-type="float">
            <text:p>0,407211304</text:p>
          </table:table-cell>
          <table:table-cell table:formula="of:=([.D181]-[.D180])*17875" office:value-type="float" office:value="-510.589597375" calcext:value-type="float">
            <text:p>-510,589597375</text:p>
          </table:table-cell>
          <table:table-cell table:formula="of:=[.F180]+[.B181]*[.D181]" office:value-type="float" office:value="1444.15630894978" calcext:value-type="float">
            <text:p>1444,15630894978</text:p>
          </table:table-cell>
          <table:table-cell table:formula="of:=[.G180]+[.D181]^2" office:value-type="float" office:value="8.59856934477637" calcext:value-type="float">
            <text:p>8,59856934477637</text:p>
          </table:table-cell>
          <table:table-cell/>
          <table:table-cell table:formula="of:=([.B181]-[.D181]*[.$H$2])/[.E181]" office:value-type="float" office:value="0.111167948710094" calcext:value-type="float">
            <text:p>0,111167948710094</text:p>
          </table:table-cell>
        </table:table-row>
        <table:table-row table:style-name="ro1">
          <table:table-cell table:formula="of:=[.A181]+1/17875" office:value-type="float" office:value="0.0100699300699301" calcext:value-type="float">
            <text:p>0,01006993006993</text:p>
          </table:table-cell>
          <table:table-cell office:value-type="float" office:value="-0.318969727" calcext:value-type="float">
            <text:p>-0,318969727</text:p>
          </table:table-cell>
          <table:table-cell table:formula="of:=[.D182]*100" office:value-type="float" office:value="37.9943848" calcext:value-type="float">
            <text:p>37,9943848</text:p>
          </table:table-cell>
          <table:table-cell office:value-type="float" office:value="0.379943848" calcext:value-type="float">
            <text:p>0,379943848</text:p>
          </table:table-cell>
          <table:table-cell table:formula="of:=([.D182]-[.D181])*17875" office:value-type="float" office:value="-487.405776" calcext:value-type="float">
            <text:p>-487,405776</text:p>
          </table:table-cell>
          <table:table-cell table:formula="of:=[.F181]+[.B182]*[.D182]" office:value-type="float" office:value="1444.03511836431" calcext:value-type="float">
            <text:p>1444,03511836431</text:p>
          </table:table-cell>
          <table:table-cell table:formula="of:=[.G181]+[.D182]^2" office:value-type="float" office:value="8.74292667240942" calcext:value-type="float">
            <text:p>8,74292667240942</text:p>
          </table:table-cell>
          <table:table-cell/>
          <table:table-cell table:formula="of:=([.B182]-[.D182]*[.$H$2])/[.E182]" office:value-type="float" office:value="0.109312114997489" calcext:value-type="float">
            <text:p>0,109312114997489</text:p>
          </table:table-cell>
        </table:table-row>
        <table:table-row table:style-name="ro1">
          <table:table-cell table:formula="of:=[.A182]+1/17875" office:value-type="float" office:value="0.0101258741258741" calcext:value-type="float">
            <text:p>0,010125874125874</text:p>
          </table:table-cell>
          <table:table-cell office:value-type="float" office:value="-6.12176514" calcext:value-type="float">
            <text:p>-6,12176514</text:p>
          </table:table-cell>
          <table:table-cell table:formula="of:=[.D183]*100" office:value-type="float" office:value="35.7513428" calcext:value-type="float">
            <text:p>35,7513428</text:p>
          </table:table-cell>
          <table:table-cell office:value-type="float" office:value="0.357513428" calcext:value-type="float">
            <text:p>0,357513428</text:p>
          </table:table-cell>
          <table:table-cell table:formula="of:=([.D183]-[.D182])*17875" office:value-type="float" office:value="-400.9437575" calcext:value-type="float">
            <text:p>-400,9437575</text:p>
          </table:table-cell>
          <table:table-cell table:formula="of:=[.F182]+[.B183]*[.D183]" office:value-type="float" office:value="1441.8465051237" calcext:value-type="float">
            <text:p>1441,8465051237</text:p>
          </table:table-cell>
          <table:table-cell table:formula="of:=[.G182]+[.D183]^2" office:value-type="float" office:value="8.87074252360973" calcext:value-type="float">
            <text:p>8,87074252360973</text:p>
          </table:table-cell>
          <table:table-cell/>
          <table:table-cell table:formula="of:=([.B183]-[.D183]*[.$H$2])/[.E183]" office:value-type="float" office:value="0.13955966032615" calcext:value-type="float">
            <text:p>0,13955966032615</text:p>
          </table:table-cell>
        </table:table-row>
        <table:table-row table:style-name="ro1">
          <table:table-cell table:formula="of:=[.A183]+1/17875" office:value-type="float" office:value="0.0101818181818182" calcext:value-type="float">
            <text:p>0,010181818181818</text:p>
          </table:table-cell>
          <table:table-cell office:value-type="float" office:value="-13.2096405" calcext:value-type="float">
            <text:p>-13,2096405</text:p>
          </table:table-cell>
          <table:table-cell table:formula="of:=[.D184]*100" office:value-type="float" office:value="32.522583" calcext:value-type="float">
            <text:p>32,522583</text:p>
          </table:table-cell>
          <table:table-cell office:value-type="float" office:value="0.32522583" calcext:value-type="float">
            <text:p>0,32522583</text:p>
          </table:table-cell>
          <table:table-cell table:formula="of:=([.D184]-[.D183])*17875" office:value-type="float" office:value="-577.140814250001" calcext:value-type="float">
            <text:p>-577,140814250001</text:p>
          </table:table-cell>
          <table:table-cell table:formula="of:=[.F183]+[.B184]*[.D184]" office:value-type="float" office:value="1437.55038882809" calcext:value-type="float">
            <text:p>1437,55038882809</text:p>
          </table:table-cell>
          <table:table-cell table:formula="of:=[.G183]+[.D184]^2" office:value-type="float" office:value="8.97651436410892" calcext:value-type="float">
            <text:p>8,97651436410892</text:p>
          </table:table-cell>
          <table:table-cell/>
          <table:table-cell table:formula="of:=([.B184]-[.D184]*[.$H$2])/[.E184]" office:value-type="float" office:value="0.101436043138083" calcext:value-type="float">
            <text:p>0,101436043138083</text:p>
          </table:table-cell>
        </table:table-row>
        <table:table-row table:style-name="ro1">
          <table:table-cell table:formula="of:=[.A184]+1/17875" office:value-type="float" office:value="0.0102377622377622" calcext:value-type="float">
            <text:p>0,010237762237762</text:p>
          </table:table-cell>
          <table:table-cell office:value-type="float" office:value="-19.4816895" calcext:value-type="float">
            <text:p>-19,4816895</text:p>
          </table:table-cell>
          <table:table-cell table:formula="of:=[.D185]*100" office:value-type="float" office:value="29.9789429" calcext:value-type="float">
            <text:p>29,9789429</text:p>
          </table:table-cell>
          <table:table-cell office:value-type="float" office:value="0.299789429" calcext:value-type="float">
            <text:p>0,299789429</text:p>
          </table:table-cell>
          <table:table-cell table:formula="of:=([.D185]-[.D184])*17875" office:value-type="float" office:value="-454.675667875" calcext:value-type="float">
            <text:p>-454,675667875</text:p>
          </table:table-cell>
          <table:table-cell table:formula="of:=[.F184]+[.B185]*[.D185]" office:value-type="float" office:value="1431.70998425693" calcext:value-type="float">
            <text:p>1431,70998425693</text:p>
          </table:table-cell>
          <table:table-cell table:formula="of:=[.G184]+[.D185]^2" office:value-type="float" office:value="9.06638806584906" calcext:value-type="float">
            <text:p>9,06638806584906</text:p>
          </table:table-cell>
          <table:table-cell/>
          <table:table-cell table:formula="of:=([.B185]-[.D185]*[.$H$2])/[.E185]" office:value-type="float" office:value="0.134753964239416" calcext:value-type="float">
            <text:p>0,134753964239416</text:p>
          </table:table-cell>
        </table:table-row>
        <table:table-row table:style-name="ro1">
          <table:table-cell table:formula="of:=[.A185]+1/17875" office:value-type="float" office:value="0.0102937062937063" calcext:value-type="float">
            <text:p>0,010293706293706</text:p>
          </table:table-cell>
          <table:table-cell office:value-type="float" office:value="-25.7782745" calcext:value-type="float">
            <text:p>-25,7782745</text:p>
          </table:table-cell>
          <table:table-cell table:formula="of:=[.D186]*100" office:value-type="float" office:value="27.0751953" calcext:value-type="float">
            <text:p>27,0751953</text:p>
          </table:table-cell>
          <table:table-cell office:value-type="float" office:value="0.270751953" calcext:value-type="float">
            <text:p>0,270751953</text:p>
          </table:table-cell>
          <table:table-cell table:formula="of:=([.D186]-[.D185])*17875" office:value-type="float" office:value="-519.0448835" calcext:value-type="float">
            <text:p>-519,0448835</text:p>
          </table:table-cell>
          <table:table-cell table:formula="of:=[.F185]+[.B186]*[.D186]" office:value-type="float" office:value="1424.73046609108" calcext:value-type="float">
            <text:p>1424,73046609108</text:p>
          </table:table-cell>
          <table:table-cell table:formula="of:=[.G185]+[.D186]^2" office:value-type="float" office:value="9.13969468590238" calcext:value-type="float">
            <text:p>9,13969468590238</text:p>
          </table:table-cell>
          <table:table-cell/>
          <table:table-cell table:formula="of:=([.B186]-[.D186]*[.$H$2])/[.E186]" office:value-type="float" office:value="0.122375541873843" calcext:value-type="float">
            <text:p>0,122375541873843</text:p>
          </table:table-cell>
        </table:table-row>
        <table:table-row table:style-name="ro1">
          <table:table-cell table:formula="of:=[.A186]+1/17875" office:value-type="float" office:value="0.0103496503496503" calcext:value-type="float">
            <text:p>0,01034965034965</text:p>
          </table:table-cell>
          <table:table-cell office:value-type="float" office:value="-32.706665" calcext:value-type="float">
            <text:p>-32,706665</text:p>
          </table:table-cell>
          <table:table-cell table:formula="of:=[.D187]*100" office:value-type="float" office:value="24.2080688" calcext:value-type="float">
            <text:p>24,2080688</text:p>
          </table:table-cell>
          <table:table-cell office:value-type="float" office:value="0.242080688" calcext:value-type="float">
            <text:p>0,242080688</text:p>
          </table:table-cell>
          <table:table-cell table:formula="of:=([.D187]-[.D186])*17875" office:value-type="float" office:value="-512.498861875" calcext:value-type="float">
            <text:p>-512,498861875</text:p>
          </table:table-cell>
          <table:table-cell table:formula="of:=[.F186]+[.B187]*[.D187]" office:value-type="float" office:value="1416.81281412569" calcext:value-type="float">
            <text:p>1416,81281412569</text:p>
          </table:table-cell>
          <table:table-cell table:formula="of:=[.G186]+[.D187]^2" office:value-type="float" office:value="9.19829774540493" calcext:value-type="float">
            <text:p>9,19829774540493</text:p>
          </table:table-cell>
          <table:table-cell/>
          <table:table-cell table:formula="of:=([.B187]-[.D187]*[.$H$2])/[.E187]" office:value-type="float" office:value="0.129659411305193" calcext:value-type="float">
            <text:p>0,129659411305193</text:p>
          </table:table-cell>
        </table:table-row>
        <table:table-row table:style-name="ro1">
          <table:table-cell table:formula="of:=[.A187]+1/17875" office:value-type="float" office:value="0.0104055944055944" calcext:value-type="float">
            <text:p>0,010405594405594</text:p>
          </table:table-cell>
          <table:table-cell office:value-type="float" office:value="-38.1843567" calcext:value-type="float">
            <text:p>-38,1843567</text:p>
          </table:table-cell>
          <table:table-cell table:formula="of:=[.D188]*100" office:value-type="float" office:value="21.8032837" calcext:value-type="float">
            <text:p>21,8032837</text:p>
          </table:table-cell>
          <table:table-cell office:value-type="float" office:value="0.218032837" calcext:value-type="float">
            <text:p>0,218032837</text:p>
          </table:table-cell>
          <table:table-cell table:formula="of:=([.D188]-[.D187])*17875" office:value-type="float" office:value="-429.855336625" calcext:value-type="float">
            <text:p>-429,855336625</text:p>
          </table:table-cell>
          <table:table-cell table:formula="of:=[.F187]+[.B188]*[.D188]" office:value-type="float" office:value="1408.48737050537" calcext:value-type="float">
            <text:p>1408,48737050537</text:p>
          </table:table-cell>
          <table:table-cell table:formula="of:=[.G187]+[.D188]^2" office:value-type="float" office:value="9.2458360634152" calcext:value-type="float">
            <text:p>9,2458360634152</text:p>
          </table:table-cell>
          <table:table-cell/>
          <table:table-cell table:formula="of:=([.B188]-[.D188]*[.$H$2])/[.E188]" office:value-type="float" office:value="0.159532651510244" calcext:value-type="float">
            <text:p>0,159532651510244</text:p>
          </table:table-cell>
        </table:table-row>
        <table:table-row table:style-name="ro1">
          <table:table-cell table:formula="of:=[.A188]+1/17875" office:value-type="float" office:value="0.0104615384615385" calcext:value-type="float">
            <text:p>0,010461538461539</text:p>
          </table:table-cell>
          <table:table-cell office:value-type="float" office:value="-43.9840851" calcext:value-type="float">
            <text:p>-43,9840851</text:p>
          </table:table-cell>
          <table:table-cell table:formula="of:=[.D189]*100" office:value-type="float" office:value="18.9041138" calcext:value-type="float">
            <text:p>18,9041138</text:p>
          </table:table-cell>
          <table:table-cell office:value-type="float" office:value="0.189041138" calcext:value-type="float">
            <text:p>0,189041138</text:p>
          </table:table-cell>
          <table:table-cell table:formula="of:=([.D189]-[.D188])*17875" office:value-type="float" office:value="-518.226619625" calcext:value-type="float">
            <text:p>-518,226619625</text:p>
          </table:table-cell>
          <table:table-cell table:formula="of:=[.F188]+[.B189]*[.D189]" office:value-type="float" office:value="1400.17256900418" calcext:value-type="float">
            <text:p>1400,17256900418</text:p>
          </table:table-cell>
          <table:table-cell table:formula="of:=[.G188]+[.D189]^2" office:value-type="float" office:value="9.28157261527153" calcext:value-type="float">
            <text:p>9,28157261527153</text:p>
          </table:table-cell>
          <table:table-cell/>
          <table:table-cell table:formula="of:=([.B189]-[.D189]*[.$H$2])/[.E189]" office:value-type="float" office:value="0.135721580863541" calcext:value-type="float">
            <text:p>0,135721580863541</text:p>
          </table:table-cell>
        </table:table-row>
        <table:table-row table:style-name="ro1">
          <table:table-cell table:formula="of:=[.A189]+1/17875" office:value-type="float" office:value="0.0105174825174825" calcext:value-type="float">
            <text:p>0,010517482517483</text:p>
          </table:table-cell>
          <table:table-cell office:value-type="float" office:value="-49.6243286" calcext:value-type="float">
            <text:p>-49,6243286</text:p>
          </table:table-cell>
          <table:table-cell table:formula="of:=[.D190]*100" office:value-type="float" office:value="16.0202026" calcext:value-type="float">
            <text:p>16,0202026</text:p>
          </table:table-cell>
          <table:table-cell office:value-type="float" office:value="0.160202026" calcext:value-type="float">
            <text:p>0,160202026</text:p>
          </table:table-cell>
          <table:table-cell table:formula="of:=([.D190]-[.D189])*17875" office:value-type="float" office:value="-515.499127000001" calcext:value-type="float">
            <text:p>-515,499127000001</text:p>
          </table:table-cell>
          <table:table-cell table:formula="of:=[.F189]+[.B190]*[.D190]" office:value-type="float" office:value="1392.22265102357" calcext:value-type="float">
            <text:p>1392,22265102357</text:p>
          </table:table-cell>
          <table:table-cell table:formula="of:=[.G189]+[.D190]^2" office:value-type="float" office:value="9.30723730440604" calcext:value-type="float">
            <text:p>9,30723730440604</text:p>
          </table:table-cell>
          <table:table-cell/>
          <table:table-cell table:formula="of:=([.B190]-[.D190]*[.$H$2])/[.E190]" office:value-type="float" office:value="0.139582961334286" calcext:value-type="float">
            <text:p>0,139582961334286</text:p>
          </table:table-cell>
        </table:table-row>
        <table:table-row table:style-name="ro1">
          <table:table-cell table:formula="of:=[.A190]+1/17875" office:value-type="float" office:value="0.0105734265734266" calcext:value-type="float">
            <text:p>0,010573426573427</text:p>
          </table:table-cell>
          <table:table-cell office:value-type="float" office:value="-55.2247009" calcext:value-type="float">
            <text:p>-55,2247009</text:p>
          </table:table-cell>
          <table:table-cell table:formula="of:=[.D191]*100" office:value-type="float" office:value="13.2965088" calcext:value-type="float">
            <text:p>13,2965088</text:p>
          </table:table-cell>
          <table:table-cell office:value-type="float" office:value="0.132965088" calcext:value-type="float">
            <text:p>0,132965088</text:p>
          </table:table-cell>
          <table:table-cell table:formula="of:=([.D191]-[.D190])*17875" office:value-type="float" office:value="-486.86026675" calcext:value-type="float">
            <text:p>-486,86026675</text:p>
          </table:table-cell>
          <table:table-cell table:formula="of:=[.F190]+[.B191]*[.D191]" office:value-type="float" office:value="1384.87969380863" calcext:value-type="float">
            <text:p>1384,87969380863</text:p>
          </table:table-cell>
          <table:table-cell table:formula="of:=[.G190]+[.D191]^2" office:value-type="float" office:value="9.32491701903289" calcext:value-type="float">
            <text:p>9,32491701903289</text:p>
          </table:table-cell>
          <table:table-cell/>
          <table:table-cell table:formula="of:=([.B191]-[.D191]*[.$H$2])/[.E191]" office:value-type="float" office:value="0.151498724153521" calcext:value-type="float">
            <text:p>0,151498724153521</text:p>
          </table:table-cell>
        </table:table-row>
        <table:table-row table:style-name="ro1">
          <table:table-cell table:formula="of:=[.A191]+1/17875" office:value-type="float" office:value="0.0106293706293706" calcext:value-type="float">
            <text:p>0,010629370629371</text:p>
          </table:table-cell>
          <table:table-cell office:value-type="float" office:value="-60.0981903" calcext:value-type="float">
            <text:p>-60,0981903</text:p>
          </table:table-cell>
          <table:table-cell table:formula="of:=[.D192]*100" office:value-type="float" office:value="10.5804443" calcext:value-type="float">
            <text:p>10,5804443</text:p>
          </table:table-cell>
          <table:table-cell office:value-type="float" office:value="0.105804443" calcext:value-type="float">
            <text:p>0,105804443</text:p>
          </table:table-cell>
          <table:table-cell table:formula="of:=([.D192]-[.D191])*17875" office:value-type="float" office:value="-485.496529375" calcext:value-type="float">
            <text:p>-485,496529375</text:p>
          </table:table-cell>
          <table:table-cell table:formula="of:=[.F191]+[.B192]*[.D192]" office:value-type="float" office:value="1378.52103825863" calcext:value-type="float">
            <text:p>1378,52103825863</text:p>
          </table:table-cell>
          <table:table-cell table:formula="of:=[.G191]+[.D192]^2" office:value-type="float" office:value="9.33611159919143" calcext:value-type="float">
            <text:p>9,33611159919143</text:p>
          </table:table-cell>
          <table:table-cell/>
          <table:table-cell table:formula="of:=([.B192]-[.D192]*[.$H$2])/[.E192]" office:value-type="float" office:value="0.154164388107526" calcext:value-type="float">
            <text:p>0,154164388107526</text:p>
          </table:table-cell>
        </table:table-row>
        <table:table-row table:style-name="ro1">
          <table:table-cell table:formula="of:=[.A192]+1/17875" office:value-type="float" office:value="0.0106853146853147" calcext:value-type="float">
            <text:p>0,010685314685315</text:p>
          </table:table-cell>
          <table:table-cell office:value-type="float" office:value="-64.7692566" calcext:value-type="float">
            <text:p>-64,7692566</text:p>
          </table:table-cell>
          <table:table-cell table:formula="of:=[.D193]*100" office:value-type="float" office:value="8.32977295" calcext:value-type="float">
            <text:p>8,32977295</text:p>
          </table:table-cell>
          <table:table-cell office:value-type="float" office:value="0.0832977295" calcext:value-type="float">
            <text:p>0,0832977295</text:p>
          </table:table-cell>
          <table:table-cell table:formula="of:=([.D193]-[.D192])*17875" office:value-type="float" office:value="-402.3075038125" calcext:value-type="float">
            <text:p>-402,3075038125</text:p>
          </table:table-cell>
          <table:table-cell table:formula="of:=[.F192]+[.B193]*[.D193]" office:value-type="float" office:value="1373.12590624245" calcext:value-type="float">
            <text:p>1373,12590624245</text:p>
          </table:table-cell>
          <table:table-cell table:formula="of:=[.G192]+[.D193]^2" office:value-type="float" office:value="9.34305011093128" calcext:value-type="float">
            <text:p>9,34305011093128</text:p>
          </table:table-cell>
          <table:table-cell/>
          <table:table-cell table:formula="of:=([.B193]-[.D193]*[.$H$2])/[.E193]" office:value-type="float" office:value="0.189855096807681" calcext:value-type="float">
            <text:p>0,189855096807681</text:p>
          </table:table-cell>
        </table:table-row>
        <table:table-row table:style-name="ro1">
          <table:table-cell table:formula="of:=[.A193]+1/17875" office:value-type="float" office:value="0.0107412587412587" calcext:value-type="float">
            <text:p>0,010741258741259</text:p>
          </table:table-cell>
          <table:table-cell office:value-type="float" office:value="-68.912796" calcext:value-type="float">
            <text:p>-68,912796</text:p>
          </table:table-cell>
          <table:table-cell table:formula="of:=[.D194]*100" office:value-type="float" office:value="5.45043945" calcext:value-type="float">
            <text:p>5,45043945</text:p>
          </table:table-cell>
          <table:table-cell office:value-type="float" office:value="0.0545043945" calcext:value-type="float">
            <text:p>0,0545043945</text:p>
          </table:table-cell>
          <table:table-cell table:formula="of:=([.D194]-[.D193])*17875" office:value-type="float" office:value="-514.680863125" calcext:value-type="float">
            <text:p>-514,680863125</text:p>
          </table:table-cell>
          <table:table-cell table:formula="of:=[.F193]+[.B194]*[.D194]" office:value-type="float" office:value="1369.36985602316" calcext:value-type="float">
            <text:p>1369,36985602316</text:p>
          </table:table-cell>
          <table:table-cell table:formula="of:=[.G193]+[.D194]^2" office:value-type="float" office:value="9.34602083995109" calcext:value-type="float">
            <text:p>9,34602083995109</text:p>
          </table:table-cell>
          <table:table-cell/>
          <table:table-cell table:formula="of:=([.B194]-[.D194]*[.$H$2])/[.E194]" office:value-type="float" office:value="0.14865554749154" calcext:value-type="float">
            <text:p>0,14865554749154</text:p>
          </table:table-cell>
        </table:table-row>
        <table:table-row table:style-name="ro1">
          <table:table-cell table:formula="of:=[.A194]+1/17875" office:value-type="float" office:value="0.0107972027972028" calcext:value-type="float">
            <text:p>0,010797202797203</text:p>
          </table:table-cell>
          <table:table-cell office:value-type="float" office:value="-72.8263092" calcext:value-type="float">
            <text:p>-72,8263092</text:p>
          </table:table-cell>
          <table:table-cell table:formula="of:=[.D195]*100" office:value-type="float" office:value="3.20587158" calcext:value-type="float">
            <text:p>3,20587158</text:p>
          </table:table-cell>
          <table:table-cell office:value-type="float" office:value="0.0320587158" calcext:value-type="float">
            <text:p>0,0320587158</text:p>
          </table:table-cell>
          <table:table-cell table:formula="of:=([.D195]-[.D194])*17875" office:value-type="float" office:value="-401.2165067625" calcext:value-type="float">
            <text:p>-401,2165067625</text:p>
          </table:table-cell>
          <table:table-cell table:formula="of:=[.F194]+[.B195]*[.D195]" office:value-type="float" office:value="1367.03513807376" calcext:value-type="float">
            <text:p>1367,03513807376</text:p>
          </table:table-cell>
          <table:table-cell table:formula="of:=[.G194]+[.D195]^2" office:value-type="float" office:value="9.34704860120984" calcext:value-type="float">
            <text:p>9,34704860120984</text:p>
          </table:table-cell>
          <table:table-cell/>
          <table:table-cell table:formula="of:=([.B195]-[.D195]*[.$H$2])/[.E195]" office:value-type="float" office:value="0.192651532114856" calcext:value-type="float">
            <text:p>0,192651532114856</text:p>
          </table:table-cell>
        </table:table-row>
        <table:table-row table:style-name="ro1">
          <table:table-cell table:formula="of:=[.A195]+1/17875" office:value-type="float" office:value="0.0108531468531468" calcext:value-type="float">
            <text:p>0,010853146853147</text:p>
          </table:table-cell>
          <table:table-cell office:value-type="float" office:value="-77.6599274" calcext:value-type="float">
            <text:p>-77,6599274</text:p>
          </table:table-cell>
          <table:table-cell table:formula="of:=[.D196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196]-[.D195])*17875" office:value-type="float" office:value="-487.13302584375" calcext:value-type="float">
            <text:p>-487,13302584375</text:p>
          </table:table-cell>
          <table:table-cell table:formula="of:=[.F195]+[.B196]*[.D196]" office:value-type="float" office:value="1366.66186419212" calcext:value-type="float">
            <text:p>1366,66186419212</text:p>
          </table:table-cell>
          <table:table-cell table:formula="of:=[.G195]+[.D196]^2" office:value-type="float" office:value="9.34707170383041" calcext:value-type="float">
            <text:p>9,34707170383041</text:p>
          </table:table-cell>
          <table:table-cell/>
          <table:table-cell table:formula="of:=([.B196]-[.D196]*[.$H$2])/[.E196]" office:value-type="float" office:value="0.160797778094106" calcext:value-type="float">
            <text:p>0,160797778094106</text:p>
          </table:table-cell>
        </table:table-row>
        <table:table-row table:style-name="ro1">
          <table:table-cell table:formula="of:=[.A196]+1/17875" office:value-type="float" office:value="0.0109090909090909" calcext:value-type="float">
            <text:p>0,010909090909091</text:p>
          </table:table-cell>
          <table:table-cell office:value-type="float" office:value="-81.6317139" calcext:value-type="float">
            <text:p>-81,6317139</text:p>
          </table:table-cell>
          <table:table-cell table:formula="of:=[.D19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97]-[.D196])*17875" office:value-type="float" office:value="-85.91651908125" calcext:value-type="float">
            <text:p>-85,91651908125</text:p>
          </table:table-cell>
          <table:table-cell table:formula="of:=[.F196]+[.B197]*[.D197]" office:value-type="float" office:value="1366.66186419212" calcext:value-type="float">
            <text:p>1366,66186419212</text:p>
          </table:table-cell>
          <table:table-cell table:formula="of:=[.G196]+[.D197]^2" office:value-type="float" office:value="9.34707170383041" calcext:value-type="float">
            <text:p>9,34707170383041</text:p>
          </table:table-cell>
          <table:table-cell/>
          <table:table-cell table:formula="of:=([.B197]-[.D197]*[.$H$2])/[.E197]" office:value-type="float" office:value="0.950128273036784" calcext:value-type="float">
            <text:p>0,950128273036784</text:p>
          </table:table-cell>
        </table:table-row>
        <table:table-row table:style-name="ro1">
          <table:table-cell table:formula="of:=[.A197]+1/17875" office:value-type="float" office:value="0.010965034965035" calcext:value-type="float">
            <text:p>0,010965034965035</text:p>
          </table:table-cell>
          <table:table-cell office:value-type="float" office:value="-87.1063385" calcext:value-type="float">
            <text:p>-87,1063385</text:p>
          </table:table-cell>
          <table:table-cell table:formula="of:=[.D19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98]-[.D197])*17875" office:value-type="float" office:value="0" calcext:value-type="float">
            <text:p>0</text:p>
          </table:table-cell>
          <table:table-cell table:formula="of:=[.F197]+[.B198]*[.D198]" office:value-type="float" office:value="1366.66186419212" calcext:value-type="float">
            <text:p>1366,66186419212</text:p>
          </table:table-cell>
          <table:table-cell table:formula="of:=[.G197]+[.D198]^2" office:value-type="float" office:value="9.34707170383041" calcext:value-type="float">
            <text:p>9,34707170383041</text:p>
          </table:table-cell>
          <table:table-cell/>
          <table:table-cell table:formula="of:=([.B198]-[.D198]*[.$H$2])/[.E19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92.1607819" calcext:value-type="float">
            <text:p>-92,1607819</text:p>
          </table:table-cell>
          <table:table-cell table:formula="of:=[.D19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99]-[.D198])*17875" office:value-type="float" office:value="0" calcext:value-type="float">
            <text:p>0</text:p>
          </table:table-cell>
          <table:table-cell table:formula="of:=[.F198]+[.B199]*[.D199]" office:value-type="float" office:value="1366.66186419212" calcext:value-type="float">
            <text:p>1366,66186419212</text:p>
          </table:table-cell>
          <table:table-cell table:formula="of:=[.G198]+[.D199]^2" office:value-type="float" office:value="9.34707170383041" calcext:value-type="float">
            <text:p>9,34707170383041</text:p>
          </table:table-cell>
          <table:table-cell/>
          <table:table-cell table:formula="of:=([.B199]-[.D199]*[.$H$2])/[.E19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97.733551" calcext:value-type="float">
            <text:p>-97,733551</text:p>
          </table:table-cell>
          <table:table-cell table:formula="of:=[.D20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0]-[.D199])*17875" office:value-type="float" office:value="0" calcext:value-type="float">
            <text:p>0</text:p>
          </table:table-cell>
          <table:table-cell table:formula="of:=[.F199]+[.B200]*[.D200]" office:value-type="float" office:value="1366.66186419212" calcext:value-type="float">
            <text:p>1366,66186419212</text:p>
          </table:table-cell>
          <table:table-cell table:formula="of:=[.G199]+[.D200]^2" office:value-type="float" office:value="9.34707170383041" calcext:value-type="float">
            <text:p>9,34707170383041</text:p>
          </table:table-cell>
          <table:table-cell/>
          <table:table-cell table:formula="of:=([.B200]-[.D200]*[.$H$2])/[.E20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04.404312" calcext:value-type="float">
            <text:p>-104,404312</text:p>
          </table:table-cell>
          <table:table-cell table:formula="of:=[.D20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1]-[.D200])*17875" office:value-type="float" office:value="0" calcext:value-type="float">
            <text:p>0</text:p>
          </table:table-cell>
          <table:table-cell table:formula="of:=[.F200]+[.B201]*[.D201]" office:value-type="float" office:value="1366.66186419212" calcext:value-type="float">
            <text:p>1366,66186419212</text:p>
          </table:table-cell>
          <table:table-cell table:formula="of:=[.G200]+[.D201]^2" office:value-type="float" office:value="9.34707170383041" calcext:value-type="float">
            <text:p>9,34707170383041</text:p>
          </table:table-cell>
          <table:table-cell/>
          <table:table-cell table:formula="of:=([.B201]-[.D201]*[.$H$2])/[.E20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09.648911" calcext:value-type="float">
            <text:p>-109,648911</text:p>
          </table:table-cell>
          <table:table-cell table:formula="of:=[.D20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2]-[.D201])*17875" office:value-type="float" office:value="0" calcext:value-type="float">
            <text:p>0</text:p>
          </table:table-cell>
          <table:table-cell table:formula="of:=[.F201]+[.B202]*[.D202]" office:value-type="float" office:value="1366.66186419212" calcext:value-type="float">
            <text:p>1366,66186419212</text:p>
          </table:table-cell>
          <table:table-cell table:formula="of:=[.G201]+[.D202]^2" office:value-type="float" office:value="9.34707170383041" calcext:value-type="float">
            <text:p>9,34707170383041</text:p>
          </table:table-cell>
          <table:table-cell/>
          <table:table-cell table:formula="of:=([.B202]-[.D202]*[.$H$2])/[.E20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15.445572" calcext:value-type="float">
            <text:p>-115,445572</text:p>
          </table:table-cell>
          <table:table-cell table:formula="of:=[.D20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3]-[.D202])*17875" office:value-type="float" office:value="0" calcext:value-type="float">
            <text:p>0</text:p>
          </table:table-cell>
          <table:table-cell table:formula="of:=[.F202]+[.B203]*[.D203]" office:value-type="float" office:value="1366.66186419212" calcext:value-type="float">
            <text:p>1366,66186419212</text:p>
          </table:table-cell>
          <table:table-cell table:formula="of:=[.G202]+[.D203]^2" office:value-type="float" office:value="9.34707170383041" calcext:value-type="float">
            <text:p>9,34707170383041</text:p>
          </table:table-cell>
          <table:table-cell/>
          <table:table-cell table:formula="of:=([.B203]-[.D203]*[.$H$2])/[.E20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20.677902" calcext:value-type="float">
            <text:p>-120,677902</text:p>
          </table:table-cell>
          <table:table-cell table:formula="of:=[.D204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04]-[.D203])*17875" office:value-type="float" office:value="28.63883969375" calcext:value-type="float">
            <text:p>28,63883969375</text:p>
          </table:table-cell>
          <table:table-cell table:formula="of:=[.F203]+[.B204]*[.D204]" office:value-type="float" office:value="1366.46851733394" calcext:value-type="float">
            <text:p>1366,46851733394</text:p>
          </table:table-cell>
          <table:table-cell table:formula="of:=[.G203]+[.D204]^2" office:value-type="float" office:value="9.34707427078825" calcext:value-type="float">
            <text:p>9,34707427078825</text:p>
          </table:table-cell>
          <table:table-cell/>
          <table:table-cell table:formula="of:=([.B204]-[.D204]*[.$H$2])/[.E204]" office:value-type="float" office:value="-4.22158265570478" calcext:value-type="float">
            <text:p>-4,22158265570478</text:p>
          </table:table-cell>
        </table:table-row>
        <table:table-row table:style-name="ro1">
          <table:table-cell/>
          <table:table-cell office:value-type="float" office:value="-126.072784" calcext:value-type="float">
            <text:p>-126,072784</text:p>
          </table:table-cell>
          <table:table-cell table:formula="of:=[.D205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05]-[.D204])*17875" office:value-type="float" office:value="0" calcext:value-type="float">
            <text:p>0</text:p>
          </table:table-cell>
          <table:table-cell table:formula="of:=[.F204]+[.B205]*[.D205]" office:value-type="float" office:value="1366.26652694229" calcext:value-type="float">
            <text:p>1366,26652694229</text:p>
          </table:table-cell>
          <table:table-cell table:formula="of:=[.G204]+[.D205]^2" office:value-type="float" office:value="9.34707683774609" calcext:value-type="float">
            <text:p>9,34707683774609</text:p>
          </table:table-cell>
          <table:table-cell/>
          <table:table-cell table:formula="of:=([.B205]-[.D205]*[.$H$2])/[.E20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31.311249" calcext:value-type="float">
            <text:p>-131,311249</text:p>
          </table:table-cell>
          <table:table-cell table:formula="of:=[.D20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6]-[.D205])*17875" office:value-type="float" office:value="-28.63883969375" calcext:value-type="float">
            <text:p>-28,63883969375</text:p>
          </table:table-cell>
          <table:table-cell table:formula="of:=[.F205]+[.B206]*[.D206]" office:value-type="float" office:value="1366.26652694229" calcext:value-type="float">
            <text:p>1366,26652694229</text:p>
          </table:table-cell>
          <table:table-cell table:formula="of:=[.G205]+[.D206]^2" office:value-type="float" office:value="9.34707683774609" calcext:value-type="float">
            <text:p>9,34707683774609</text:p>
          </table:table-cell>
          <table:table-cell/>
          <table:table-cell table:formula="of:=([.B206]-[.D206]*[.$H$2])/[.E206]" office:value-type="float" office:value="4.58507573645369" calcext:value-type="float">
            <text:p>4,58507573645369</text:p>
          </table:table-cell>
        </table:table-row>
        <table:table-row table:style-name="ro1">
          <table:table-cell/>
          <table:table-cell office:value-type="float" office:value="-136.469971" calcext:value-type="float">
            <text:p>-136,469971</text:p>
          </table:table-cell>
          <table:table-cell table:formula="of:=[.D2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7]-[.D206])*17875" office:value-type="float" office:value="0" calcext:value-type="float">
            <text:p>0</text:p>
          </table:table-cell>
          <table:table-cell table:formula="of:=[.F206]+[.B207]*[.D207]" office:value-type="float" office:value="1366.26652694229" calcext:value-type="float">
            <text:p>1366,26652694229</text:p>
          </table:table-cell>
          <table:table-cell table:formula="of:=[.G206]+[.D207]^2" office:value-type="float" office:value="9.34707683774609" calcext:value-type="float">
            <text:p>9,34707683774609</text:p>
          </table:table-cell>
          <table:table-cell/>
          <table:table-cell table:formula="of:=([.B207]-[.D207]*[.$H$2])/[.E20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40.978485" calcext:value-type="float">
            <text:p>-140,978485</text:p>
          </table:table-cell>
          <table:table-cell table:formula="of:=[.D20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8]-[.D207])*17875" office:value-type="float" office:value="0" calcext:value-type="float">
            <text:p>0</text:p>
          </table:table-cell>
          <table:table-cell table:formula="of:=[.F207]+[.B208]*[.D208]" office:value-type="float" office:value="1366.26652694229" calcext:value-type="float">
            <text:p>1366,26652694229</text:p>
          </table:table-cell>
          <table:table-cell table:formula="of:=[.G207]+[.D208]^2" office:value-type="float" office:value="9.34707683774609" calcext:value-type="float">
            <text:p>9,34707683774609</text:p>
          </table:table-cell>
          <table:table-cell/>
          <table:table-cell table:formula="of:=([.B208]-[.D208]*[.$H$2])/[.E20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45.490067" calcext:value-type="float">
            <text:p>-145,490067</text:p>
          </table:table-cell>
          <table:table-cell table:formula="of:=[.D20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9]-[.D208])*17875" office:value-type="float" office:value="0" calcext:value-type="float">
            <text:p>0</text:p>
          </table:table-cell>
          <table:table-cell table:formula="of:=[.F208]+[.B209]*[.D209]" office:value-type="float" office:value="1366.26652694229" calcext:value-type="float">
            <text:p>1366,26652694229</text:p>
          </table:table-cell>
          <table:table-cell table:formula="of:=[.G208]+[.D209]^2" office:value-type="float" office:value="9.34707683774609" calcext:value-type="float">
            <text:p>9,34707683774609</text:p>
          </table:table-cell>
          <table:table-cell/>
          <table:table-cell table:formula="of:=([.B209]-[.D209]*[.$H$2])/[.E20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50.001648" calcext:value-type="float">
            <text:p>-150,001648</text:p>
          </table:table-cell>
          <table:table-cell table:formula="of:=[.D21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0]-[.D209])*17875" office:value-type="float" office:value="0" calcext:value-type="float">
            <text:p>0</text:p>
          </table:table-cell>
          <table:table-cell table:formula="of:=[.F209]+[.B210]*[.D210]" office:value-type="float" office:value="1366.26652694229" calcext:value-type="float">
            <text:p>1366,26652694229</text:p>
          </table:table-cell>
          <table:table-cell table:formula="of:=[.G209]+[.D210]^2" office:value-type="float" office:value="9.34707683774609" calcext:value-type="float">
            <text:p>9,34707683774609</text:p>
          </table:table-cell>
          <table:table-cell/>
          <table:table-cell table:formula="of:=([.B210]-[.D210]*[.$H$2])/[.E21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54.835266" calcext:value-type="float">
            <text:p>-154,835266</text:p>
          </table:table-cell>
          <table:table-cell table:formula="of:=[.D21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1]-[.D210])*17875" office:value-type="float" office:value="0" calcext:value-type="float">
            <text:p>0</text:p>
          </table:table-cell>
          <table:table-cell table:formula="of:=[.F210]+[.B211]*[.D211]" office:value-type="float" office:value="1366.26652694229" calcext:value-type="float">
            <text:p>1366,26652694229</text:p>
          </table:table-cell>
          <table:table-cell table:formula="of:=[.G210]+[.D211]^2" office:value-type="float" office:value="9.34707683774609" calcext:value-type="float">
            <text:p>9,34707683774609</text:p>
          </table:table-cell>
          <table:table-cell/>
          <table:table-cell table:formula="of:=([.B211]-[.D211]*[.$H$2])/[.E21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58.702774" calcext:value-type="float">
            <text:p>-158,702774</text:p>
          </table:table-cell>
          <table:table-cell table:formula="of:=[.D21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2]-[.D211])*17875" office:value-type="float" office:value="0" calcext:value-type="float">
            <text:p>0</text:p>
          </table:table-cell>
          <table:table-cell table:formula="of:=[.F211]+[.B212]*[.D212]" office:value-type="float" office:value="1366.26652694229" calcext:value-type="float">
            <text:p>1366,26652694229</text:p>
          </table:table-cell>
          <table:table-cell table:formula="of:=[.G211]+[.D212]^2" office:value-type="float" office:value="9.34707683774609" calcext:value-type="float">
            <text:p>9,34707683774609</text:p>
          </table:table-cell>
          <table:table-cell/>
          <table:table-cell table:formula="of:=([.B212]-[.D212]*[.$H$2])/[.E21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63.536392" calcext:value-type="float">
            <text:p>-163,536392</text:p>
          </table:table-cell>
          <table:table-cell table:formula="of:=[.D21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3]-[.D212])*17875" office:value-type="float" office:value="0" calcext:value-type="float">
            <text:p>0</text:p>
          </table:table-cell>
          <table:table-cell table:formula="of:=[.F212]+[.B213]*[.D213]" office:value-type="float" office:value="1366.26652694229" calcext:value-type="float">
            <text:p>1366,26652694229</text:p>
          </table:table-cell>
          <table:table-cell table:formula="of:=[.G212]+[.D213]^2" office:value-type="float" office:value="9.34707683774609" calcext:value-type="float">
            <text:p>9,34707683774609</text:p>
          </table:table-cell>
          <table:table-cell/>
          <table:table-cell table:formula="of:=([.B213]-[.D213]*[.$H$2])/[.E21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68.047974" calcext:value-type="float">
            <text:p>-168,047974</text:p>
          </table:table-cell>
          <table:table-cell table:formula="of:=[.D21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4]-[.D213])*17875" office:value-type="float" office:value="0" calcext:value-type="float">
            <text:p>0</text:p>
          </table:table-cell>
          <table:table-cell table:formula="of:=[.F213]+[.B214]*[.D214]" office:value-type="float" office:value="1366.26652694229" calcext:value-type="float">
            <text:p>1366,26652694229</text:p>
          </table:table-cell>
          <table:table-cell table:formula="of:=[.G213]+[.D214]^2" office:value-type="float" office:value="9.34707683774609" calcext:value-type="float">
            <text:p>9,34707683774609</text:p>
          </table:table-cell>
          <table:table-cell/>
          <table:table-cell table:formula="of:=([.B214]-[.D214]*[.$H$2])/[.E21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72.40007" calcext:value-type="float">
            <text:p>-172,40007</text:p>
          </table:table-cell>
          <table:table-cell table:formula="of:=[.D215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15]-[.D214])*17875" office:value-type="float" office:value="28.63883969375" calcext:value-type="float">
            <text:p>28,63883969375</text:p>
          </table:table-cell>
          <table:table-cell table:formula="of:=[.F214]+[.B215]*[.D215]" office:value-type="float" office:value="1365.9903122308" calcext:value-type="float">
            <text:p>1365,9903122308</text:p>
          </table:table-cell>
          <table:table-cell table:formula="of:=[.G214]+[.D215]^2" office:value-type="float" office:value="9.34707940470393" calcext:value-type="float">
            <text:p>9,34707940470393</text:p>
          </table:table-cell>
          <table:table-cell/>
          <table:table-cell table:formula="of:=([.B215]-[.D215]*[.$H$2])/[.E215]" office:value-type="float" office:value="-6.02759744377203" calcext:value-type="float">
            <text:p>-6,02759744377203</text:p>
          </table:table-cell>
        </table:table-row>
        <table:table-row table:style-name="ro1">
          <table:table-cell/>
          <table:table-cell office:value-type="float" office:value="-177.233688" calcext:value-type="float">
            <text:p>-177,233688</text:p>
          </table:table-cell>
          <table:table-cell table:formula="of:=[.D21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6]-[.D215])*17875" office:value-type="float" office:value="-28.63883969375" calcext:value-type="float">
            <text:p>-28,63883969375</text:p>
          </table:table-cell>
          <table:table-cell table:formula="of:=[.F215]+[.B216]*[.D216]" office:value-type="float" office:value="1365.9903122308" calcext:value-type="float">
            <text:p>1365,9903122308</text:p>
          </table:table-cell>
          <table:table-cell table:formula="of:=[.G215]+[.D216]^2" office:value-type="float" office:value="9.34707940470393" calcext:value-type="float">
            <text:p>9,34707940470393</text:p>
          </table:table-cell>
          <table:table-cell/>
          <table:table-cell table:formula="of:=([.B216]-[.D216]*[.$H$2])/[.E216]" office:value-type="float" office:value="6.18857781583514" calcext:value-type="float">
            <text:p>6,18857781583514</text:p>
          </table:table-cell>
        </table:table-row>
        <table:table-row table:style-name="ro1">
          <table:table-cell/>
          <table:table-cell office:value-type="float" office:value="-181.582718" calcext:value-type="float">
            <text:p>-181,582718</text:p>
          </table:table-cell>
          <table:table-cell table:formula="of:=[.D21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7]-[.D216])*17875" office:value-type="float" office:value="0" calcext:value-type="float">
            <text:p>0</text:p>
          </table:table-cell>
          <table:table-cell table:formula="of:=[.F216]+[.B217]*[.D217]" office:value-type="float" office:value="1365.9903122308" calcext:value-type="float">
            <text:p>1365,9903122308</text:p>
          </table:table-cell>
          <table:table-cell table:formula="of:=[.G216]+[.D217]^2" office:value-type="float" office:value="9.34707940470393" calcext:value-type="float">
            <text:p>9,34707940470393</text:p>
          </table:table-cell>
          <table:table-cell/>
          <table:table-cell table:formula="of:=([.B217]-[.D217]*[.$H$2])/[.E21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5.809067" calcext:value-type="float">
            <text:p>-185,809067</text:p>
          </table:table-cell>
          <table:table-cell table:formula="of:=[.D21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8]-[.D217])*17875" office:value-type="float" office:value="0" calcext:value-type="float">
            <text:p>0</text:p>
          </table:table-cell>
          <table:table-cell table:formula="of:=[.F217]+[.B218]*[.D218]" office:value-type="float" office:value="1365.9903122308" calcext:value-type="float">
            <text:p>1365,9903122308</text:p>
          </table:table-cell>
          <table:table-cell table:formula="of:=[.G217]+[.D218]^2" office:value-type="float" office:value="9.34707940470393" calcext:value-type="float">
            <text:p>9,34707940470393</text:p>
          </table:table-cell>
          <table:table-cell/>
          <table:table-cell table:formula="of:=([.B218]-[.D218]*[.$H$2])/[.E21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9.832993" calcext:value-type="float">
            <text:p>-189,832993</text:p>
          </table:table-cell>
          <table:table-cell table:formula="of:=[.D21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9]-[.D218])*17875" office:value-type="float" office:value="0" calcext:value-type="float">
            <text:p>0</text:p>
          </table:table-cell>
          <table:table-cell table:formula="of:=[.F218]+[.B219]*[.D219]" office:value-type="float" office:value="1365.9903122308" calcext:value-type="float">
            <text:p>1365,9903122308</text:p>
          </table:table-cell>
          <table:table-cell table:formula="of:=[.G218]+[.D219]^2" office:value-type="float" office:value="9.34707940470393" calcext:value-type="float">
            <text:p>9,34707940470393</text:p>
          </table:table-cell>
          <table:table-cell/>
          <table:table-cell table:formula="of:=([.B219]-[.D219]*[.$H$2])/[.E21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93.504211" calcext:value-type="float">
            <text:p>-193,504211</text:p>
          </table:table-cell>
          <table:table-cell table:formula="of:=[.D22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0]-[.D219])*17875" office:value-type="float" office:value="0" calcext:value-type="float">
            <text:p>0</text:p>
          </table:table-cell>
          <table:table-cell table:formula="of:=[.F219]+[.B220]*[.D220]" office:value-type="float" office:value="1365.9903122308" calcext:value-type="float">
            <text:p>1365,9903122308</text:p>
          </table:table-cell>
          <table:table-cell table:formula="of:=[.G219]+[.D220]^2" office:value-type="float" office:value="9.34707940470393" calcext:value-type="float">
            <text:p>9,34707940470393</text:p>
          </table:table-cell>
          <table:table-cell/>
          <table:table-cell table:formula="of:=([.B220]-[.D220]*[.$H$2])/[.E22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97.239838" calcext:value-type="float">
            <text:p>-197,239838</text:p>
          </table:table-cell>
          <table:table-cell table:formula="of:=[.D22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1]-[.D220])*17875" office:value-type="float" office:value="0" calcext:value-type="float">
            <text:p>0</text:p>
          </table:table-cell>
          <table:table-cell table:formula="of:=[.F220]+[.B221]*[.D221]" office:value-type="float" office:value="1365.9903122308" calcext:value-type="float">
            <text:p>1365,9903122308</text:p>
          </table:table-cell>
          <table:table-cell table:formula="of:=[.G220]+[.D221]^2" office:value-type="float" office:value="9.34707940470393" calcext:value-type="float">
            <text:p>9,34707940470393</text:p>
          </table:table-cell>
          <table:table-cell/>
          <table:table-cell table:formula="of:=([.B221]-[.D221]*[.$H$2])/[.E22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1.104279" calcext:value-type="float">
            <text:p>-201,104279</text:p>
          </table:table-cell>
          <table:table-cell table:formula="of:=[.D22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2]-[.D221])*17875" office:value-type="float" office:value="0" calcext:value-type="float">
            <text:p>0</text:p>
          </table:table-cell>
          <table:table-cell table:formula="of:=[.F221]+[.B222]*[.D222]" office:value-type="float" office:value="1365.9903122308" calcext:value-type="float">
            <text:p>1365,9903122308</text:p>
          </table:table-cell>
          <table:table-cell table:formula="of:=[.G221]+[.D222]^2" office:value-type="float" office:value="9.34707940470393" calcext:value-type="float">
            <text:p>9,34707940470393</text:p>
          </table:table-cell>
          <table:table-cell/>
          <table:table-cell table:formula="of:=([.B222]-[.D222]*[.$H$2])/[.E22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3.843124" calcext:value-type="float">
            <text:p>-203,843124</text:p>
          </table:table-cell>
          <table:table-cell table:formula="of:=[.D22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3]-[.D222])*17875" office:value-type="float" office:value="0" calcext:value-type="float">
            <text:p>0</text:p>
          </table:table-cell>
          <table:table-cell table:formula="of:=[.F222]+[.B223]*[.D223]" office:value-type="float" office:value="1365.9903122308" calcext:value-type="float">
            <text:p>1365,9903122308</text:p>
          </table:table-cell>
          <table:table-cell table:formula="of:=[.G222]+[.D223]^2" office:value-type="float" office:value="9.34707940470393" calcext:value-type="float">
            <text:p>9,34707940470393</text:p>
          </table:table-cell>
          <table:table-cell/>
          <table:table-cell table:formula="of:=([.B223]-[.D223]*[.$H$2])/[.E2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7.523544" calcext:value-type="float">
            <text:p>-207,523544</text:p>
          </table:table-cell>
          <table:table-cell table:formula="of:=[.D22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4]-[.D223])*17875" office:value-type="float" office:value="0" calcext:value-type="float">
            <text:p>0</text:p>
          </table:table-cell>
          <table:table-cell table:formula="of:=[.F223]+[.B224]*[.D224]" office:value-type="float" office:value="1365.9903122308" calcext:value-type="float">
            <text:p>1365,9903122308</text:p>
          </table:table-cell>
          <table:table-cell table:formula="of:=[.G223]+[.D224]^2" office:value-type="float" office:value="9.34707940470393" calcext:value-type="float">
            <text:p>9,34707940470393</text:p>
          </table:table-cell>
          <table:table-cell/>
          <table:table-cell table:formula="of:=([.B224]-[.D224]*[.$H$2])/[.E22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1.2285" calcext:value-type="float">
            <text:p>-211,2285</text:p>
          </table:table-cell>
          <table:table-cell table:formula="of:=[.D22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5]-[.D224])*17875" office:value-type="float" office:value="0" calcext:value-type="float">
            <text:p>0</text:p>
          </table:table-cell>
          <table:table-cell table:formula="of:=[.F224]+[.B225]*[.D225]" office:value-type="float" office:value="1365.9903122308" calcext:value-type="float">
            <text:p>1365,9903122308</text:p>
          </table:table-cell>
          <table:table-cell table:formula="of:=[.G224]+[.D225]^2" office:value-type="float" office:value="9.34707940470393" calcext:value-type="float">
            <text:p>9,34707940470393</text:p>
          </table:table-cell>
          <table:table-cell/>
          <table:table-cell table:formula="of:=([.B225]-[.D225]*[.$H$2])/[.E22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4.470337" calcext:value-type="float">
            <text:p>-214,470337</text:p>
          </table:table-cell>
          <table:table-cell table:formula="of:=[.D22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6]-[.D225])*17875" office:value-type="float" office:value="0" calcext:value-type="float">
            <text:p>0</text:p>
          </table:table-cell>
          <table:table-cell table:formula="of:=[.F225]+[.B226]*[.D226]" office:value-type="float" office:value="1365.9903122308" calcext:value-type="float">
            <text:p>1365,9903122308</text:p>
          </table:table-cell>
          <table:table-cell table:formula="of:=[.G225]+[.D226]^2" office:value-type="float" office:value="9.34707940470393" calcext:value-type="float">
            <text:p>9,34707940470393</text:p>
          </table:table-cell>
          <table:table-cell/>
          <table:table-cell table:formula="of:=([.B226]-[.D226]*[.$H$2])/[.E22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8.172226" calcext:value-type="float">
            <text:p>-218,172226</text:p>
          </table:table-cell>
          <table:table-cell table:formula="of:=[.D22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7]-[.D226])*17875" office:value-type="float" office:value="0" calcext:value-type="float">
            <text:p>0</text:p>
          </table:table-cell>
          <table:table-cell table:formula="of:=[.F226]+[.B227]*[.D227]" office:value-type="float" office:value="1365.9903122308" calcext:value-type="float">
            <text:p>1365,9903122308</text:p>
          </table:table-cell>
          <table:table-cell table:formula="of:=[.G226]+[.D227]^2" office:value-type="float" office:value="9.34707940470393" calcext:value-type="float">
            <text:p>9,34707940470393</text:p>
          </table:table-cell>
          <table:table-cell/>
          <table:table-cell table:formula="of:=([.B227]-[.D227]*[.$H$2])/[.E22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21.71463" calcext:value-type="float">
            <text:p>-221,71463</text:p>
          </table:table-cell>
          <table:table-cell table:formula="of:=[.D22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8]-[.D227])*17875" office:value-type="float" office:value="0" calcext:value-type="float">
            <text:p>0</text:p>
          </table:table-cell>
          <table:table-cell table:formula="of:=[.F227]+[.B228]*[.D228]" office:value-type="float" office:value="1365.9903122308" calcext:value-type="float">
            <text:p>1365,9903122308</text:p>
          </table:table-cell>
          <table:table-cell table:formula="of:=[.G227]+[.D228]^2" office:value-type="float" office:value="9.34707940470393" calcext:value-type="float">
            <text:p>9,34707940470393</text:p>
          </table:table-cell>
          <table:table-cell/>
          <table:table-cell table:formula="of:=([.B228]-[.D228]*[.$H$2])/[.E22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25.247833" calcext:value-type="float">
            <text:p>-225,247833</text:p>
          </table:table-cell>
          <table:table-cell table:formula="of:=[.D22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9]-[.D228])*17875" office:value-type="float" office:value="0" calcext:value-type="float">
            <text:p>0</text:p>
          </table:table-cell>
          <table:table-cell table:formula="of:=[.F228]+[.B229]*[.D229]" office:value-type="float" office:value="1365.9903122308" calcext:value-type="float">
            <text:p>1365,9903122308</text:p>
          </table:table-cell>
          <table:table-cell table:formula="of:=[.G228]+[.D229]^2" office:value-type="float" office:value="9.34707940470393" calcext:value-type="float">
            <text:p>9,34707940470393</text:p>
          </table:table-cell>
          <table:table-cell/>
          <table:table-cell table:formula="of:=([.B229]-[.D229]*[.$H$2])/[.E22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28.468201" calcext:value-type="float">
            <text:p>-228,468201</text:p>
          </table:table-cell>
          <table:table-cell table:formula="of:=[.D23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0]-[.D229])*17875" office:value-type="float" office:value="0" calcext:value-type="float">
            <text:p>0</text:p>
          </table:table-cell>
          <table:table-cell table:formula="of:=[.F229]+[.B230]*[.D230]" office:value-type="float" office:value="1365.9903122308" calcext:value-type="float">
            <text:p>1365,9903122308</text:p>
          </table:table-cell>
          <table:table-cell table:formula="of:=[.G229]+[.D230]^2" office:value-type="float" office:value="9.34707940470393" calcext:value-type="float">
            <text:p>9,34707940470393</text:p>
          </table:table-cell>
          <table:table-cell/>
          <table:table-cell table:formula="of:=([.B230]-[.D230]*[.$H$2])/[.E23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1.85112" calcext:value-type="float">
            <text:p>-231,85112</text:p>
          </table:table-cell>
          <table:table-cell table:formula="of:=[.D23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1]-[.D230])*17875" office:value-type="float" office:value="0" calcext:value-type="float">
            <text:p>0</text:p>
          </table:table-cell>
          <table:table-cell table:formula="of:=[.F230]+[.B231]*[.D231]" office:value-type="float" office:value="1365.9903122308" calcext:value-type="float">
            <text:p>1365,9903122308</text:p>
          </table:table-cell>
          <table:table-cell table:formula="of:=[.G230]+[.D231]^2" office:value-type="float" office:value="9.34707940470393" calcext:value-type="float">
            <text:p>9,34707940470393</text:p>
          </table:table-cell>
          <table:table-cell/>
          <table:table-cell table:formula="of:=([.B231]-[.D231]*[.$H$2])/[.E23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4.430481" calcext:value-type="float">
            <text:p>-234,430481</text:p>
          </table:table-cell>
          <table:table-cell table:formula="of:=[.D23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2]-[.D231])*17875" office:value-type="float" office:value="0" calcext:value-type="float">
            <text:p>0</text:p>
          </table:table-cell>
          <table:table-cell table:formula="of:=[.F231]+[.B232]*[.D232]" office:value-type="float" office:value="1365.9903122308" calcext:value-type="float">
            <text:p>1365,9903122308</text:p>
          </table:table-cell>
          <table:table-cell table:formula="of:=[.G231]+[.D232]^2" office:value-type="float" office:value="9.34707940470393" calcext:value-type="float">
            <text:p>9,34707940470393</text:p>
          </table:table-cell>
          <table:table-cell/>
          <table:table-cell table:formula="of:=([.B232]-[.D232]*[.$H$2])/[.E23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6.850357" calcext:value-type="float">
            <text:p>-236,850357</text:p>
          </table:table-cell>
          <table:table-cell table:formula="of:=[.D23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3]-[.D232])*17875" office:value-type="float" office:value="0" calcext:value-type="float">
            <text:p>0</text:p>
          </table:table-cell>
          <table:table-cell table:formula="of:=[.F232]+[.B233]*[.D233]" office:value-type="float" office:value="1365.9903122308" calcext:value-type="float">
            <text:p>1365,9903122308</text:p>
          </table:table-cell>
          <table:table-cell table:formula="of:=[.G232]+[.D233]^2" office:value-type="float" office:value="9.34707940470393" calcext:value-type="float">
            <text:p>9,34707940470393</text:p>
          </table:table-cell>
          <table:table-cell/>
          <table:table-cell table:formula="of:=([.B233]-[.D233]*[.$H$2])/[.E23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9.104614" calcext:value-type="float">
            <text:p>-239,104614</text:p>
          </table:table-cell>
          <table:table-cell table:formula="of:=[.D23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4]-[.D233])*17875" office:value-type="float" office:value="0" calcext:value-type="float">
            <text:p>0</text:p>
          </table:table-cell>
          <table:table-cell table:formula="of:=[.F233]+[.B234]*[.D234]" office:value-type="float" office:value="1365.9903122308" calcext:value-type="float">
            <text:p>1365,9903122308</text:p>
          </table:table-cell>
          <table:table-cell table:formula="of:=[.G233]+[.D234]^2" office:value-type="float" office:value="9.34707940470393" calcext:value-type="float">
            <text:p>9,34707940470393</text:p>
          </table:table-cell>
          <table:table-cell/>
          <table:table-cell table:formula="of:=([.B234]-[.D234]*[.$H$2])/[.E23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1.521423" calcext:value-type="float">
            <text:p>-241,521423</text:p>
          </table:table-cell>
          <table:table-cell table:formula="of:=[.D23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5]-[.D234])*17875" office:value-type="float" office:value="0" calcext:value-type="float">
            <text:p>0</text:p>
          </table:table-cell>
          <table:table-cell table:formula="of:=[.F234]+[.B235]*[.D235]" office:value-type="float" office:value="1365.9903122308" calcext:value-type="float">
            <text:p>1365,9903122308</text:p>
          </table:table-cell>
          <table:table-cell table:formula="of:=[.G234]+[.D235]^2" office:value-type="float" office:value="9.34707940470393" calcext:value-type="float">
            <text:p>9,34707940470393</text:p>
          </table:table-cell>
          <table:table-cell/>
          <table:table-cell table:formula="of:=([.B235]-[.D235]*[.$H$2])/[.E23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3.938232" calcext:value-type="float">
            <text:p>-243,938232</text:p>
          </table:table-cell>
          <table:table-cell table:formula="of:=[.D23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6]-[.D235])*17875" office:value-type="float" office:value="0" calcext:value-type="float">
            <text:p>0</text:p>
          </table:table-cell>
          <table:table-cell table:formula="of:=[.F235]+[.B236]*[.D236]" office:value-type="float" office:value="1365.9903122308" calcext:value-type="float">
            <text:p>1365,9903122308</text:p>
          </table:table-cell>
          <table:table-cell table:formula="of:=[.G235]+[.D236]^2" office:value-type="float" office:value="9.34707940470393" calcext:value-type="float">
            <text:p>9,34707940470393</text:p>
          </table:table-cell>
          <table:table-cell/>
          <table:table-cell table:formula="of:=([.B236]-[.D236]*[.$H$2])/[.E23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6.511459" calcext:value-type="float">
            <text:p>-246,511459</text:p>
          </table:table-cell>
          <table:table-cell table:formula="of:=[.D23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7]-[.D236])*17875" office:value-type="float" office:value="0" calcext:value-type="float">
            <text:p>0</text:p>
          </table:table-cell>
          <table:table-cell table:formula="of:=[.F236]+[.B237]*[.D237]" office:value-type="float" office:value="1365.9903122308" calcext:value-type="float">
            <text:p>1365,9903122308</text:p>
          </table:table-cell>
          <table:table-cell table:formula="of:=[.G236]+[.D237]^2" office:value-type="float" office:value="9.34707940470393" calcext:value-type="float">
            <text:p>9,34707940470393</text:p>
          </table:table-cell>
          <table:table-cell/>
          <table:table-cell table:formula="of:=([.B237]-[.D237]*[.$H$2])/[.E23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9.093887" calcext:value-type="float">
            <text:p>-249,093887</text:p>
          </table:table-cell>
          <table:table-cell table:formula="of:=[.D23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8]-[.D237])*17875" office:value-type="float" office:value="0" calcext:value-type="float">
            <text:p>0</text:p>
          </table:table-cell>
          <table:table-cell table:formula="of:=[.F237]+[.B238]*[.D238]" office:value-type="float" office:value="1365.9903122308" calcext:value-type="float">
            <text:p>1365,9903122308</text:p>
          </table:table-cell>
          <table:table-cell table:formula="of:=[.G237]+[.D238]^2" office:value-type="float" office:value="9.34707940470393" calcext:value-type="float">
            <text:p>9,34707940470393</text:p>
          </table:table-cell>
          <table:table-cell/>
          <table:table-cell table:formula="of:=([.B238]-[.D238]*[.$H$2])/[.E23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0.857422" calcext:value-type="float">
            <text:p>-250,857422</text:p>
          </table:table-cell>
          <table:table-cell table:formula="of:=[.D23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9]-[.D238])*17875" office:value-type="float" office:value="0" calcext:value-type="float">
            <text:p>0</text:p>
          </table:table-cell>
          <table:table-cell table:formula="of:=[.F238]+[.B239]*[.D239]" office:value-type="float" office:value="1365.9903122308" calcext:value-type="float">
            <text:p>1365,9903122308</text:p>
          </table:table-cell>
          <table:table-cell table:formula="of:=[.G238]+[.D239]^2" office:value-type="float" office:value="9.34707940470393" calcext:value-type="float">
            <text:p>9,34707940470393</text:p>
          </table:table-cell>
          <table:table-cell/>
          <table:table-cell table:formula="of:=([.B239]-[.D239]*[.$H$2])/[.E23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3.442917" calcext:value-type="float">
            <text:p>-253,442917</text:p>
          </table:table-cell>
          <table:table-cell table:formula="of:=[.D24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0]-[.D239])*17875" office:value-type="float" office:value="0" calcext:value-type="float">
            <text:p>0</text:p>
          </table:table-cell>
          <table:table-cell table:formula="of:=[.F239]+[.B240]*[.D240]" office:value-type="float" office:value="1365.9903122308" calcext:value-type="float">
            <text:p>1365,9903122308</text:p>
          </table:table-cell>
          <table:table-cell table:formula="of:=[.G239]+[.D240]^2" office:value-type="float" office:value="9.34707940470393" calcext:value-type="float">
            <text:p>9,34707940470393</text:p>
          </table:table-cell>
          <table:table-cell/>
          <table:table-cell table:formula="of:=([.B240]-[.D240]*[.$H$2])/[.E24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5.375137" calcext:value-type="float">
            <text:p>-255,375137</text:p>
          </table:table-cell>
          <table:table-cell table:formula="of:=[.D24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1]-[.D240])*17875" office:value-type="float" office:value="0" calcext:value-type="float">
            <text:p>0</text:p>
          </table:table-cell>
          <table:table-cell table:formula="of:=[.F240]+[.B241]*[.D241]" office:value-type="float" office:value="1365.9903122308" calcext:value-type="float">
            <text:p>1365,9903122308</text:p>
          </table:table-cell>
          <table:table-cell table:formula="of:=[.G240]+[.D241]^2" office:value-type="float" office:value="9.34707940470393" calcext:value-type="float">
            <text:p>9,34707940470393</text:p>
          </table:table-cell>
          <table:table-cell/>
          <table:table-cell table:formula="of:=([.B241]-[.D241]*[.$H$2])/[.E24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7.147888" calcext:value-type="float">
            <text:p>-257,147888</text:p>
          </table:table-cell>
          <table:table-cell table:formula="of:=[.D24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2]-[.D241])*17875" office:value-type="float" office:value="0" calcext:value-type="float">
            <text:p>0</text:p>
          </table:table-cell>
          <table:table-cell table:formula="of:=[.F241]+[.B242]*[.D242]" office:value-type="float" office:value="1365.9903122308" calcext:value-type="float">
            <text:p>1365,9903122308</text:p>
          </table:table-cell>
          <table:table-cell table:formula="of:=[.G241]+[.D242]^2" office:value-type="float" office:value="9.34707940470393" calcext:value-type="float">
            <text:p>9,34707940470393</text:p>
          </table:table-cell>
          <table:table-cell/>
          <table:table-cell table:formula="of:=([.B242]-[.D242]*[.$H$2])/[.E24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9.08316" calcext:value-type="float">
            <text:p>-259,08316</text:p>
          </table:table-cell>
          <table:table-cell table:formula="of:=[.D24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3]-[.D242])*17875" office:value-type="float" office:value="0" calcext:value-type="float">
            <text:p>0</text:p>
          </table:table-cell>
          <table:table-cell table:formula="of:=[.F242]+[.B243]*[.D243]" office:value-type="float" office:value="1365.9903122308" calcext:value-type="float">
            <text:p>1365,9903122308</text:p>
          </table:table-cell>
          <table:table-cell table:formula="of:=[.G242]+[.D243]^2" office:value-type="float" office:value="9.34707940470393" calcext:value-type="float">
            <text:p>9,34707940470393</text:p>
          </table:table-cell>
          <table:table-cell/>
          <table:table-cell table:formula="of:=([.B243]-[.D243]*[.$H$2])/[.E24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0.371307" calcext:value-type="float">
            <text:p>-260,371307</text:p>
          </table:table-cell>
          <table:table-cell table:formula="of:=[.D24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4]-[.D243])*17875" office:value-type="float" office:value="0" calcext:value-type="float">
            <text:p>0</text:p>
          </table:table-cell>
          <table:table-cell table:formula="of:=[.F243]+[.B244]*[.D244]" office:value-type="float" office:value="1365.9903122308" calcext:value-type="float">
            <text:p>1365,9903122308</text:p>
          </table:table-cell>
          <table:table-cell table:formula="of:=[.G243]+[.D244]^2" office:value-type="float" office:value="9.34707940470393" calcext:value-type="float">
            <text:p>9,34707940470393</text:p>
          </table:table-cell>
          <table:table-cell/>
          <table:table-cell table:formula="of:=([.B244]-[.D244]*[.$H$2])/[.E24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2.466064" calcext:value-type="float">
            <text:p>-262,466064</text:p>
          </table:table-cell>
          <table:table-cell table:formula="of:=[.D24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5]-[.D244])*17875" office:value-type="float" office:value="0" calcext:value-type="float">
            <text:p>0</text:p>
          </table:table-cell>
          <table:table-cell table:formula="of:=[.F244]+[.B245]*[.D245]" office:value-type="float" office:value="1365.9903122308" calcext:value-type="float">
            <text:p>1365,9903122308</text:p>
          </table:table-cell>
          <table:table-cell table:formula="of:=[.G244]+[.D245]^2" office:value-type="float" office:value="9.34707940470393" calcext:value-type="float">
            <text:p>9,34707940470393</text:p>
          </table:table-cell>
          <table:table-cell/>
          <table:table-cell table:formula="of:=([.B245]-[.D245]*[.$H$2])/[.E24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3.916779" calcext:value-type="float">
            <text:p>-263,916779</text:p>
          </table:table-cell>
          <table:table-cell table:formula="of:=[.D24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6]-[.D245])*17875" office:value-type="float" office:value="0" calcext:value-type="float">
            <text:p>0</text:p>
          </table:table-cell>
          <table:table-cell table:formula="of:=[.F245]+[.B246]*[.D246]" office:value-type="float" office:value="1365.9903122308" calcext:value-type="float">
            <text:p>1365,9903122308</text:p>
          </table:table-cell>
          <table:table-cell table:formula="of:=[.G245]+[.D246]^2" office:value-type="float" office:value="9.34707940470393" calcext:value-type="float">
            <text:p>9,34707940470393</text:p>
          </table:table-cell>
          <table:table-cell/>
          <table:table-cell table:formula="of:=([.B246]-[.D246]*[.$H$2])/[.E24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5.848999" calcext:value-type="float">
            <text:p>-265,848999</text:p>
          </table:table-cell>
          <table:table-cell table:formula="of:=[.D24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7]-[.D246])*17875" office:value-type="float" office:value="0" calcext:value-type="float">
            <text:p>0</text:p>
          </table:table-cell>
          <table:table-cell table:formula="of:=[.F246]+[.B247]*[.D247]" office:value-type="float" office:value="1365.9903122308" calcext:value-type="float">
            <text:p>1365,9903122308</text:p>
          </table:table-cell>
          <table:table-cell table:formula="of:=[.G246]+[.D247]^2" office:value-type="float" office:value="9.34707940470393" calcext:value-type="float">
            <text:p>9,34707940470393</text:p>
          </table:table-cell>
          <table:table-cell/>
          <table:table-cell table:formula="of:=([.B247]-[.D247]*[.$H$2])/[.E24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7.603333" calcext:value-type="float">
            <text:p>-267,603333</text:p>
          </table:table-cell>
          <table:table-cell table:formula="of:=[.D24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8]-[.D247])*17875" office:value-type="float" office:value="0" calcext:value-type="float">
            <text:p>0</text:p>
          </table:table-cell>
          <table:table-cell table:formula="of:=[.F247]+[.B248]*[.D248]" office:value-type="float" office:value="1365.9903122308" calcext:value-type="float">
            <text:p>1365,9903122308</text:p>
          </table:table-cell>
          <table:table-cell table:formula="of:=[.G247]+[.D248]^2" office:value-type="float" office:value="9.34707940470393" calcext:value-type="float">
            <text:p>9,34707940470393</text:p>
          </table:table-cell>
          <table:table-cell/>
          <table:table-cell table:formula="of:=([.B248]-[.D248]*[.$H$2])/[.E24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201111" calcext:value-type="float">
            <text:p>-270,201111</text:p>
          </table:table-cell>
          <table:table-cell table:formula="of:=[.D24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9]-[.D248])*17875" office:value-type="float" office:value="0" calcext:value-type="float">
            <text:p>0</text:p>
          </table:table-cell>
          <table:table-cell table:formula="of:=[.F248]+[.B249]*[.D249]" office:value-type="float" office:value="1365.9903122308" calcext:value-type="float">
            <text:p>1365,9903122308</text:p>
          </table:table-cell>
          <table:table-cell table:formula="of:=[.G248]+[.D249]^2" office:value-type="float" office:value="9.34707940470393" calcext:value-type="float">
            <text:p>9,34707940470393</text:p>
          </table:table-cell>
          <table:table-cell/>
          <table:table-cell table:formula="of:=([.B249]-[.D249]*[.$H$2])/[.E24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952362" calcext:value-type="float">
            <text:p>-271,952362</text:p>
          </table:table-cell>
          <table:table-cell table:formula="of:=[.D25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0]-[.D249])*17875" office:value-type="float" office:value="0" calcext:value-type="float">
            <text:p>0</text:p>
          </table:table-cell>
          <table:table-cell table:formula="of:=[.F249]+[.B250]*[.D250]" office:value-type="float" office:value="1365.9903122308" calcext:value-type="float">
            <text:p>1365,9903122308</text:p>
          </table:table-cell>
          <table:table-cell table:formula="of:=[.G249]+[.D250]^2" office:value-type="float" office:value="9.34707940470393" calcext:value-type="float">
            <text:p>9,34707940470393</text:p>
          </table:table-cell>
          <table:table-cell/>
          <table:table-cell table:formula="of:=([.B250]-[.D250]*[.$H$2])/[.E25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872162" calcext:value-type="float">
            <text:p>-274,872162</text:p>
          </table:table-cell>
          <table:table-cell table:formula="of:=[.D25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1]-[.D250])*17875" office:value-type="float" office:value="0" calcext:value-type="float">
            <text:p>0</text:p>
          </table:table-cell>
          <table:table-cell table:formula="of:=[.F250]+[.B251]*[.D251]" office:value-type="float" office:value="1365.9903122308" calcext:value-type="float">
            <text:p>1365,9903122308</text:p>
          </table:table-cell>
          <table:table-cell table:formula="of:=[.G250]+[.D251]^2" office:value-type="float" office:value="9.34707940470393" calcext:value-type="float">
            <text:p>9,34707940470393</text:p>
          </table:table-cell>
          <table:table-cell/>
          <table:table-cell table:formula="of:=([.B251]-[.D251]*[.$H$2])/[.E25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6.482361" calcext:value-type="float">
            <text:p>-276,482361</text:p>
          </table:table-cell>
          <table:table-cell table:formula="of:=[.D25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2]-[.D251])*17875" office:value-type="float" office:value="0" calcext:value-type="float">
            <text:p>0</text:p>
          </table:table-cell>
          <table:table-cell table:formula="of:=[.F251]+[.B252]*[.D252]" office:value-type="float" office:value="1365.9903122308" calcext:value-type="float">
            <text:p>1365,9903122308</text:p>
          </table:table-cell>
          <table:table-cell table:formula="of:=[.G251]+[.D252]^2" office:value-type="float" office:value="9.34707940470393" calcext:value-type="float">
            <text:p>9,34707940470393</text:p>
          </table:table-cell>
          <table:table-cell/>
          <table:table-cell table:formula="of:=([.B252]-[.D252]*[.$H$2])/[.E25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7.933044" calcext:value-type="float">
            <text:p>-277,933044</text:p>
          </table:table-cell>
          <table:table-cell table:formula="of:=[.D25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3]-[.D252])*17875" office:value-type="float" office:value="0" calcext:value-type="float">
            <text:p>0</text:p>
          </table:table-cell>
          <table:table-cell table:formula="of:=[.F252]+[.B253]*[.D253]" office:value-type="float" office:value="1365.9903122308" calcext:value-type="float">
            <text:p>1365,9903122308</text:p>
          </table:table-cell>
          <table:table-cell table:formula="of:=[.G252]+[.D253]^2" office:value-type="float" office:value="9.34707940470393" calcext:value-type="float">
            <text:p>9,34707940470393</text:p>
          </table:table-cell>
          <table:table-cell/>
          <table:table-cell table:formula="of:=([.B253]-[.D253]*[.$H$2])/[.E25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8.255066" calcext:value-type="float">
            <text:p>-278,255066</text:p>
          </table:table-cell>
          <table:table-cell table:formula="of:=[.D25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4]-[.D253])*17875" office:value-type="float" office:value="0" calcext:value-type="float">
            <text:p>0</text:p>
          </table:table-cell>
          <table:table-cell table:formula="of:=[.F253]+[.B254]*[.D254]" office:value-type="float" office:value="1365.9903122308" calcext:value-type="float">
            <text:p>1365,9903122308</text:p>
          </table:table-cell>
          <table:table-cell table:formula="of:=[.G253]+[.D254]^2" office:value-type="float" office:value="9.34707940470393" calcext:value-type="float">
            <text:p>9,34707940470393</text:p>
          </table:table-cell>
          <table:table-cell/>
          <table:table-cell table:formula="of:=([.B254]-[.D254]*[.$H$2])/[.E25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8.577118" calcext:value-type="float">
            <text:p>-278,577118</text:p>
          </table:table-cell>
          <table:table-cell table:formula="of:=[.D25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5]-[.D254])*17875" office:value-type="float" office:value="0" calcext:value-type="float">
            <text:p>0</text:p>
          </table:table-cell>
          <table:table-cell table:formula="of:=[.F254]+[.B255]*[.D255]" office:value-type="float" office:value="1365.9903122308" calcext:value-type="float">
            <text:p>1365,9903122308</text:p>
          </table:table-cell>
          <table:table-cell table:formula="of:=[.G254]+[.D255]^2" office:value-type="float" office:value="9.34707940470393" calcext:value-type="float">
            <text:p>9,34707940470393</text:p>
          </table:table-cell>
          <table:table-cell/>
          <table:table-cell table:formula="of:=([.B255]-[.D255]*[.$H$2])/[.E25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8.739685" calcext:value-type="float">
            <text:p>-278,739685</text:p>
          </table:table-cell>
          <table:table-cell table:formula="of:=[.D25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6]-[.D255])*17875" office:value-type="float" office:value="0" calcext:value-type="float">
            <text:p>0</text:p>
          </table:table-cell>
          <table:table-cell table:formula="of:=[.F255]+[.B256]*[.D256]" office:value-type="float" office:value="1365.9903122308" calcext:value-type="float">
            <text:p>1365,9903122308</text:p>
          </table:table-cell>
          <table:table-cell table:formula="of:=[.G255]+[.D256]^2" office:value-type="float" office:value="9.34707940470393" calcext:value-type="float">
            <text:p>9,34707940470393</text:p>
          </table:table-cell>
          <table:table-cell/>
          <table:table-cell table:formula="of:=([.B256]-[.D256]*[.$H$2])/[.E25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9.061707" calcext:value-type="float">
            <text:p>-279,061707</text:p>
          </table:table-cell>
          <table:table-cell table:formula="of:=[.D25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7]-[.D256])*17875" office:value-type="float" office:value="0" calcext:value-type="float">
            <text:p>0</text:p>
          </table:table-cell>
          <table:table-cell table:formula="of:=[.F256]+[.B257]*[.D257]" office:value-type="float" office:value="1365.9903122308" calcext:value-type="float">
            <text:p>1365,9903122308</text:p>
          </table:table-cell>
          <table:table-cell table:formula="of:=[.G256]+[.D257]^2" office:value-type="float" office:value="9.34707940470393" calcext:value-type="float">
            <text:p>9,34707940470393</text:p>
          </table:table-cell>
          <table:table-cell/>
          <table:table-cell table:formula="of:=([.B257]-[.D257]*[.$H$2])/[.E25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9.383728" calcext:value-type="float">
            <text:p>-279,383728</text:p>
          </table:table-cell>
          <table:table-cell table:formula="of:=[.D25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8]-[.D257])*17875" office:value-type="float" office:value="0" calcext:value-type="float">
            <text:p>0</text:p>
          </table:table-cell>
          <table:table-cell table:formula="of:=[.F257]+[.B258]*[.D258]" office:value-type="float" office:value="1365.9903122308" calcext:value-type="float">
            <text:p>1365,9903122308</text:p>
          </table:table-cell>
          <table:table-cell table:formula="of:=[.G257]+[.D258]^2" office:value-type="float" office:value="9.34707940470393" calcext:value-type="float">
            <text:p>9,34707940470393</text:p>
          </table:table-cell>
          <table:table-cell/>
          <table:table-cell table:formula="of:=([.B258]-[.D258]*[.$H$2])/[.E25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9.543213" calcext:value-type="float">
            <text:p>-279,543213</text:p>
          </table:table-cell>
          <table:table-cell table:formula="of:=[.D259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59]-[.D258])*17875" office:value-type="float" office:value="28.63883969375" calcext:value-type="float">
            <text:p>28,63883969375</text:p>
          </table:table-cell>
          <table:table-cell table:formula="of:=[.F258]+[.B259]*[.D259]" office:value-type="float" office:value="1365.54243568453" calcext:value-type="float">
            <text:p>1365,54243568453</text:p>
          </table:table-cell>
          <table:table-cell table:formula="of:=[.G258]+[.D259]^2" office:value-type="float" office:value="9.34708197166177" calcext:value-type="float">
            <text:p>9,34708197166177</text:p>
          </table:table-cell>
          <table:table-cell/>
          <table:table-cell table:formula="of:=([.B259]-[.D259]*[.$H$2])/[.E259]" office:value-type="float" office:value="-9.76878054147213" calcext:value-type="float">
            <text:p>-9,76878054147213</text:p>
          </table:table-cell>
        </table:table-row>
        <table:table-row table:style-name="ro1">
          <table:table-cell/>
          <table:table-cell office:value-type="float" office:value="-279.868347" calcext:value-type="float">
            <text:p>-279,868347</text:p>
          </table:table-cell>
          <table:table-cell table:formula="of:=[.D26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0]-[.D259])*17875" office:value-type="float" office:value="-28.63883969375" calcext:value-type="float">
            <text:p>-28,63883969375</text:p>
          </table:table-cell>
          <table:table-cell table:formula="of:=[.F259]+[.B260]*[.D260]" office:value-type="float" office:value="1365.54243568453" calcext:value-type="float">
            <text:p>1365,54243568453</text:p>
          </table:table-cell>
          <table:table-cell table:formula="of:=[.G259]+[.D260]^2" office:value-type="float" office:value="9.34708197166177" calcext:value-type="float">
            <text:p>9,34708197166177</text:p>
          </table:table-cell>
          <table:table-cell/>
          <table:table-cell table:formula="of:=([.B260]-[.D260]*[.$H$2])/[.E260]" office:value-type="float" office:value="9.77233540160068" calcext:value-type="float">
            <text:p>9,77233540160068</text:p>
          </table:table-cell>
        </table:table-row>
        <table:table-row table:style-name="ro1">
          <table:table-cell/>
          <table:table-cell office:value-type="float" office:value="-280.190369" calcext:value-type="float">
            <text:p>-280,190369</text:p>
          </table:table-cell>
          <table:table-cell table:formula="of:=[.D26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1]-[.D260])*17875" office:value-type="float" office:value="0" calcext:value-type="float">
            <text:p>0</text:p>
          </table:table-cell>
          <table:table-cell table:formula="of:=[.F260]+[.B261]*[.D261]" office:value-type="float" office:value="1365.54243568453" calcext:value-type="float">
            <text:p>1365,54243568453</text:p>
          </table:table-cell>
          <table:table-cell table:formula="of:=[.G260]+[.D261]^2" office:value-type="float" office:value="9.34708197166177" calcext:value-type="float">
            <text:p>9,34708197166177</text:p>
          </table:table-cell>
          <table:table-cell/>
          <table:table-cell table:formula="of:=([.B261]-[.D261]*[.$H$2])/[.E26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0.51239" calcext:value-type="float">
            <text:p>-280,51239</text:p>
          </table:table-cell>
          <table:table-cell table:formula="of:=[.D26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2]-[.D261])*17875" office:value-type="float" office:value="0" calcext:value-type="float">
            <text:p>0</text:p>
          </table:table-cell>
          <table:table-cell table:formula="of:=[.F261]+[.B262]*[.D262]" office:value-type="float" office:value="1365.54243568453" calcext:value-type="float">
            <text:p>1365,54243568453</text:p>
          </table:table-cell>
          <table:table-cell table:formula="of:=[.G261]+[.D262]^2" office:value-type="float" office:value="9.34708197166177" calcext:value-type="float">
            <text:p>9,34708197166177</text:p>
          </table:table-cell>
          <table:table-cell/>
          <table:table-cell table:formula="of:=([.B262]-[.D262]*[.$H$2])/[.E26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0.322266" calcext:value-type="float">
            <text:p>-280,322266</text:p>
          </table:table-cell>
          <table:table-cell table:formula="of:=[.D26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3]-[.D262])*17875" office:value-type="float" office:value="0" calcext:value-type="float">
            <text:p>0</text:p>
          </table:table-cell>
          <table:table-cell table:formula="of:=[.F262]+[.B263]*[.D263]" office:value-type="float" office:value="1365.54243568453" calcext:value-type="float">
            <text:p>1365,54243568453</text:p>
          </table:table-cell>
          <table:table-cell table:formula="of:=[.G262]+[.D263]^2" office:value-type="float" office:value="9.34708197166177" calcext:value-type="float">
            <text:p>9,34708197166177</text:p>
          </table:table-cell>
          <table:table-cell/>
          <table:table-cell table:formula="of:=([.B263]-[.D263]*[.$H$2])/[.E26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0.806824" calcext:value-type="float">
            <text:p>-280,806824</text:p>
          </table:table-cell>
          <table:table-cell table:formula="of:=[.D26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4]-[.D263])*17875" office:value-type="float" office:value="0" calcext:value-type="float">
            <text:p>0</text:p>
          </table:table-cell>
          <table:table-cell table:formula="of:=[.F263]+[.B264]*[.D264]" office:value-type="float" office:value="1365.54243568453" calcext:value-type="float">
            <text:p>1365,54243568453</text:p>
          </table:table-cell>
          <table:table-cell table:formula="of:=[.G263]+[.D264]^2" office:value-type="float" office:value="9.34708197166177" calcext:value-type="float">
            <text:p>9,34708197166177</text:p>
          </table:table-cell>
          <table:table-cell/>
          <table:table-cell table:formula="of:=([.B264]-[.D264]*[.$H$2])/[.E26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1.156494" calcext:value-type="float">
            <text:p>-281,156494</text:p>
          </table:table-cell>
          <table:table-cell table:formula="of:=[.D26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5]-[.D264])*17875" office:value-type="float" office:value="0" calcext:value-type="float">
            <text:p>0</text:p>
          </table:table-cell>
          <table:table-cell table:formula="of:=[.F264]+[.B265]*[.D265]" office:value-type="float" office:value="1365.54243568453" calcext:value-type="float">
            <text:p>1365,54243568453</text:p>
          </table:table-cell>
          <table:table-cell table:formula="of:=[.G264]+[.D265]^2" office:value-type="float" office:value="9.34708197166177" calcext:value-type="float">
            <text:p>9,34708197166177</text:p>
          </table:table-cell>
          <table:table-cell/>
          <table:table-cell table:formula="of:=([.B265]-[.D265]*[.$H$2])/[.E26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1.128876" calcext:value-type="float">
            <text:p>-281,128876</text:p>
          </table:table-cell>
          <table:table-cell table:formula="of:=[.D26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6]-[.D265])*17875" office:value-type="float" office:value="0" calcext:value-type="float">
            <text:p>0</text:p>
          </table:table-cell>
          <table:table-cell table:formula="of:=[.F265]+[.B266]*[.D266]" office:value-type="float" office:value="1365.54243568453" calcext:value-type="float">
            <text:p>1365,54243568453</text:p>
          </table:table-cell>
          <table:table-cell table:formula="of:=[.G265]+[.D266]^2" office:value-type="float" office:value="9.34708197166177" calcext:value-type="float">
            <text:p>9,34708197166177</text:p>
          </table:table-cell>
          <table:table-cell/>
          <table:table-cell table:formula="of:=([.B266]-[.D266]*[.$H$2])/[.E26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1.128876" calcext:value-type="float">
            <text:p>-281,128876</text:p>
          </table:table-cell>
          <table:table-cell table:formula="of:=[.D267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67]-[.D266])*17875" office:value-type="float" office:value="28.63883969375" calcext:value-type="float">
            <text:p>28,63883969375</text:p>
          </table:table-cell>
          <table:table-cell table:formula="of:=[.F266]+[.B267]*[.D267]" office:value-type="float" office:value="1365.09201863205" calcext:value-type="float">
            <text:p>1365,09201863205</text:p>
          </table:table-cell>
          <table:table-cell table:formula="of:=[.G266]+[.D267]^2" office:value-type="float" office:value="9.34708453861962" calcext:value-type="float">
            <text:p>9,34708453861962</text:p>
          </table:table-cell>
          <table:table-cell/>
          <table:table-cell table:formula="of:=([.B267]-[.D267]*[.$H$2])/[.E267]" office:value-type="float" office:value="-9.82414811281777" calcext:value-type="float">
            <text:p>-9,82414811281777</text:p>
          </table:table-cell>
        </table:table-row>
        <table:table-row table:style-name="ro1">
          <table:table-cell/>
          <table:table-cell office:value-type="float" office:value="-281.478516" calcext:value-type="float">
            <text:p>-281,478516</text:p>
          </table:table-cell>
          <table:table-cell table:formula="of:=[.D26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8]-[.D267])*17875" office:value-type="float" office:value="-28.63883969375" calcext:value-type="float">
            <text:p>-28,63883969375</text:p>
          </table:table-cell>
          <table:table-cell table:formula="of:=[.F267]+[.B268]*[.D268]" office:value-type="float" office:value="1365.09201863205" calcext:value-type="float">
            <text:p>1365,09201863205</text:p>
          </table:table-cell>
          <table:table-cell table:formula="of:=[.G267]+[.D268]^2" office:value-type="float" office:value="9.34708453861962" calcext:value-type="float">
            <text:p>9,34708453861962</text:p>
          </table:table-cell>
          <table:table-cell/>
          <table:table-cell table:formula="of:=([.B268]-[.D268]*[.$H$2])/[.E268]" office:value-type="float" office:value="9.82855866403793" calcext:value-type="float">
            <text:p>9,82855866403793</text:p>
          </table:table-cell>
        </table:table-row>
        <table:table-row table:style-name="ro1">
          <table:table-cell/>
          <table:table-cell office:value-type="float" office:value="-281.638" calcext:value-type="float">
            <text:p>-281,638</text:p>
          </table:table-cell>
          <table:table-cell table:formula="of:=[.D26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9]-[.D268])*17875" office:value-type="float" office:value="0" calcext:value-type="float">
            <text:p>0</text:p>
          </table:table-cell>
          <table:table-cell table:formula="of:=[.F268]+[.B269]*[.D269]" office:value-type="float" office:value="1365.09201863205" calcext:value-type="float">
            <text:p>1365,09201863205</text:p>
          </table:table-cell>
          <table:table-cell table:formula="of:=[.G268]+[.D269]^2" office:value-type="float" office:value="9.34708453861962" calcext:value-type="float">
            <text:p>9,34708453861962</text:p>
          </table:table-cell>
          <table:table-cell/>
          <table:table-cell table:formula="of:=([.B269]-[.D269]*[.$H$2])/[.E26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1.772949" calcext:value-type="float">
            <text:p>-281,772949</text:p>
          </table:table-cell>
          <table:table-cell table:formula="of:=[.D27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0]-[.D269])*17875" office:value-type="float" office:value="0" calcext:value-type="float">
            <text:p>0</text:p>
          </table:table-cell>
          <table:table-cell table:formula="of:=[.F269]+[.B270]*[.D270]" office:value-type="float" office:value="1365.09201863205" calcext:value-type="float">
            <text:p>1365,09201863205</text:p>
          </table:table-cell>
          <table:table-cell table:formula="of:=[.G269]+[.D270]^2" office:value-type="float" office:value="9.34708453861962" calcext:value-type="float">
            <text:p>9,34708453861962</text:p>
          </table:table-cell>
          <table:table-cell/>
          <table:table-cell table:formula="of:=([.B270]-[.D270]*[.$H$2])/[.E27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2.122589" calcext:value-type="float">
            <text:p>-282,122589</text:p>
          </table:table-cell>
          <table:table-cell table:formula="of:=[.D27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1]-[.D270])*17875" office:value-type="float" office:value="0" calcext:value-type="float">
            <text:p>0</text:p>
          </table:table-cell>
          <table:table-cell table:formula="of:=[.F270]+[.B271]*[.D271]" office:value-type="float" office:value="1365.09201863205" calcext:value-type="float">
            <text:p>1365,09201863205</text:p>
          </table:table-cell>
          <table:table-cell table:formula="of:=[.G270]+[.D271]^2" office:value-type="float" office:value="9.34708453861962" calcext:value-type="float">
            <text:p>9,34708453861962</text:p>
          </table:table-cell>
          <table:table-cell/>
          <table:table-cell table:formula="of:=([.B271]-[.D271]*[.$H$2])/[.E27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2.444641" calcext:value-type="float">
            <text:p>-282,444641</text:p>
          </table:table-cell>
          <table:table-cell table:formula="of:=[.D27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2]-[.D271])*17875" office:value-type="float" office:value="0" calcext:value-type="float">
            <text:p>0</text:p>
          </table:table-cell>
          <table:table-cell table:formula="of:=[.F271]+[.B272]*[.D272]" office:value-type="float" office:value="1365.09201863205" calcext:value-type="float">
            <text:p>1365,09201863205</text:p>
          </table:table-cell>
          <table:table-cell table:formula="of:=[.G271]+[.D272]^2" office:value-type="float" office:value="9.34708453861962" calcext:value-type="float">
            <text:p>9,34708453861962</text:p>
          </table:table-cell>
          <table:table-cell/>
          <table:table-cell table:formula="of:=([.B272]-[.D272]*[.$H$2])/[.E27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2.444641" calcext:value-type="float">
            <text:p>-282,444641</text:p>
          </table:table-cell>
          <table:table-cell table:formula="of:=[.D273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73]-[.D272])*17875" office:value-type="float" office:value="28.63883969375" calcext:value-type="float">
            <text:p>28,63883969375</text:p>
          </table:table-cell>
          <table:table-cell table:formula="of:=[.F272]+[.B273]*[.D273]" office:value-type="float" office:value="1364.63949349661" calcext:value-type="float">
            <text:p>1364,63949349661</text:p>
          </table:table-cell>
          <table:table-cell table:formula="of:=[.G272]+[.D273]^2" office:value-type="float" office:value="9.34708710557746" calcext:value-type="float">
            <text:p>9,34708710557746</text:p>
          </table:table-cell>
          <table:table-cell/>
          <table:table-cell table:formula="of:=([.B273]-[.D273]*[.$H$2])/[.E273]" office:value-type="float" office:value="-9.87009148950726" calcext:value-type="float">
            <text:p>-9,87009148950726</text:p>
          </table:table-cell>
        </table:table-row>
        <table:table-row table:style-name="ro1">
          <table:table-cell/>
          <table:table-cell office:value-type="float" office:value="-282.607178" calcext:value-type="float">
            <text:p>-282,607178</text:p>
          </table:table-cell>
          <table:table-cell table:formula="of:=[.D27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4]-[.D273])*17875" office:value-type="float" office:value="-28.63883969375" calcext:value-type="float">
            <text:p>-28,63883969375</text:p>
          </table:table-cell>
          <table:table-cell table:formula="of:=[.F273]+[.B274]*[.D274]" office:value-type="float" office:value="1364.63949349661" calcext:value-type="float">
            <text:p>1364,63949349661</text:p>
          </table:table-cell>
          <table:table-cell table:formula="of:=[.G273]+[.D274]^2" office:value-type="float" office:value="9.34708710557746" calcext:value-type="float">
            <text:p>9,34708710557746</text:p>
          </table:table-cell>
          <table:table-cell/>
          <table:table-cell table:formula="of:=([.B274]-[.D274]*[.$H$2])/[.E274]" office:value-type="float" office:value="9.86796885006744" calcext:value-type="float">
            <text:p>9,86796885006744</text:p>
          </table:table-cell>
        </table:table-row>
        <table:table-row table:style-name="ro1">
          <table:table-cell/>
          <table:table-cell office:value-type="float" office:value="-282.607178" calcext:value-type="float">
            <text:p>-282,607178</text:p>
          </table:table-cell>
          <table:table-cell table:formula="of:=[.D27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5]-[.D274])*17875" office:value-type="float" office:value="0" calcext:value-type="float">
            <text:p>0</text:p>
          </table:table-cell>
          <table:table-cell table:formula="of:=[.F274]+[.B275]*[.D275]" office:value-type="float" office:value="1364.63949349661" calcext:value-type="float">
            <text:p>1364,63949349661</text:p>
          </table:table-cell>
          <table:table-cell table:formula="of:=[.G274]+[.D275]^2" office:value-type="float" office:value="9.34708710557746" calcext:value-type="float">
            <text:p>9,34708710557746</text:p>
          </table:table-cell>
          <table:table-cell/>
          <table:table-cell table:formula="of:=([.B275]-[.D275]*[.$H$2])/[.E27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2.929199" calcext:value-type="float">
            <text:p>-282,929199</text:p>
          </table:table-cell>
          <table:table-cell table:formula="of:=[.D27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6]-[.D275])*17875" office:value-type="float" office:value="0" calcext:value-type="float">
            <text:p>0</text:p>
          </table:table-cell>
          <table:table-cell table:formula="of:=[.F275]+[.B276]*[.D276]" office:value-type="float" office:value="1364.63949349661" calcext:value-type="float">
            <text:p>1364,63949349661</text:p>
          </table:table-cell>
          <table:table-cell table:formula="of:=[.G275]+[.D276]^2" office:value-type="float" office:value="9.34708710557746" calcext:value-type="float">
            <text:p>9,34708710557746</text:p>
          </table:table-cell>
          <table:table-cell/>
          <table:table-cell table:formula="of:=([.B276]-[.D276]*[.$H$2])/[.E27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2.89856" calcext:value-type="float">
            <text:p>-282,89856</text:p>
          </table:table-cell>
          <table:table-cell table:formula="of:=[.D27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7]-[.D276])*17875" office:value-type="float" office:value="0" calcext:value-type="float">
            <text:p>0</text:p>
          </table:table-cell>
          <table:table-cell table:formula="of:=[.F276]+[.B277]*[.D277]" office:value-type="float" office:value="1364.63949349661" calcext:value-type="float">
            <text:p>1364,63949349661</text:p>
          </table:table-cell>
          <table:table-cell table:formula="of:=[.G276]+[.D277]^2" office:value-type="float" office:value="9.34708710557746" calcext:value-type="float">
            <text:p>9,34708710557746</text:p>
          </table:table-cell>
          <table:table-cell/>
          <table:table-cell table:formula="of:=([.B277]-[.D277]*[.$H$2])/[.E27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3.061096" calcext:value-type="float">
            <text:p>-283,061096</text:p>
          </table:table-cell>
          <table:table-cell table:formula="of:=[.D27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8]-[.D277])*17875" office:value-type="float" office:value="0" calcext:value-type="float">
            <text:p>0</text:p>
          </table:table-cell>
          <table:table-cell table:formula="of:=[.F277]+[.B278]*[.D278]" office:value-type="float" office:value="1364.63949349661" calcext:value-type="float">
            <text:p>1364,63949349661</text:p>
          </table:table-cell>
          <table:table-cell table:formula="of:=[.G277]+[.D278]^2" office:value-type="float" office:value="9.34708710557746" calcext:value-type="float">
            <text:p>9,34708710557746</text:p>
          </table:table-cell>
          <table:table-cell/>
          <table:table-cell table:formula="of:=([.B278]-[.D278]*[.$H$2])/[.E27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3.220581" calcext:value-type="float">
            <text:p>-283,220581</text:p>
          </table:table-cell>
          <table:table-cell table:formula="of:=[.D27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9]-[.D278])*17875" office:value-type="float" office:value="0" calcext:value-type="float">
            <text:p>0</text:p>
          </table:table-cell>
          <table:table-cell table:formula="of:=[.F278]+[.B279]*[.D279]" office:value-type="float" office:value="1364.63949349661" calcext:value-type="float">
            <text:p>1364,63949349661</text:p>
          </table:table-cell>
          <table:table-cell table:formula="of:=[.G278]+[.D279]^2" office:value-type="float" office:value="9.34708710557746" calcext:value-type="float">
            <text:p>9,34708710557746</text:p>
          </table:table-cell>
          <table:table-cell/>
          <table:table-cell table:formula="of:=([.B279]-[.D279]*[.$H$2])/[.E27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3.410736" calcext:value-type="float">
            <text:p>-283,410736</text:p>
          </table:table-cell>
          <table:table-cell table:formula="of:=[.D28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0]-[.D279])*17875" office:value-type="float" office:value="0" calcext:value-type="float">
            <text:p>0</text:p>
          </table:table-cell>
          <table:table-cell table:formula="of:=[.F279]+[.B280]*[.D280]" office:value-type="float" office:value="1364.63949349661" calcext:value-type="float">
            <text:p>1364,63949349661</text:p>
          </table:table-cell>
          <table:table-cell table:formula="of:=[.G279]+[.D280]^2" office:value-type="float" office:value="9.34708710557746" calcext:value-type="float">
            <text:p>9,34708710557746</text:p>
          </table:table-cell>
          <table:table-cell/>
          <table:table-cell table:formula="of:=([.B280]-[.D280]*[.$H$2])/[.E28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3.542603" calcext:value-type="float">
            <text:p>-283,542603</text:p>
          </table:table-cell>
          <table:table-cell table:formula="of:=[.D28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1]-[.D280])*17875" office:value-type="float" office:value="0" calcext:value-type="float">
            <text:p>0</text:p>
          </table:table-cell>
          <table:table-cell table:formula="of:=[.F280]+[.B281]*[.D281]" office:value-type="float" office:value="1364.63949349661" calcext:value-type="float">
            <text:p>1364,63949349661</text:p>
          </table:table-cell>
          <table:table-cell table:formula="of:=[.G280]+[.D281]^2" office:value-type="float" office:value="9.34708710557746" calcext:value-type="float">
            <text:p>9,34708710557746</text:p>
          </table:table-cell>
          <table:table-cell/>
          <table:table-cell table:formula="of:=([.B281]-[.D281]*[.$H$2])/[.E28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3.732788" calcext:value-type="float">
            <text:p>-283,732788</text:p>
          </table:table-cell>
          <table:table-cell table:formula="of:=[.D282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82]-[.D281])*17875" office:value-type="float" office:value="28.63883969375" calcext:value-type="float">
            <text:p>28,63883969375</text:p>
          </table:table-cell>
          <table:table-cell table:formula="of:=[.F281]+[.B282]*[.D282]" office:value-type="float" office:value="1364.18490452702" calcext:value-type="float">
            <text:p>1364,18490452702</text:p>
          </table:table-cell>
          <table:table-cell table:formula="of:=[.G281]+[.D282]^2" office:value-type="float" office:value="9.3470896725353" calcext:value-type="float">
            <text:p>9,3470896725353</text:p>
          </table:table-cell>
          <table:table-cell/>
          <table:table-cell table:formula="of:=([.B282]-[.D282]*[.$H$2])/[.E282]" office:value-type="float" office:value="-9.91507051148493" calcext:value-type="float">
            <text:p>-9,91507051148493</text:p>
          </table:table-cell>
        </table:table-row>
        <table:table-row table:style-name="ro1">
          <table:table-cell/>
          <table:table-cell office:value-type="float" office:value="-283.70517" calcext:value-type="float">
            <text:p>-283,70517</text:p>
          </table:table-cell>
          <table:table-cell table:formula="of:=[.D28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3]-[.D282])*17875" office:value-type="float" office:value="-28.63883969375" calcext:value-type="float">
            <text:p>-28,63883969375</text:p>
          </table:table-cell>
          <table:table-cell table:formula="of:=[.F282]+[.B283]*[.D283]" office:value-type="float" office:value="1364.18490452702" calcext:value-type="float">
            <text:p>1364,18490452702</text:p>
          </table:table-cell>
          <table:table-cell table:formula="of:=[.G282]+[.D283]^2" office:value-type="float" office:value="9.3470896725353" calcext:value-type="float">
            <text:p>9,3470896725353</text:p>
          </table:table-cell>
          <table:table-cell/>
          <table:table-cell table:formula="of:=([.B283]-[.D283]*[.$H$2])/[.E283]" office:value-type="float" office:value="9.90630811282185" calcext:value-type="float">
            <text:p>9,90630811282185</text:p>
          </table:table-cell>
        </table:table-row>
        <table:table-row table:style-name="ro1">
          <table:table-cell/>
          <table:table-cell office:value-type="float" office:value="-283.864655" calcext:value-type="float">
            <text:p>-283,864655</text:p>
          </table:table-cell>
          <table:table-cell table:formula="of:=[.D28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4]-[.D283])*17875" office:value-type="float" office:value="0" calcext:value-type="float">
            <text:p>0</text:p>
          </table:table-cell>
          <table:table-cell table:formula="of:=[.F283]+[.B284]*[.D284]" office:value-type="float" office:value="1364.18490452702" calcext:value-type="float">
            <text:p>1364,18490452702</text:p>
          </table:table-cell>
          <table:table-cell table:formula="of:=[.G283]+[.D284]^2" office:value-type="float" office:value="9.3470896725353" calcext:value-type="float">
            <text:p>9,3470896725353</text:p>
          </table:table-cell>
          <table:table-cell/>
          <table:table-cell table:formula="of:=([.B284]-[.D284]*[.$H$2])/[.E28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217346" calcext:value-type="float">
            <text:p>-284,217346</text:p>
          </table:table-cell>
          <table:table-cell table:formula="of:=[.D28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5]-[.D284])*17875" office:value-type="float" office:value="0" calcext:value-type="float">
            <text:p>0</text:p>
          </table:table-cell>
          <table:table-cell table:formula="of:=[.F284]+[.B285]*[.D285]" office:value-type="float" office:value="1364.18490452702" calcext:value-type="float">
            <text:p>1364,18490452702</text:p>
          </table:table-cell>
          <table:table-cell table:formula="of:=[.G284]+[.D285]^2" office:value-type="float" office:value="9.3470896725353" calcext:value-type="float">
            <text:p>9,3470896725353</text:p>
          </table:table-cell>
          <table:table-cell/>
          <table:table-cell table:formula="of:=([.B285]-[.D285]*[.$H$2])/[.E28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217346" calcext:value-type="float">
            <text:p>-284,217346</text:p>
          </table:table-cell>
          <table:table-cell table:formula="of:=[.D28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6]-[.D285])*17875" office:value-type="float" office:value="0" calcext:value-type="float">
            <text:p>0</text:p>
          </table:table-cell>
          <table:table-cell table:formula="of:=[.F285]+[.B286]*[.D286]" office:value-type="float" office:value="1364.18490452702" calcext:value-type="float">
            <text:p>1364,18490452702</text:p>
          </table:table-cell>
          <table:table-cell table:formula="of:=[.G285]+[.D286]^2" office:value-type="float" office:value="9.3470896725353" calcext:value-type="float">
            <text:p>9,3470896725353</text:p>
          </table:table-cell>
          <table:table-cell/>
          <table:table-cell table:formula="of:=([.B286]-[.D286]*[.$H$2])/[.E28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027222" calcext:value-type="float">
            <text:p>-284,027222</text:p>
          </table:table-cell>
          <table:table-cell table:formula="of:=[.D28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7]-[.D286])*17875" office:value-type="float" office:value="0" calcext:value-type="float">
            <text:p>0</text:p>
          </table:table-cell>
          <table:table-cell table:formula="of:=[.F286]+[.B287]*[.D287]" office:value-type="float" office:value="1364.18490452702" calcext:value-type="float">
            <text:p>1364,18490452702</text:p>
          </table:table-cell>
          <table:table-cell table:formula="of:=[.G286]+[.D287]^2" office:value-type="float" office:value="9.3470896725353" calcext:value-type="float">
            <text:p>9,3470896725353</text:p>
          </table:table-cell>
          <table:table-cell/>
          <table:table-cell table:formula="of:=([.B287]-[.D287]*[.$H$2])/[.E28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376831" calcext:value-type="float">
            <text:p>-284,376831</text:p>
          </table:table-cell>
          <table:table-cell table:formula="of:=[.D28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8]-[.D287])*17875" office:value-type="float" office:value="0" calcext:value-type="float">
            <text:p>0</text:p>
          </table:table-cell>
          <table:table-cell table:formula="of:=[.F287]+[.B288]*[.D288]" office:value-type="float" office:value="1364.18490452702" calcext:value-type="float">
            <text:p>1364,18490452702</text:p>
          </table:table-cell>
          <table:table-cell table:formula="of:=[.G287]+[.D288]^2" office:value-type="float" office:value="9.3470896725353" calcext:value-type="float">
            <text:p>9,3470896725353</text:p>
          </table:table-cell>
          <table:table-cell/>
          <table:table-cell table:formula="of:=([.B288]-[.D288]*[.$H$2])/[.E28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539398" calcext:value-type="float">
            <text:p>-284,539398</text:p>
          </table:table-cell>
          <table:table-cell table:formula="of:=[.D289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89]-[.D288])*17875" office:value-type="float" office:value="28.63883969375" calcext:value-type="float">
            <text:p>28,63883969375</text:p>
          </table:table-cell>
          <table:table-cell table:formula="of:=[.F288]+[.B289]*[.D289]" office:value-type="float" office:value="1363.72902322879" calcext:value-type="float">
            <text:p>1363,72902322879</text:p>
          </table:table-cell>
          <table:table-cell table:formula="of:=[.G288]+[.D289]^2" office:value-type="float" office:value="9.34709223949314" calcext:value-type="float">
            <text:p>9,34709223949314</text:p>
          </table:table-cell>
          <table:table-cell/>
          <table:table-cell table:formula="of:=([.B289]-[.D289]*[.$H$2])/[.E289]" office:value-type="float" office:value="-9.94323540952638" calcext:value-type="float">
            <text:p>-9,94323540952638</text:p>
          </table:table-cell>
        </table:table-row>
        <table:table-row table:style-name="ro1">
          <table:table-cell/>
          <table:table-cell office:value-type="float" office:value="-284.701965" calcext:value-type="float">
            <text:p>-284,701965</text:p>
          </table:table-cell>
          <table:table-cell table:formula="of:=[.D29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0]-[.D289])*17875" office:value-type="float" office:value="-28.63883969375" calcext:value-type="float">
            <text:p>-28,63883969375</text:p>
          </table:table-cell>
          <table:table-cell table:formula="of:=[.F289]+[.B290]*[.D290]" office:value-type="float" office:value="1363.72902322879" calcext:value-type="float">
            <text:p>1363,72902322879</text:p>
          </table:table-cell>
          <table:table-cell table:formula="of:=[.G289]+[.D290]^2" office:value-type="float" office:value="9.34709223949314" calcext:value-type="float">
            <text:p>9,34709223949314</text:p>
          </table:table-cell>
          <table:table-cell/>
          <table:table-cell table:formula="of:=([.B290]-[.D290]*[.$H$2])/[.E290]" office:value-type="float" office:value="9.94111381761503" calcext:value-type="float">
            <text:p>9,94111381761503</text:p>
          </table:table-cell>
        </table:table-row>
        <table:table-row table:style-name="ro1">
          <table:table-cell/>
          <table:table-cell office:value-type="float" office:value="-284.508728" calcext:value-type="float">
            <text:p>-284,508728</text:p>
          </table:table-cell>
          <table:table-cell table:formula="of:=[.D29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1]-[.D290])*17875" office:value-type="float" office:value="0" calcext:value-type="float">
            <text:p>0</text:p>
          </table:table-cell>
          <table:table-cell table:formula="of:=[.F290]+[.B291]*[.D291]" office:value-type="float" office:value="1363.72902322879" calcext:value-type="float">
            <text:p>1363,72902322879</text:p>
          </table:table-cell>
          <table:table-cell table:formula="of:=[.G290]+[.D291]^2" office:value-type="float" office:value="9.34709223949314" calcext:value-type="float">
            <text:p>9,34709223949314</text:p>
          </table:table-cell>
          <table:table-cell/>
          <table:table-cell table:formula="of:=([.B291]-[.D291]*[.$H$2])/[.E29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508728" calcext:value-type="float">
            <text:p>-284,508728</text:p>
          </table:table-cell>
          <table:table-cell table:formula="of:=[.D29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2]-[.D291])*17875" office:value-type="float" office:value="0" calcext:value-type="float">
            <text:p>0</text:p>
          </table:table-cell>
          <table:table-cell table:formula="of:=[.F291]+[.B292]*[.D292]" office:value-type="float" office:value="1363.72902322879" calcext:value-type="float">
            <text:p>1363,72902322879</text:p>
          </table:table-cell>
          <table:table-cell table:formula="of:=[.G291]+[.D292]^2" office:value-type="float" office:value="9.34709223949314" calcext:value-type="float">
            <text:p>9,34709223949314</text:p>
          </table:table-cell>
          <table:table-cell/>
          <table:table-cell table:formula="of:=([.B292]-[.D292]*[.$H$2])/[.E29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86145" calcext:value-type="float">
            <text:p>-284,86145</text:p>
          </table:table-cell>
          <table:table-cell table:formula="of:=[.D293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293]-[.D292])*17875" office:value-type="float" office:value="28.3660888225" calcext:value-type="float">
            <text:p>28,3660888225</text:p>
          </table:table-cell>
          <table:table-cell table:formula="of:=[.F292]+[.B293]*[.D293]" office:value-type="float" office:value="1363.27697258864" calcext:value-type="float">
            <text:p>1363,27697258864</text:p>
          </table:table-cell>
          <table:table-cell table:formula="of:=[.G292]+[.D293]^2" office:value-type="float" office:value="9.34709475778937" calcext:value-type="float">
            <text:p>9,34709475778937</text:p>
          </table:table-cell>
          <table:table-cell/>
          <table:table-cell table:formula="of:=([.B293]-[.D293]*[.$H$2])/[.E293]" office:value-type="float" office:value="-10.0501218829025" calcext:value-type="float">
            <text:p>-10,0501218829025</text:p>
          </table:table-cell>
        </table:table-row>
        <table:table-row table:style-name="ro1">
          <table:table-cell/>
          <table:table-cell office:value-type="float" office:value="-284.86145" calcext:value-type="float">
            <text:p>-284,86145</text:p>
          </table:table-cell>
          <table:table-cell table:formula="of:=[.D29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4]-[.D293])*17875" office:value-type="float" office:value="-28.3660888225" calcext:value-type="float">
            <text:p>-28,3660888225</text:p>
          </table:table-cell>
          <table:table-cell table:formula="of:=[.F293]+[.B294]*[.D294]" office:value-type="float" office:value="1363.27697258864" calcext:value-type="float">
            <text:p>1363,27697258864</text:p>
          </table:table-cell>
          <table:table-cell table:formula="of:=[.G293]+[.D294]^2" office:value-type="float" office:value="9.34709475778937" calcext:value-type="float">
            <text:p>9,34709475778937</text:p>
          </table:table-cell>
          <table:table-cell/>
          <table:table-cell table:formula="of:=([.B294]-[.D294]*[.$H$2])/[.E294]" office:value-type="float" office:value="10.0423238389512" calcext:value-type="float">
            <text:p>10,0423238389512</text:p>
          </table:table-cell>
        </table:table-row>
        <table:table-row table:style-name="ro1">
          <table:table-cell/>
          <table:table-cell office:value-type="float" office:value="-284.86145" calcext:value-type="float">
            <text:p>-284,86145</text:p>
          </table:table-cell>
          <table:table-cell table:formula="of:=[.D29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5]-[.D294])*17875" office:value-type="float" office:value="0" calcext:value-type="float">
            <text:p>0</text:p>
          </table:table-cell>
          <table:table-cell table:formula="of:=[.F294]+[.B295]*[.D295]" office:value-type="float" office:value="1363.27697258864" calcext:value-type="float">
            <text:p>1363,27697258864</text:p>
          </table:table-cell>
          <table:table-cell table:formula="of:=[.G294]+[.D295]^2" office:value-type="float" office:value="9.34709475778937" calcext:value-type="float">
            <text:p>9,34709475778937</text:p>
          </table:table-cell>
          <table:table-cell/>
          <table:table-cell table:formula="of:=([.B295]-[.D295]*[.$H$2])/[.E29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86145" calcext:value-type="float">
            <text:p>-284,86145</text:p>
          </table:table-cell>
          <table:table-cell table:formula="of:=[.D29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6]-[.D295])*17875" office:value-type="float" office:value="0" calcext:value-type="float">
            <text:p>0</text:p>
          </table:table-cell>
          <table:table-cell table:formula="of:=[.F295]+[.B296]*[.D296]" office:value-type="float" office:value="1363.27697258864" calcext:value-type="float">
            <text:p>1363,27697258864</text:p>
          </table:table-cell>
          <table:table-cell table:formula="of:=[.G295]+[.D296]^2" office:value-type="float" office:value="9.34709475778937" calcext:value-type="float">
            <text:p>9,34709475778937</text:p>
          </table:table-cell>
          <table:table-cell/>
          <table:table-cell table:formula="of:=([.B296]-[.D296]*[.$H$2])/[.E29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671265" calcext:value-type="float">
            <text:p>-284,671265</text:p>
          </table:table-cell>
          <table:table-cell table:formula="of:=[.D29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7]-[.D296])*17875" office:value-type="float" office:value="0" calcext:value-type="float">
            <text:p>0</text:p>
          </table:table-cell>
          <table:table-cell table:formula="of:=[.F296]+[.B297]*[.D297]" office:value-type="float" office:value="1363.27697258864" calcext:value-type="float">
            <text:p>1363,27697258864</text:p>
          </table:table-cell>
          <table:table-cell table:formula="of:=[.G296]+[.D297]^2" office:value-type="float" office:value="9.34709475778937" calcext:value-type="float">
            <text:p>9,34709475778937</text:p>
          </table:table-cell>
          <table:table-cell/>
          <table:table-cell table:formula="of:=([.B297]-[.D297]*[.$H$2])/[.E29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508728" calcext:value-type="float">
            <text:p>-284,508728</text:p>
          </table:table-cell>
          <table:table-cell table:formula="of:=[.D29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8]-[.D297])*17875" office:value-type="float" office:value="0" calcext:value-type="float">
            <text:p>0</text:p>
          </table:table-cell>
          <table:table-cell table:formula="of:=[.F297]+[.B298]*[.D298]" office:value-type="float" office:value="1363.27697258864" calcext:value-type="float">
            <text:p>1363,27697258864</text:p>
          </table:table-cell>
          <table:table-cell table:formula="of:=[.G297]+[.D298]^2" office:value-type="float" office:value="9.34709475778937" calcext:value-type="float">
            <text:p>9,34709475778937</text:p>
          </table:table-cell>
          <table:table-cell/>
          <table:table-cell table:formula="of:=([.B298]-[.D298]*[.$H$2])/[.E29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701965" calcext:value-type="float">
            <text:p>-284,701965</text:p>
          </table:table-cell>
          <table:table-cell table:formula="of:=[.D29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9]-[.D298])*17875" office:value-type="float" office:value="0" calcext:value-type="float">
            <text:p>0</text:p>
          </table:table-cell>
          <table:table-cell table:formula="of:=[.F298]+[.B299]*[.D299]" office:value-type="float" office:value="1363.27697258864" calcext:value-type="float">
            <text:p>1363,27697258864</text:p>
          </table:table-cell>
          <table:table-cell table:formula="of:=[.G298]+[.D299]^2" office:value-type="float" office:value="9.34709475778937" calcext:value-type="float">
            <text:p>9,34709475778937</text:p>
          </table:table-cell>
          <table:table-cell/>
          <table:table-cell table:formula="of:=([.B299]-[.D299]*[.$H$2])/[.E29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4.539398" calcext:value-type="float">
            <text:p>-284,539398</text:p>
          </table:table-cell>
          <table:table-cell table:formula="of:=[.D300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300]-[.D299])*17875" office:value-type="float" office:value="28.63883969375" calcext:value-type="float">
            <text:p>28,63883969375</text:p>
          </table:table-cell>
          <table:table-cell table:formula="of:=[.F299]+[.B300]*[.D300]" office:value-type="float" office:value="1362.8210912904" calcext:value-type="float">
            <text:p>1362,8210912904</text:p>
          </table:table-cell>
          <table:table-cell table:formula="of:=[.G299]+[.D300]^2" office:value-type="float" office:value="9.34709732474721" calcext:value-type="float">
            <text:p>9,34709732474721</text:p>
          </table:table-cell>
          <table:table-cell/>
          <table:table-cell table:formula="of:=([.B300]-[.D300]*[.$H$2])/[.E300]" office:value-type="float" office:value="-9.94323540952638" calcext:value-type="float">
            <text:p>-9,94323540952638</text:p>
          </table:table-cell>
        </table:table-row>
        <table:table-row table:style-name="ro1">
          <table:table-cell/>
          <table:table-cell office:value-type="float" office:value="-284.217346" calcext:value-type="float">
            <text:p>-284,217346</text:p>
          </table:table-cell>
          <table:table-cell table:formula="of:=[.D301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301]-[.D300])*17875" office:value-type="float" office:value="0" calcext:value-type="float">
            <text:p>0</text:p>
          </table:table-cell>
          <table:table-cell table:formula="of:=[.F300]+[.B301]*[.D301]" office:value-type="float" office:value="1362.36572597514" calcext:value-type="float">
            <text:p>1362,36572597514</text:p>
          </table:table-cell>
          <table:table-cell table:formula="of:=[.G300]+[.D301]^2" office:value-type="float" office:value="9.34709989170506" calcext:value-type="float">
            <text:p>9,34709989170506</text:p>
          </table:table-cell>
          <table:table-cell/>
          <table:table-cell table:formula="of:=([.B301]-[.D301]*[.$H$2])/[.E30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83.088684" calcext:value-type="float">
            <text:p>-283,088684</text:p>
          </table:table-cell>
          <table:table-cell table:formula="of:=[.D302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302]-[.D301])*17875" office:value-type="float" office:value="-0.272750871249998" calcext:value-type="float">
            <text:p>-0,272750871249998</text:p>
          </table:table-cell>
          <table:table-cell table:formula="of:=[.F301]+[.B302]*[.D302]" office:value-type="float" office:value="1361.91648856228" calcext:value-type="float">
            <text:p>1361,91648856228</text:p>
          </table:table-cell>
          <table:table-cell table:formula="of:=[.G301]+[.D302]^2" office:value-type="float" office:value="9.34710241000129" calcext:value-type="float">
            <text:p>9,34710241000129</text:p>
          </table:table-cell>
          <table:table-cell/>
          <table:table-cell table:formula="of:=([.B302]-[.D302]*[.$H$2])/[.E302]" office:value-type="float" office:value="1038.71303035248" calcext:value-type="float">
            <text:p>1038,71303035248</text:p>
          </table:table-cell>
        </table:table-row>
        <table:table-row table:style-name="ro1">
          <table:table-cell/>
          <table:table-cell office:value-type="float" office:value="-281.450928" calcext:value-type="float">
            <text:p>-281,450928</text:p>
          </table:table-cell>
          <table:table-cell table:formula="of:=[.D30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3]-[.D302])*17875" office:value-type="float" office:value="-28.3660888225" calcext:value-type="float">
            <text:p>-28,3660888225</text:p>
          </table:table-cell>
          <table:table-cell table:formula="of:=[.F302]+[.B303]*[.D303]" office:value-type="float" office:value="1361.91648856228" calcext:value-type="float">
            <text:p>1361,91648856228</text:p>
          </table:table-cell>
          <table:table-cell table:formula="of:=[.G302]+[.D303]^2" office:value-type="float" office:value="9.34710241000129" calcext:value-type="float">
            <text:p>9,34710241000129</text:p>
          </table:table-cell>
          <table:table-cell/>
          <table:table-cell table:formula="of:=([.B303]-[.D303]*[.$H$2])/[.E303]" office:value-type="float" office:value="9.92209147200981" calcext:value-type="float">
            <text:p>9,92209147200981</text:p>
          </table:table-cell>
        </table:table-row>
        <table:table-row table:style-name="ro1">
          <table:table-cell/>
          <table:table-cell office:value-type="float" office:value="-278.874634" calcext:value-type="float">
            <text:p>-278,874634</text:p>
          </table:table-cell>
          <table:table-cell table:formula="of:=[.D304]*100" office:value-type="float" office:value="0.158691406" calcext:value-type="float">
            <text:p>0,158691406</text:p>
          </table:table-cell>
          <table:table-cell office:value-type="float" office:value="0.00158691406" calcext:value-type="float">
            <text:p>0,00158691406</text:p>
          </table:table-cell>
          <table:table-cell table:formula="of:=([.D304]-[.D303])*17875" office:value-type="float" office:value="28.3660888225" calcext:value-type="float">
            <text:p>28,3660888225</text:p>
          </table:table-cell>
          <table:table-cell table:formula="of:=[.F303]+[.B304]*[.D304]" office:value-type="float" office:value="1361.47393848461" calcext:value-type="float">
            <text:p>1361,47393848461</text:p>
          </table:table-cell>
          <table:table-cell table:formula="of:=[.G303]+[.D304]^2" office:value-type="float" office:value="9.34710492829752" calcext:value-type="float">
            <text:p>9,34710492829752</text:p>
          </table:table-cell>
          <table:table-cell/>
          <table:table-cell table:formula="of:=([.B304]-[.D304]*[.$H$2])/[.E304]" office:value-type="float" office:value="-9.83906649075934" calcext:value-type="float">
            <text:p>-9,83906649075934</text:p>
          </table:table-cell>
        </table:table-row>
        <table:table-row table:style-name="ro1">
          <table:table-cell/>
          <table:table-cell office:value-type="float" office:value="-276.644897" calcext:value-type="float">
            <text:p>-276,644897</text:p>
          </table:table-cell>
          <table:table-cell table:formula="of:=[.D30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5]-[.D304])*17875" office:value-type="float" office:value="-28.3660888225" calcext:value-type="float">
            <text:p>-28,3660888225</text:p>
          </table:table-cell>
          <table:table-cell table:formula="of:=[.F304]+[.B305]*[.D305]" office:value-type="float" office:value="1361.47393848461" calcext:value-type="float">
            <text:p>1361,47393848461</text:p>
          </table:table-cell>
          <table:table-cell table:formula="of:=[.G304]+[.D305]^2" office:value-type="float" office:value="9.34710492829752" calcext:value-type="float">
            <text:p>9,34710492829752</text:p>
          </table:table-cell>
          <table:table-cell/>
          <table:table-cell table:formula="of:=([.B305]-[.D305]*[.$H$2])/[.E305]" office:value-type="float" office:value="9.75266272100809" calcext:value-type="float">
            <text:p>9,75266272100809</text:p>
          </table:table-cell>
        </table:table-row>
        <table:table-row table:style-name="ro1">
          <table:table-cell/>
          <table:table-cell office:value-type="float" office:value="-273.7435" calcext:value-type="float">
            <text:p>-273,7435</text:p>
          </table:table-cell>
          <table:table-cell table:formula="of:=[.D30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6]-[.D305])*17875" office:value-type="float" office:value="0" calcext:value-type="float">
            <text:p>0</text:p>
          </table:table-cell>
          <table:table-cell table:formula="of:=[.F305]+[.B306]*[.D306]" office:value-type="float" office:value="1361.47393848461" calcext:value-type="float">
            <text:p>1361,47393848461</text:p>
          </table:table-cell>
          <table:table-cell table:formula="of:=[.G305]+[.D306]^2" office:value-type="float" office:value="9.34710492829752" calcext:value-type="float">
            <text:p>9,34710492829752</text:p>
          </table:table-cell>
          <table:table-cell/>
          <table:table-cell table:formula="of:=([.B306]-[.D306]*[.$H$2])/[.E30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360596" calcext:value-type="float">
            <text:p>-270,360596</text:p>
          </table:table-cell>
          <table:table-cell table:formula="of:=[.D3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7]-[.D306])*17875" office:value-type="float" office:value="0" calcext:value-type="float">
            <text:p>0</text:p>
          </table:table-cell>
          <table:table-cell table:formula="of:=[.F306]+[.B307]*[.D307]" office:value-type="float" office:value="1361.47393848461" calcext:value-type="float">
            <text:p>1361,47393848461</text:p>
          </table:table-cell>
          <table:table-cell table:formula="of:=[.G306]+[.D307]^2" office:value-type="float" office:value="9.34710492829752" calcext:value-type="float">
            <text:p>9,34710492829752</text:p>
          </table:table-cell>
          <table:table-cell/>
          <table:table-cell table:formula="of:=([.B307]-[.D307]*[.$H$2])/[.E30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7.443848" calcext:value-type="float">
            <text:p>-267,443848</text:p>
          </table:table-cell>
          <table:table-cell table:formula="of:=[.D30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8]-[.D307])*17875" office:value-type="float" office:value="0" calcext:value-type="float">
            <text:p>0</text:p>
          </table:table-cell>
          <table:table-cell table:formula="of:=[.F307]+[.B308]*[.D308]" office:value-type="float" office:value="1361.47393848461" calcext:value-type="float">
            <text:p>1361,47393848461</text:p>
          </table:table-cell>
          <table:table-cell table:formula="of:=[.G307]+[.D308]^2" office:value-type="float" office:value="9.34710492829752" calcext:value-type="float">
            <text:p>9,34710492829752</text:p>
          </table:table-cell>
          <table:table-cell/>
          <table:table-cell table:formula="of:=([.B308]-[.D308]*[.$H$2])/[.E30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4.545532" calcext:value-type="float">
            <text:p>-264,545532</text:p>
          </table:table-cell>
          <table:table-cell table:formula="of:=[.D30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9]-[.D308])*17875" office:value-type="float" office:value="0" calcext:value-type="float">
            <text:p>0</text:p>
          </table:table-cell>
          <table:table-cell table:formula="of:=[.F308]+[.B309]*[.D309]" office:value-type="float" office:value="1361.47393848461" calcext:value-type="float">
            <text:p>1361,47393848461</text:p>
          </table:table-cell>
          <table:table-cell table:formula="of:=[.G308]+[.D309]^2" office:value-type="float" office:value="9.34710492829752" calcext:value-type="float">
            <text:p>9,34710492829752</text:p>
          </table:table-cell>
          <table:table-cell/>
          <table:table-cell table:formula="of:=([.B309]-[.D309]*[.$H$2])/[.E30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1.659454" calcext:value-type="float">
            <text:p>-261,659454</text:p>
          </table:table-cell>
          <table:table-cell table:formula="of:=[.D31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10]-[.D309])*17875" office:value-type="float" office:value="0" calcext:value-type="float">
            <text:p>0</text:p>
          </table:table-cell>
          <table:table-cell table:formula="of:=[.F309]+[.B310]*[.D310]" office:value-type="float" office:value="1361.47393848461" calcext:value-type="float">
            <text:p>1361,47393848461</text:p>
          </table:table-cell>
          <table:table-cell table:formula="of:=[.G309]+[.D310]^2" office:value-type="float" office:value="9.34710492829752" calcext:value-type="float">
            <text:p>9,34710492829752</text:p>
          </table:table-cell>
          <table:table-cell/>
          <table:table-cell table:formula="of:=([.B310]-[.D310]*[.$H$2])/[.E31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9.405212" calcext:value-type="float">
            <text:p>-259,405212</text:p>
          </table:table-cell>
          <table:table-cell table:formula="of:=[.D311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311]-[.D310])*17875" office:value-type="float" office:value="28.63883969375" calcext:value-type="float">
            <text:p>28,63883969375</text:p>
          </table:table-cell>
          <table:table-cell table:formula="of:=[.F310]+[.B311]*[.D311]" office:value-type="float" office:value="1361.05832649679" calcext:value-type="float">
            <text:p>1361,05832649679</text:p>
          </table:table-cell>
          <table:table-cell table:formula="of:=[.G310]+[.D311]^2" office:value-type="float" office:value="9.34710749525537" calcext:value-type="float">
            <text:p>9,34710749525537</text:p>
          </table:table-cell>
          <table:table-cell/>
          <table:table-cell table:formula="of:=([.B311]-[.D311]*[.$H$2])/[.E311]" office:value-type="float" office:value="-9.06560956054741" calcext:value-type="float">
            <text:p>-9,06560956054741</text:p>
          </table:table-cell>
        </table:table-row>
        <table:table-row table:style-name="ro1">
          <table:table-cell/>
          <table:table-cell office:value-type="float" office:value="-256.666351" calcext:value-type="float">
            <text:p>-256,666351</text:p>
          </table:table-cell>
          <table:table-cell table:formula="of:=[.D312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312]-[.D311])*17875" office:value-type="float" office:value="0" calcext:value-type="float">
            <text:p>0</text:p>
          </table:table-cell>
          <table:table-cell table:formula="of:=[.F311]+[.B312]*[.D312]" office:value-type="float" office:value="1360.64710263771" calcext:value-type="float">
            <text:p>1360,64710263771</text:p>
          </table:table-cell>
          <table:table-cell table:formula="of:=[.G311]+[.D312]^2" office:value-type="float" office:value="9.34711006221321" calcext:value-type="float">
            <text:p>9,34711006221321</text:p>
          </table:table-cell>
          <table:table-cell/>
          <table:table-cell table:formula="of:=([.B312]-[.D312]*[.$H$2])/[.E31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3.12088" calcext:value-type="float">
            <text:p>-253,12088</text:p>
          </table:table-cell>
          <table:table-cell table:formula="of:=[.D313]*100" office:value-type="float" office:value="0.479125977" calcext:value-type="float">
            <text:p>0,479125977</text:p>
          </table:table-cell>
          <table:table-cell office:value-type="float" office:value="0.00479125977" calcext:value-type="float">
            <text:p>0,00479125977</text:p>
          </table:table-cell>
          <table:table-cell table:formula="of:=([.D313]-[.D312])*17875" office:value-type="float" office:value="57.004928695" calcext:value-type="float">
            <text:p>57,004928695</text:p>
          </table:table-cell>
          <table:table-cell table:formula="of:=[.F312]+[.B313]*[.D313]" office:value-type="float" office:value="1359.43433474842" calcext:value-type="float">
            <text:p>1359,43433474842</text:p>
          </table:table-cell>
          <table:table-cell table:formula="of:=[.G312]+[.D313]^2" office:value-type="float" office:value="9.34713301838339" calcext:value-type="float">
            <text:p>9,34713301838339</text:p>
          </table:table-cell>
          <table:table-cell/>
          <table:table-cell table:formula="of:=([.B313]-[.D313]*[.$H$2])/[.E313]" office:value-type="float" office:value="-4.45204896629063" calcext:value-type="float">
            <text:p>-4,45204896629063</text:p>
          </table:table-cell>
        </table:table-row>
        <table:table-row table:style-name="ro1">
          <table:table-cell/>
          <table:table-cell office:value-type="float" office:value="-249.087753" calcext:value-type="float">
            <text:p>-249,087753</text:p>
          </table:table-cell>
          <table:table-cell table:formula="of:=[.D314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314]-[.D313])*17875" office:value-type="float" office:value="-28.36608900125" calcext:value-type="float">
            <text:p>-28,36608900125</text:p>
          </table:table-cell>
          <table:table-cell table:formula="of:=[.F313]+[.B314]*[.D314]" office:value-type="float" office:value="1358.63617147817" calcext:value-type="float">
            <text:p>1358,63617147817</text:p>
          </table:table-cell>
          <table:table-cell table:formula="of:=[.G313]+[.D314]^2" office:value-type="float" office:value="9.34714328621476" calcext:value-type="float">
            <text:p>9,34714328621476</text:p>
          </table:table-cell>
          <table:table-cell/>
          <table:table-cell table:formula="of:=([.B314]-[.D314]*[.$H$2])/[.E314]" office:value-type="float" office:value="8.79692674059836" calcext:value-type="float">
            <text:p>8,79692674059836</text:p>
          </table:table-cell>
        </table:table-row>
        <table:table-row table:style-name="ro1">
          <table:table-cell/>
          <table:table-cell office:value-type="float" office:value="-244.904343" calcext:value-type="float">
            <text:p>-244,904343</text:p>
          </table:table-cell>
          <table:table-cell table:formula="of:=[.D315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315]-[.D314])*17875" office:value-type="float" office:value="57.27767956625" calcext:value-type="float">
            <text:p>57,27767956625</text:p>
          </table:table-cell>
          <table:table-cell table:formula="of:=[.F314]+[.B315]*[.D315]" office:value-type="float" office:value="1357.06665511892" calcext:value-type="float">
            <text:p>1357,06665511892</text:p>
          </table:table-cell>
          <table:table-cell table:formula="of:=[.G314]+[.D315]^2" office:value-type="float" office:value="9.34718435754034" calcext:value-type="float">
            <text:p>9,34718435754034</text:p>
          </table:table-cell>
          <table:table-cell/>
          <table:table-cell table:formula="of:=([.B315]-[.D315]*[.$H$2])/[.E315]" office:value-type="float" office:value="-4.29133394692903" calcext:value-type="float">
            <text:p>-4,29133394692903</text:p>
          </table:table-cell>
        </table:table-row>
        <table:table-row table:style-name="ro1">
          <table:table-cell/>
          <table:table-cell office:value-type="float" office:value="-241.19632" calcext:value-type="float">
            <text:p>-241,19632</text:p>
          </table:table-cell>
          <table:table-cell table:formula="of:=[.D316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316]-[.D315])*17875" office:value-type="float" office:value="-28.6388398725" calcext:value-type="float">
            <text:p>-28,6388398725</text:p>
          </table:table-cell>
          <table:table-cell table:formula="of:=[.F315]+[.B316]*[.D316]" office:value-type="float" office:value="1355.90734053264" calcext:value-type="float">
            <text:p>1355,90734053264</text:p>
          </table:table-cell>
          <table:table-cell table:formula="of:=[.G315]+[.D316]^2" office:value-type="float" office:value="9.34720746016092" calcext:value-type="float">
            <text:p>9,34720746016092</text:p>
          </table:table-cell>
          <table:table-cell/>
          <table:table-cell table:formula="of:=([.B316]-[.D316]*[.$H$2])/[.E316]" office:value-type="float" office:value="8.44539450161813" calcext:value-type="float">
            <text:p>8,44539450161813</text:p>
          </table:table-cell>
        </table:table-row>
        <table:table-row table:style-name="ro1">
          <table:table-cell/>
          <table:table-cell office:value-type="float" office:value="-238.135437" calcext:value-type="float">
            <text:p>-238,135437</text:p>
          </table:table-cell>
          <table:table-cell table:formula="of:=[.D317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317]-[.D316])*17875" office:value-type="float" office:value="28.6388398725" calcext:value-type="float">
            <text:p>28,6388398725</text:p>
          </table:table-cell>
          <table:table-cell table:formula="of:=[.F316]+[.B317]*[.D317]" office:value-type="float" office:value="1354.38120400313" calcext:value-type="float">
            <text:p>1354,38120400313</text:p>
          </table:table-cell>
          <table:table-cell table:formula="of:=[.G316]+[.D317]^2" office:value-type="float" office:value="9.34724853148651" calcext:value-type="float">
            <text:p>9,34724853148651</text:p>
          </table:table-cell>
          <table:table-cell/>
          <table:table-cell table:formula="of:=([.B317]-[.D317]*[.$H$2])/[.E317]" office:value-type="float" office:value="-8.34631380978165" calcext:value-type="float">
            <text:p>-8,34631380978165</text:p>
          </table:table-cell>
        </table:table-row>
        <table:table-row table:style-name="ro1">
          <table:table-cell/>
          <table:table-cell office:value-type="float" office:value="-234.755585" calcext:value-type="float">
            <text:p>-234,755585</text:p>
          </table:table-cell>
          <table:table-cell table:formula="of:=[.D318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318]-[.D317])*17875" office:value-type="float" office:value="-28.6388398725" calcext:value-type="float">
            <text:p>-28,6388398725</text:p>
          </table:table-cell>
          <table:table-cell table:formula="of:=[.F317]+[.B318]*[.D318]" office:value-type="float" office:value="1353.25284692911" calcext:value-type="float">
            <text:p>1353,25284692911</text:p>
          </table:table-cell>
          <table:table-cell table:formula="of:=[.G317]+[.D318]^2" office:value-type="float" office:value="9.34727163410708" calcext:value-type="float">
            <text:p>9,34727163410708</text:p>
          </table:table-cell>
          <table:table-cell/>
          <table:table-cell table:formula="of:=([.B318]-[.D318]*[.$H$2])/[.E318]" office:value-type="float" office:value="8.2204993931335" calcext:value-type="float">
            <text:p>8,2204993931335</text:p>
          </table:table-cell>
        </table:table-row>
        <table:table-row table:style-name="ro1">
          <table:table-cell/>
          <table:table-cell office:value-type="float" office:value="-230.88501" calcext:value-type="float">
            <text:p>-230,88501</text:p>
          </table:table-cell>
          <table:table-cell table:formula="of:=[.D319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319]-[.D318])*17875" office:value-type="float" office:value="28.6388398725" calcext:value-type="float">
            <text:p>28,6388398725</text:p>
          </table:table-cell>
          <table:table-cell table:formula="of:=[.F318]+[.B319]*[.D319]" office:value-type="float" office:value="1351.77317614882" calcext:value-type="float">
            <text:p>1351,77317614882</text:p>
          </table:table-cell>
          <table:table-cell table:formula="of:=[.G318]+[.D319]^2" office:value-type="float" office:value="9.34731270543267" calcext:value-type="float">
            <text:p>9,34731270543267</text:p>
          </table:table-cell>
          <table:table-cell/>
          <table:table-cell table:formula="of:=([.B319]-[.D319]*[.$H$2])/[.E319]" office:value-type="float" office:value="-8.09314618734028" calcext:value-type="float">
            <text:p>-8,09314618734028</text:p>
          </table:table-cell>
        </table:table-row>
        <table:table-row table:style-name="ro1">
          <table:table-cell/>
          <table:table-cell office:value-type="float" office:value="-226.53598" calcext:value-type="float">
            <text:p>-226,53598</text:p>
          </table:table-cell>
          <table:table-cell table:formula="of:=[.D320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20]-[.D319])*17875" office:value-type="float" office:value="28.63883969375" calcext:value-type="float">
            <text:p>28,63883969375</text:p>
          </table:table-cell>
          <table:table-cell table:formula="of:=[.F319]+[.B320]*[.D320]" office:value-type="float" office:value="1349.95842716304" calcext:value-type="float">
            <text:p>1349,95842716304</text:p>
          </table:table-cell>
          <table:table-cell table:formula="of:=[.G319]+[.D320]^2" office:value-type="float" office:value="9.34737687937886" calcext:value-type="float">
            <text:p>9,34737687937886</text:p>
          </table:table-cell>
          <table:table-cell/>
          <table:table-cell table:formula="of:=([.B320]-[.D320]*[.$H$2])/[.E320]" office:value-type="float" office:value="-7.9490865233726" calcext:value-type="float">
            <text:p>-7,9490865233726</text:p>
          </table:table-cell>
        </table:table-row>
        <table:table-row table:style-name="ro1">
          <table:table-cell/>
          <table:table-cell office:value-type="float" office:value="-221.861847" calcext:value-type="float">
            <text:p>-221,861847</text:p>
          </table:table-cell>
          <table:table-cell table:formula="of:=[.D321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21]-[.D320])*17875" office:value-type="float" office:value="0" calcext:value-type="float">
            <text:p>0</text:p>
          </table:table-cell>
          <table:table-cell table:formula="of:=[.F320]+[.B321]*[.D321]" office:value-type="float" office:value="1348.18112202225" calcext:value-type="float">
            <text:p>1348,18112202225</text:p>
          </table:table-cell>
          <table:table-cell table:formula="of:=[.G320]+[.D321]^2" office:value-type="float" office:value="9.34744105332505" calcext:value-type="float">
            <text:p>9,34744105332505</text:p>
          </table:table-cell>
          <table:table-cell/>
          <table:table-cell table:formula="of:=([.B321]-[.D321]*[.$H$2])/[.E32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6.546707" calcext:value-type="float">
            <text:p>-216,546707</text:p>
          </table:table-cell>
          <table:table-cell table:formula="of:=[.D322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2]-[.D321])*17875" office:value-type="float" office:value="28.63883969375" calcext:value-type="float">
            <text:p>28,63883969375</text:p>
          </table:table-cell>
          <table:table-cell table:formula="of:=[.F321]+[.B322]*[.D322]" office:value-type="float" office:value="1346.09945049181" calcext:value-type="float">
            <text:p>1346,09945049181</text:p>
          </table:table-cell>
          <table:table-cell table:formula="of:=[.G321]+[.D322]^2" office:value-type="float" office:value="9.34753346380753" calcext:value-type="float">
            <text:p>9,34753346380753</text:p>
          </table:table-cell>
          <table:table-cell/>
          <table:table-cell table:formula="of:=([.B322]-[.D322]*[.$H$2])/[.E322]" office:value-type="float" office:value="-7.60808297107133" calcext:value-type="float">
            <text:p>-7,60808297107133</text:p>
          </table:table-cell>
        </table:table-row>
        <table:table-row table:style-name="ro1">
          <table:table-cell/>
          <table:table-cell office:value-type="float" office:value="-211.713089" calcext:value-type="float">
            <text:p>-211,713089</text:p>
          </table:table-cell>
          <table:table-cell table:formula="of:=[.D323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3]-[.D322])*17875" office:value-type="float" office:value="0" calcext:value-type="float">
            <text:p>0</text:p>
          </table:table-cell>
          <table:table-cell table:formula="of:=[.F322]+[.B323]*[.D323]" office:value-type="float" office:value="1344.06424471058" calcext:value-type="float">
            <text:p>1344,06424471058</text:p>
          </table:table-cell>
          <table:table-cell table:formula="of:=[.G322]+[.D323]^2" office:value-type="float" office:value="9.34762587429001" calcext:value-type="float">
            <text:p>9,34762587429001</text:p>
          </table:table-cell>
          <table:table-cell/>
          <table:table-cell table:formula="of:=([.B323]-[.D323]*[.$H$2])/[.E3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7.523544" calcext:value-type="float">
            <text:p>-207,523544</text:p>
          </table:table-cell>
          <table:table-cell table:formula="of:=[.D324]*100" office:value-type="float" office:value="0.799560547" calcext:value-type="float">
            <text:p>0,799560547</text:p>
          </table:table-cell>
          <table:table-cell office:value-type="float" office:value="0.00799560547" calcext:value-type="float">
            <text:p>0,00799560547</text:p>
          </table:table-cell>
          <table:table-cell table:formula="of:=([.D324]-[.D323])*17875" office:value-type="float" office:value="-28.911590565" calcext:value-type="float">
            <text:p>-28,911590565</text:p>
          </table:table-cell>
          <table:table-cell table:formula="of:=[.F323]+[.B324]*[.D324]" office:value-type="float" office:value="1342.40496832702" calcext:value-type="float">
            <text:p>1342,40496832702</text:p>
          </table:table-cell>
          <table:table-cell table:formula="of:=[.G323]+[.D324]^2" office:value-type="float" office:value="9.34768980399684" calcext:value-type="float">
            <text:p>9,34768980399684</text:p>
          </table:table-cell>
          <table:table-cell/>
          <table:table-cell table:formula="of:=([.B324]-[.D324]*[.$H$2])/[.E324]" office:value-type="float" office:value="7.21641555009808" calcext:value-type="float">
            <text:p>7,21641555009808</text:p>
          </table:table-cell>
        </table:table-row>
        <table:table-row table:style-name="ro1">
          <table:table-cell/>
          <table:table-cell office:value-type="float" office:value="-201.26683" calcext:value-type="float">
            <text:p>-201,26683</text:p>
          </table:table-cell>
          <table:table-cell table:formula="of:=[.D325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25]-[.D324])*17875" office:value-type="float" office:value="57.55043097375" calcext:value-type="float">
            <text:p>57,55043097375</text:p>
          </table:table-cell>
          <table:table-cell table:formula="of:=[.F324]+[.B325]*[.D325]" office:value-type="float" office:value="1340.14771856253" calcext:value-type="float">
            <text:p>1340,14771856253</text:p>
          </table:table-cell>
          <table:table-cell table:formula="of:=[.G324]+[.D325]^2" office:value-type="float" office:value="9.34781558493218" calcext:value-type="float">
            <text:p>9,34781558493218</text:p>
          </table:table-cell>
          <table:table-cell/>
          <table:table-cell table:formula="of:=([.B325]-[.D325]*[.$H$2])/[.E325]" office:value-type="float" office:value="-3.52438921984783" calcext:value-type="float">
            <text:p>-3,52438921984783</text:p>
          </table:table-cell>
        </table:table-row>
        <table:table-row table:style-name="ro1">
          <table:table-cell/>
          <table:table-cell office:value-type="float" office:value="-196.273727" calcext:value-type="float">
            <text:p>-196,273727</text:p>
          </table:table-cell>
          <table:table-cell table:formula="of:=[.D326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6]-[.D325])*17875" office:value-type="float" office:value="-28.63884040875" calcext:value-type="float">
            <text:p>-28,63884040875</text:p>
          </table:table-cell>
          <table:table-cell table:formula="of:=[.F325]+[.B326]*[.D326]" office:value-type="float" office:value="1338.26093194116" calcext:value-type="float">
            <text:p>1338,26093194116</text:p>
          </table:table-cell>
          <table:table-cell table:formula="of:=[.G325]+[.D326]^2" office:value-type="float" office:value="9.34790799541466" calcext:value-type="float">
            <text:p>9,34790799541466</text:p>
          </table:table-cell>
          <table:table-cell/>
          <table:table-cell table:formula="of:=([.B326]-[.D326]*[.$H$2])/[.E326]" office:value-type="float" office:value="6.90019867301905" calcext:value-type="float">
            <text:p>6,90019867301905</text:p>
          </table:table-cell>
        </table:table-row>
        <table:table-row table:style-name="ro1">
          <table:table-cell/>
          <table:table-cell office:value-type="float" office:value="-191.412506" calcext:value-type="float">
            <text:p>-191,412506</text:p>
          </table:table-cell>
          <table:table-cell table:formula="of:=[.D327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7]-[.D326])*17875" office:value-type="float" office:value="0" calcext:value-type="float">
            <text:p>0</text:p>
          </table:table-cell>
          <table:table-cell table:formula="of:=[.F326]+[.B327]*[.D327]" office:value-type="float" office:value="1336.42087641767" calcext:value-type="float">
            <text:p>1336,42087641767</text:p>
          </table:table-cell>
          <table:table-cell table:formula="of:=[.G326]+[.D327]^2" office:value-type="float" office:value="9.34800040589714" calcext:value-type="float">
            <text:p>9,34800040589714</text:p>
          </table:table-cell>
          <table:table-cell/>
          <table:table-cell table:formula="of:=([.B327]-[.D327]*[.$H$2])/[.E32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5.287674" calcext:value-type="float">
            <text:p>-185,287674</text:p>
          </table:table-cell>
          <table:table-cell table:formula="of:=[.D328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28]-[.D327])*17875" office:value-type="float" office:value="28.63884040875" calcext:value-type="float">
            <text:p>28,63884040875</text:p>
          </table:table-cell>
          <table:table-cell table:formula="of:=[.F327]+[.B328]*[.D328]" office:value-type="float" office:value="1334.34283624335" calcext:value-type="float">
            <text:p>1334,34283624335</text:p>
          </table:table-cell>
          <table:table-cell table:formula="of:=[.G327]+[.D328]^2" office:value-type="float" office:value="9.34812618683248" calcext:value-type="float">
            <text:p>9,34812618683248</text:p>
          </table:table-cell>
          <table:table-cell/>
          <table:table-cell table:formula="of:=([.B328]-[.D328]*[.$H$2])/[.E328]" office:value-type="float" office:value="-6.52438994926599" calcext:value-type="float">
            <text:p>-6,52438994926599</text:p>
          </table:table-cell>
        </table:table-row>
        <table:table-row table:style-name="ro1">
          <table:table-cell/>
          <table:table-cell office:value-type="float" office:value="-179.809982" calcext:value-type="float">
            <text:p>-179,809982</text:p>
          </table:table-cell>
          <table:table-cell table:formula="of:=[.D329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9]-[.D328])*17875" office:value-type="float" office:value="-28.63884040875" calcext:value-type="float">
            <text:p>-28,63884040875</text:p>
          </table:table-cell>
          <table:table-cell table:formula="of:=[.F328]+[.B329]*[.D329]" office:value-type="float" office:value="1332.61431621363" calcext:value-type="float">
            <text:p>1332,61431621363</text:p>
          </table:table-cell>
          <table:table-cell table:formula="of:=[.G328]+[.D329]^2" office:value-type="float" office:value="9.34821859731496" calcext:value-type="float">
            <text:p>9,34821859731496</text:p>
          </table:table-cell>
          <table:table-cell/>
          <table:table-cell table:formula="of:=([.B329]-[.D329]*[.$H$2])/[.E329]" office:value-type="float" office:value="6.32532396562797" calcext:value-type="float">
            <text:p>6,32532396562797</text:p>
          </table:table-cell>
        </table:table-row>
        <table:table-row table:style-name="ro1">
          <table:table-cell/>
          <table:table-cell office:value-type="float" office:value="-175.138916" calcext:value-type="float">
            <text:p>-175,138916</text:p>
          </table:table-cell>
          <table:table-cell table:formula="of:=[.D330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0]-[.D329])*17875" office:value-type="float" office:value="0" calcext:value-type="float">
            <text:p>0</text:p>
          </table:table-cell>
          <table:table-cell table:formula="of:=[.F329]+[.B330]*[.D330]" office:value-type="float" office:value="1330.93069931472" calcext:value-type="float">
            <text:p>1330,93069931472</text:p>
          </table:table-cell>
          <table:table-cell table:formula="of:=[.G329]+[.D330]^2" office:value-type="float" office:value="9.34831100779744" calcext:value-type="float">
            <text:p>9,34831100779744</text:p>
          </table:table-cell>
          <table:table-cell/>
          <table:table-cell table:formula="of:=([.B330]-[.D330]*[.$H$2])/[.E33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69.385193" calcext:value-type="float">
            <text:p>-169,385193</text:p>
          </table:table-cell>
          <table:table-cell table:formula="of:=[.D331]*100" office:value-type="float" office:value="0.959777832" calcext:value-type="float">
            <text:p>0,959777832</text:p>
          </table:table-cell>
          <table:table-cell office:value-type="float" office:value="0.00959777832" calcext:value-type="float">
            <text:p>0,00959777832</text:p>
          </table:table-cell>
          <table:table-cell table:formula="of:=([.D331]-[.D330])*17875" office:value-type="float" office:value="-0.272750871250001" calcext:value-type="float">
            <text:p>-0,272750871250001</text:p>
          </table:table-cell>
          <table:table-cell table:formula="of:=[.F330]+[.B331]*[.D331]" office:value-type="float" office:value="1329.30497778161" calcext:value-type="float">
            <text:p>1329,30497778161</text:p>
          </table:table-cell>
          <table:table-cell table:formula="of:=[.G330]+[.D331]^2" office:value-type="float" office:value="9.34840312514612" calcext:value-type="float">
            <text:p>9,34840312514612</text:p>
          </table:table-cell>
          <table:table-cell/>
          <table:table-cell table:formula="of:=([.B331]-[.D331]*[.$H$2])/[.E331]" office:value-type="float" office:value="625.930274317972" calcext:value-type="float">
            <text:p>625,930274317972</text:p>
          </table:table-cell>
        </table:table-row>
        <table:table-row table:style-name="ro1">
          <table:table-cell/>
          <table:table-cell office:value-type="float" office:value="-164.07312" calcext:value-type="float">
            <text:p>-164,07312</text:p>
          </table:table-cell>
          <table:table-cell table:formula="of:=[.D332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2]-[.D331])*17875" office:value-type="float" office:value="28.91159128" calcext:value-type="float">
            <text:p>28,91159128</text:p>
          </table:table-cell>
          <table:table-cell table:formula="of:=[.F331]+[.B332]*[.D332]" office:value-type="float" office:value="1327.46486328546" calcext:value-type="float">
            <text:p>1327,46486328546</text:p>
          </table:table-cell>
          <table:table-cell table:formula="of:=[.G331]+[.D332]^2" office:value-type="float" office:value="9.34852890608147" calcext:value-type="float">
            <text:p>9,34852890608147</text:p>
          </table:table-cell>
          <table:table-cell/>
          <table:table-cell table:formula="of:=([.B332]-[.D332]*[.$H$2])/[.E332]" office:value-type="float" office:value="-5.72906578947325" calcext:value-type="float">
            <text:p>-5,72906578947325</text:p>
          </table:table-cell>
        </table:table-row>
        <table:table-row table:style-name="ro1">
          <table:table-cell/>
          <table:table-cell office:value-type="float" office:value="-159.724091" calcext:value-type="float">
            <text:p>-159,724091</text:p>
          </table:table-cell>
          <table:table-cell table:formula="of:=[.D333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3]-[.D332])*17875" office:value-type="float" office:value="-28.63884040875" calcext:value-type="float">
            <text:p>-28,63884040875</text:p>
          </table:table-cell>
          <table:table-cell table:formula="of:=[.F332]+[.B333]*[.D333]" office:value-type="float" office:value="1325.92942967131" calcext:value-type="float">
            <text:p>1325,92942967131</text:p>
          </table:table-cell>
          <table:table-cell table:formula="of:=[.G332]+[.D333]^2" office:value-type="float" office:value="9.34862131656394" calcext:value-type="float">
            <text:p>9,34862131656394</text:p>
          </table:table-cell>
          <table:table-cell/>
          <table:table-cell table:formula="of:=([.B333]-[.D333]*[.$H$2])/[.E333]" office:value-type="float" office:value="5.62397255917008" calcext:value-type="float">
            <text:p>5,62397255917008</text:p>
          </table:table-cell>
        </table:table-row>
        <table:table-row table:style-name="ro1">
          <table:table-cell/>
          <table:table-cell office:value-type="float" office:value="-154.191193" calcext:value-type="float">
            <text:p>-154,191193</text:p>
          </table:table-cell>
          <table:table-cell table:formula="of:=[.D334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4]-[.D333])*17875" office:value-type="float" office:value="28.63884040875" calcext:value-type="float">
            <text:p>28,63884040875</text:p>
          </table:table-cell>
          <table:table-cell table:formula="of:=[.F333]+[.B334]*[.D334]" office:value-type="float" office:value="1324.20014306167" calcext:value-type="float">
            <text:p>1324,20014306167</text:p>
          </table:table-cell>
          <table:table-cell table:formula="of:=[.G333]+[.D334]^2" office:value-type="float" office:value="9.34874709749929" calcext:value-type="float">
            <text:p>9,34874709749929</text:p>
          </table:table-cell>
          <table:table-cell/>
          <table:table-cell table:formula="of:=([.B334]-[.D334]*[.$H$2])/[.E334]" office:value-type="float" office:value="-5.43857500158748" calcext:value-type="float">
            <text:p>-5,43857500158748</text:p>
          </table:table-cell>
        </table:table-row>
        <table:table-row table:style-name="ro1">
          <table:table-cell/>
          <table:table-cell office:value-type="float" office:value="-148.774841" calcext:value-type="float">
            <text:p>-148,774841</text:p>
          </table:table-cell>
          <table:table-cell table:formula="of:=[.D335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5]-[.D334])*17875" office:value-type="float" office:value="-28.63884040875" calcext:value-type="float">
            <text:p>-28,63884040875</text:p>
          </table:table-cell>
          <table:table-cell table:formula="of:=[.F334]+[.B335]*[.D335]" office:value-type="float" office:value="1322.7699649941" calcext:value-type="float">
            <text:p>1322,7699649941</text:p>
          </table:table-cell>
          <table:table-cell table:formula="of:=[.G334]+[.D335]^2" office:value-type="float" office:value="9.34883950798177" calcext:value-type="float">
            <text:p>9,34883950798177</text:p>
          </table:table-cell>
          <table:table-cell/>
          <table:table-cell table:formula="of:=([.B335]-[.D335]*[.$H$2])/[.E335]" office:value-type="float" office:value="5.2416508644462" calcext:value-type="float">
            <text:p>5,2416508644462</text:p>
          </table:table-cell>
        </table:table-row>
        <table:table-row table:style-name="ro1">
          <table:table-cell/>
          <table:table-cell office:value-type="float" office:value="-143.300217" calcext:value-type="float">
            <text:p>-143,300217</text:p>
          </table:table-cell>
          <table:table-cell table:formula="of:=[.D336]*100" office:value-type="float" office:value="1.11999512" calcext:value-type="float">
            <text:p>1,11999512</text:p>
          </table:table-cell>
          <table:table-cell office:value-type="float" office:value="0.0111999512" calcext:value-type="float">
            <text:p>0,0111999512</text:p>
          </table:table-cell>
          <table:table-cell table:formula="of:=([.D336]-[.D335])*17875" office:value-type="float" office:value="28.36608935875" calcext:value-type="float">
            <text:p>28,36608935875</text:p>
          </table:table-cell>
          <table:table-cell table:formula="of:=[.F335]+[.B336]*[.D336]" office:value-type="float" office:value="1321.16500955675" calcext:value-type="float">
            <text:p>1321,16500955675</text:p>
          </table:table-cell>
          <table:table-cell table:formula="of:=[.G335]+[.D336]^2" office:value-type="float" office:value="9.34896494688865" calcext:value-type="float">
            <text:p>9,34896494688865</text:p>
          </table:table-cell>
          <table:table-cell/>
          <table:table-cell table:formula="of:=([.B336]-[.D336]*[.$H$2])/[.E336]" office:value-type="float" office:value="-5.10685053426727" calcext:value-type="float">
            <text:p>-5,10685053426727</text:p>
          </table:table-cell>
        </table:table-row>
        <table:table-row table:style-name="ro1">
          <table:table-cell/>
          <table:table-cell office:value-type="float" office:value="-138.147629" calcext:value-type="float">
            <text:p>-138,147629</text:p>
          </table:table-cell>
          <table:table-cell table:formula="of:=[.D337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7]-[.D336])*17875" office:value-type="float" office:value="0.272751049999985" calcext:value-type="float">
            <text:p>0,272751049999985</text:p>
          </table:table-cell>
          <table:table-cell table:formula="of:=[.F336]+[.B337]*[.D337]" office:value-type="float" office:value="1319.61565488651" calcext:value-type="float">
            <text:p>1319,61565488651</text:p>
          </table:table-cell>
          <table:table-cell table:formula="of:=[.G336]+[.D337]^2" office:value-type="float" office:value="9.34909072782399" calcext:value-type="float">
            <text:p>9,34909072782399</text:p>
          </table:table-cell>
          <table:table-cell/>
          <table:table-cell table:formula="of:=([.B337]-[.D337]*[.$H$2])/[.E337]" office:value-type="float" office:value="-512.228706439403" calcext:value-type="float">
            <text:p>-512,228706439403</text:p>
          </table:table-cell>
        </table:table-row>
        <table:table-row table:style-name="ro1">
          <table:table-cell/>
          <table:table-cell office:value-type="float" office:value="-133.157593" calcext:value-type="float">
            <text:p>-133,157593</text:p>
          </table:table-cell>
          <table:table-cell table:formula="of:=[.D338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8]-[.D337])*17875" office:value-type="float" office:value="-28.63884040875" calcext:value-type="float">
            <text:p>-28,63884040875</text:p>
          </table:table-cell>
          <table:table-cell table:formula="of:=[.F337]+[.B338]*[.D338]" office:value-type="float" office:value="1318.33560600353" calcext:value-type="float">
            <text:p>1318,33560600353</text:p>
          </table:table-cell>
          <table:table-cell table:formula="of:=[.G337]+[.D338]^2" office:value-type="float" office:value="9.34918313830647" calcext:value-type="float">
            <text:p>9,34918313830647</text:p>
          </table:table-cell>
          <table:table-cell/>
          <table:table-cell table:formula="of:=([.B338]-[.D338]*[.$H$2])/[.E338]" office:value-type="float" office:value="4.69633381329812" calcext:value-type="float">
            <text:p>4,69633381329812</text:p>
          </table:table-cell>
        </table:table-row>
        <table:table-row table:style-name="ro1">
          <table:table-cell/>
          <table:table-cell office:value-type="float" office:value="-128.412918" calcext:value-type="float">
            <text:p>-128,412918</text:p>
          </table:table-cell>
          <table:table-cell table:formula="of:=[.D339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9]-[.D338])*17875" office:value-type="float" office:value="28.63884040875" calcext:value-type="float">
            <text:p>28,63884040875</text:p>
          </table:table-cell>
          <table:table-cell table:formula="of:=[.F338]+[.B339]*[.D339]" office:value-type="float" office:value="1316.89542816144" calcext:value-type="float">
            <text:p>1316,89542816144</text:p>
          </table:table-cell>
          <table:table-cell table:formula="of:=[.G338]+[.D339]^2" office:value-type="float" office:value="9.34930891924182" calcext:value-type="float">
            <text:p>9,34930891924182</text:p>
          </table:table-cell>
          <table:table-cell/>
          <table:table-cell table:formula="of:=([.B339]-[.D339]*[.$H$2])/[.E339]" office:value-type="float" office:value="-4.53845912286902" calcext:value-type="float">
            <text:p>-4,53845912286902</text:p>
          </table:table-cell>
        </table:table-row>
        <table:table-row table:style-name="ro1">
          <table:table-cell/>
          <table:table-cell office:value-type="float" office:value="-123.5793" calcext:value-type="float">
            <text:p>-123,5793</text:p>
          </table:table-cell>
          <table:table-cell table:formula="of:=[.D340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0]-[.D339])*17875" office:value-type="float" office:value="0" calcext:value-type="float">
            <text:p>0</text:p>
          </table:table-cell>
          <table:table-cell table:formula="of:=[.F339]+[.B340]*[.D340]" office:value-type="float" office:value="1315.50946036029" calcext:value-type="float">
            <text:p>1315,50946036029</text:p>
          </table:table-cell>
          <table:table-cell table:formula="of:=[.G339]+[.D340]^2" office:value-type="float" office:value="9.34943470017716" calcext:value-type="float">
            <text:p>9,34943470017716</text:p>
          </table:table-cell>
          <table:table-cell/>
          <table:table-cell table:formula="of:=([.B340]-[.D340]*[.$H$2])/[.E34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17.779572" calcext:value-type="float">
            <text:p>-117,779572</text:p>
          </table:table-cell>
          <table:table-cell table:formula="of:=[.D341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1]-[.D340])*17875" office:value-type="float" office:value="0" calcext:value-type="float">
            <text:p>0</text:p>
          </table:table-cell>
          <table:table-cell table:formula="of:=[.F340]+[.B341]*[.D341]" office:value-type="float" office:value="1314.1885377266" calcext:value-type="float">
            <text:p>1314,1885377266</text:p>
          </table:table-cell>
          <table:table-cell table:formula="of:=[.G340]+[.D341]^2" office:value-type="float" office:value="9.3495604811125" calcext:value-type="float">
            <text:p>9,3495604811125</text:p>
          </table:table-cell>
          <table:table-cell/>
          <table:table-cell table:formula="of:=([.B341]-[.D341]*[.$H$2])/[.E34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12.225204" calcext:value-type="float">
            <text:p>-112,225204</text:p>
          </table:table-cell>
          <table:table-cell table:formula="of:=[.D342]*100" office:value-type="float" office:value="1.11999512" calcext:value-type="float">
            <text:p>1,11999512</text:p>
          </table:table-cell>
          <table:table-cell office:value-type="float" office:value="0.0111999512" calcext:value-type="float">
            <text:p>0,0111999512</text:p>
          </table:table-cell>
          <table:table-cell table:formula="of:=([.D342]-[.D341])*17875" office:value-type="float" office:value="-0.272751049999985" calcext:value-type="float">
            <text:p>-0,272751049999985</text:p>
          </table:table-cell>
          <table:table-cell table:formula="of:=[.F341]+[.B342]*[.D342]" office:value-type="float" office:value="1312.93162091839" calcext:value-type="float">
            <text:p>1312,93162091839</text:p>
          </table:table-cell>
          <table:table-cell table:formula="of:=[.G341]+[.D342]^2" office:value-type="float" office:value="9.34968592001939" calcext:value-type="float">
            <text:p>9,34968592001939</text:p>
          </table:table-cell>
          <table:table-cell/>
          <table:table-cell table:formula="of:=([.B342]-[.D342]*[.$H$2])/[.E342]" office:value-type="float" office:value="417.180302685587" calcext:value-type="float">
            <text:p>417,180302685587</text:p>
          </table:table-cell>
        </table:table-row>
        <table:table-row table:style-name="ro1">
          <table:table-cell/>
          <table:table-cell office:value-type="float" office:value="-106.3396" calcext:value-type="float">
            <text:p>-106,3396</text:p>
          </table:table-cell>
          <table:table-cell table:formula="of:=[.D343]*100" office:value-type="float" office:value="1.11999512" calcext:value-type="float">
            <text:p>1,11999512</text:p>
          </table:table-cell>
          <table:table-cell office:value-type="float" office:value="0.0111999512" calcext:value-type="float">
            <text:p>0,0111999512</text:p>
          </table:table-cell>
          <table:table-cell table:formula="of:=([.D343]-[.D342])*17875" office:value-type="float" office:value="0" calcext:value-type="float">
            <text:p>0</text:p>
          </table:table-cell>
          <table:table-cell table:formula="of:=[.F342]+[.B343]*[.D343]" office:value-type="float" office:value="1311.74062258776" calcext:value-type="float">
            <text:p>1311,74062258776</text:p>
          </table:table-cell>
          <table:table-cell table:formula="of:=[.G342]+[.D343]^2" office:value-type="float" office:value="9.34981135892627" calcext:value-type="float">
            <text:p>9,34981135892627</text:p>
          </table:table-cell>
          <table:table-cell/>
          <table:table-cell table:formula="of:=([.B343]-[.D343]*[.$H$2])/[.E34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99.9878082" calcext:value-type="float">
            <text:p>-99,9878082</text:p>
          </table:table-cell>
          <table:table-cell table:formula="of:=[.D344]*100" office:value-type="float" office:value="1.44195557" calcext:value-type="float">
            <text:p>1,44195557</text:p>
          </table:table-cell>
          <table:table-cell office:value-type="float" office:value="0.0144195557" calcext:value-type="float">
            <text:p>0,0144195557</text:p>
          </table:table-cell>
          <table:table-cell table:formula="of:=([.D344]-[.D343])*17875" office:value-type="float" office:value="57.5504304375" calcext:value-type="float">
            <text:p>57,5504304375</text:p>
          </table:table-cell>
          <table:table-cell table:formula="of:=[.F343]+[.B344]*[.D344]" office:value-type="float" office:value="1310.2988428181" calcext:value-type="float">
            <text:p>1310,2988428181</text:p>
          </table:table-cell>
          <table:table-cell table:formula="of:=[.G343]+[.D344]^2" office:value-type="float" office:value="9.35001928251285" calcext:value-type="float">
            <text:p>9,35001928251285</text:p>
          </table:table-cell>
          <table:table-cell/>
          <table:table-cell table:formula="of:=([.B344]-[.D344]*[.$H$2])/[.E344]" office:value-type="float" office:value="-1.77231950842731" calcext:value-type="float">
            <text:p>-1,77231950842731</text:p>
          </table:table-cell>
        </table:table-row>
        <table:table-row table:style-name="ro1">
          <table:table-cell/>
          <table:table-cell office:value-type="float" office:value="-94.6757355" calcext:value-type="float">
            <text:p>-94,6757355</text:p>
          </table:table-cell>
          <table:table-cell table:formula="of:=[.D345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345]-[.D344])*17875" office:value-type="float" office:value="-28.6388405875" calcext:value-type="float">
            <text:p>-28,6388405875</text:p>
          </table:table-cell>
          <table:table-cell table:formula="of:=[.F344]+[.B345]*[.D345]" office:value-type="float" office:value="1309.08534767433" calcext:value-type="float">
            <text:p>1309,08534767433</text:p>
          </table:table-cell>
          <table:table-cell table:formula="of:=[.G344]+[.D345]^2" office:value-type="float" office:value="9.3501835678147" calcext:value-type="float">
            <text:p>9,3501835678147</text:p>
          </table:table-cell>
          <table:table-cell/>
          <table:table-cell table:formula="of:=([.B345]-[.D345]*[.$H$2])/[.E345]" office:value-type="float" office:value="3.36823519969098" calcext:value-type="float">
            <text:p>3,36823519969098</text:p>
          </table:table-cell>
        </table:table-row>
        <table:table-row table:style-name="ro1">
          <table:table-cell/>
          <table:table-cell office:value-type="float" office:value="-87.4283752" calcext:value-type="float">
            <text:p>-87,4283752</text:p>
          </table:table-cell>
          <table:table-cell table:formula="of:=[.D346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346]-[.D345])*17875" office:value-type="float" office:value="0" calcext:value-type="float">
            <text:p>0</text:p>
          </table:table-cell>
          <table:table-cell table:formula="of:=[.F345]+[.B346]*[.D346]" office:value-type="float" office:value="1307.96474472181" calcext:value-type="float">
            <text:p>1307,96474472181</text:p>
          </table:table-cell>
          <table:table-cell table:formula="of:=[.G345]+[.D346]^2" office:value-type="float" office:value="9.35034785311654" calcext:value-type="float">
            <text:p>9,35034785311654</text:p>
          </table:table-cell>
          <table:table-cell/>
          <table:table-cell table:formula="of:=([.B346]-[.D346]*[.$H$2])/[.E34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80.8281555" calcext:value-type="float">
            <text:p>-80,8281555</text:p>
          </table:table-cell>
          <table:table-cell table:formula="of:=[.D347]*100" office:value-type="float" office:value="1.44042969" calcext:value-type="float">
            <text:p>1,44042969</text:p>
          </table:table-cell>
          <table:table-cell office:value-type="float" office:value="0.0144042969" calcext:value-type="float">
            <text:p>0,0144042969</text:p>
          </table:table-cell>
          <table:table-cell table:formula="of:=([.D347]-[.D346])*17875" office:value-type="float" office:value="28.3660895375" calcext:value-type="float">
            <text:p>28,3660895375</text:p>
          </table:table-cell>
          <table:table-cell table:formula="of:=[.F346]+[.B347]*[.D347]" office:value-type="float" office:value="1306.80047197211" calcext:value-type="float">
            <text:p>1306,80047197211</text:p>
          </table:table-cell>
          <table:table-cell table:formula="of:=[.G346]+[.D347]^2" office:value-type="float" office:value="9.35055533688572" calcext:value-type="float">
            <text:p>9,35055533688572</text:p>
          </table:table-cell>
          <table:table-cell/>
          <table:table-cell table:formula="of:=([.B347]-[.D347]*[.$H$2])/[.E347]" office:value-type="float" office:value="-2.92024640367102" calcext:value-type="float">
            <text:p>-2,92024640367102</text:p>
          </table:table-cell>
        </table:table-row>
        <table:table-row table:style-name="ro1">
          <table:table-cell/>
          <table:table-cell office:value-type="float" office:value="-74.4364929" calcext:value-type="float">
            <text:p>-74,4364929</text:p>
          </table:table-cell>
          <table:table-cell table:formula="of:=[.D348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348]-[.D347])*17875" office:value-type="float" office:value="-28.3660895375" calcext:value-type="float">
            <text:p>-28,3660895375</text:p>
          </table:table-cell>
          <table:table-cell table:formula="of:=[.F347]+[.B348]*[.D348]" office:value-type="float" office:value="1305.84639094832" calcext:value-type="float">
            <text:p>1305,84639094832</text:p>
          </table:table-cell>
          <table:table-cell table:formula="of:=[.G347]+[.D348]^2" office:value-type="float" office:value="9.35071962218756" calcext:value-type="float">
            <text:p>9,35071962218756</text:p>
          </table:table-cell>
          <table:table-cell/>
          <table:table-cell table:formula="of:=([.B348]-[.D348]*[.$H$2])/[.E348]" office:value-type="float" office:value="2.68712076948038" calcext:value-type="float">
            <text:p>2,68712076948038</text:p>
          </table:table-cell>
        </table:table-row>
        <table:table-row table:style-name="ro1">
          <table:table-cell/>
          <table:table-cell office:value-type="float" office:value="-68.1061707" calcext:value-type="float">
            <text:p>-68,1061707</text:p>
          </table:table-cell>
          <table:table-cell table:formula="of:=[.D349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349]-[.D348])*17875" office:value-type="float" office:value="-0.272751049999985" calcext:value-type="float">
            <text:p>-0,272751049999985</text:p>
          </table:table-cell>
          <table:table-cell table:formula="of:=[.F348]+[.B349]*[.D349]" office:value-type="float" office:value="1304.97448730585" calcext:value-type="float">
            <text:p>1304,97448730585</text:p>
          </table:table-cell>
          <table:table-cell table:formula="of:=[.G348]+[.D349]^2" office:value-type="float" office:value="9.35088351656647" calcext:value-type="float">
            <text:p>9,35088351656647</text:p>
          </table:table-cell>
          <table:table-cell/>
          <table:table-cell table:formula="of:=([.B349]-[.D349]*[.$H$2])/[.E349]" office:value-type="float" office:value="256.243410320453" calcext:value-type="float">
            <text:p>256,243410320453</text:p>
          </table:table-cell>
        </table:table-row>
        <table:table-row table:style-name="ro1">
          <table:table-cell/>
          <table:table-cell office:value-type="float" office:value="-61.9874725" calcext:value-type="float">
            <text:p>-61,9874725</text:p>
          </table:table-cell>
          <table:table-cell table:formula="of:=[.D350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350]-[.D349])*17875" office:value-type="float" office:value="0" calcext:value-type="float">
            <text:p>0</text:p>
          </table:table-cell>
          <table:table-cell table:formula="of:=[.F349]+[.B350]*[.D350]" office:value-type="float" office:value="1304.18091599646" calcext:value-type="float">
            <text:p>1304,18091599646</text:p>
          </table:table-cell>
          <table:table-cell table:formula="of:=[.G349]+[.D350]^2" office:value-type="float" office:value="9.35104741094539" calcext:value-type="float">
            <text:p>9,35104741094539</text:p>
          </table:table-cell>
          <table:table-cell/>
          <table:table-cell table:formula="of:=([.B350]-[.D350]*[.$H$2])/[.E35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55.8687744" calcext:value-type="float">
            <text:p>-55,8687744</text:p>
          </table:table-cell>
          <table:table-cell table:formula="of:=[.D351]*100" office:value-type="float" office:value="1.2802124" calcext:value-type="float">
            <text:p>1,2802124</text:p>
          </table:table-cell>
          <table:table-cell office:value-type="float" office:value="0.012802124" calcext:value-type="float">
            <text:p>0,012802124</text:p>
          </table:table-cell>
          <table:table-cell table:formula="of:=([.D351]-[.D350])*17875" office:value-type="float" office:value="0" calcext:value-type="float">
            <text:p>0</text:p>
          </table:table-cell>
          <table:table-cell table:formula="of:=[.F350]+[.B351]*[.D351]" office:value-type="float" office:value="1303.46567701886" calcext:value-type="float">
            <text:p>1303,46567701886</text:p>
          </table:table-cell>
          <table:table-cell table:formula="of:=[.G350]+[.D351]^2" office:value-type="float" office:value="9.3512113053243" calcext:value-type="float">
            <text:p>9,3512113053243</text:p>
          </table:table-cell>
          <table:table-cell/>
          <table:table-cell table:formula="of:=([.B351]-[.D351]*[.$H$2])/[.E351]" office:value-type="string" office:string-value="" calcext:value-type="error">
            <text:p>#ДЕЛ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.00.0000</text:date>, <text:time style:data-style-name="N2" text:time-value="16:25:05.8509513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6:44:01.592826394</dc:date>
    <meta:editing-duration>PT30M24S</meta:editing-duration>
    <meta:editing-cycles>6</meta:editing-cycles>
    <meta:generator>LibreOffice/6.0.6.2$Linux_X86_64 LibreOffice_project/00m0$Build-2</meta:generator>
    <meta:document-statistic meta:table-count="1" meta:cell-count="22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logformattedcurrent.A2:logformattedcurrent.C351" svg:x="0.32cm" svg:y="0.18cm" svg:width="15.36cm" svg:height="8.64cm">
          <chartooo:coordinate-region svg:x="1.232cm" svg:y="0.379cm" svg:width="14.02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gformattedcurrent.B2:logformattedcurrent.B351" chart:class="chart:scatter">
            <chart:domain table:cell-range-address="logformattedcurrent.A2:logformattedcurrent.A351"/>
            <chart:data-point chart:repeated="350"/>
          </chart:series>
          <chart:series chart:style-name="ch6" chart:values-cell-range-address="logformattedcurrent.C2:logformattedcurrent.C351" chart:class="chart:scatter">
            <chart:data-point chart:repeated="3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formattedcurrent.A2:logformattedcurrent.A351</svg:desc>
                </draw:g>
              </table:table-cell>
              <table:table-cell office:value-type="float" office:value="0.318969727">
                <text:p>0.318969727</text:p>
                <draw:g>
                  <svg:desc>logformattedcurrent.B2:logformattedcurrent.B351</svg:desc>
                </draw:g>
              </table:table-cell>
              <table:table-cell office:value-type="float" office:value="1.44042969">
                <text:p>1.44042969</text:p>
                <draw:g>
                  <svg:desc>logformattedcurrent.C2:logformattedcurrent.C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59440559440559">
                <text:p>0.0000559440559440559</text:p>
              </table:table-cell>
              <table:table-cell office:value-type="float" office:value="6.12176514">
                <text:p>6.12176514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1888111888112">
                <text:p>0.000111888111888112</text:p>
              </table:table-cell>
              <table:table-cell office:value-type="float" office:value="13.2096405">
                <text:p>13.2096405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67832167832168">
                <text:p>0.000167832167832168</text:p>
              </table:table-cell>
              <table:table-cell office:value-type="float" office:value="19.4816895">
                <text:p>19.4816895</text:p>
              </table:table-cell>
              <table:table-cell office:value-type="float" office:value="1.2802124">
                <text:p>1.2802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3776223776224">
                <text:p>0.000223776223776224</text:p>
              </table:table-cell>
              <table:table-cell office:value-type="float" office:value="25.7782745">
                <text:p>25.7782745</text:p>
              </table:table-cell>
              <table:table-cell office:value-type="float" office:value="1.44195557">
                <text:p>1.4419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7972027972028">
                <text:p>0.00027972027972028</text:p>
              </table:table-cell>
              <table:table-cell office:value-type="float" office:value="32.706665">
                <text:p>32.706665</text:p>
              </table:table-cell>
              <table:table-cell office:value-type="float" office:value="1.44195557">
                <text:p>1.44195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35664335664336">
                <text:p>0.000335664335664336</text:p>
              </table:table-cell>
              <table:table-cell office:value-type="float" office:value="38.1843567">
                <text:p>38.1843567</text:p>
              </table:table-cell>
              <table:table-cell office:value-type="float" office:value="1.44195557">
                <text:p>1.44195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91608391608392">
                <text:p>0.000391608391608392</text:p>
              </table:table-cell>
              <table:table-cell office:value-type="float" office:value="43.9840851">
                <text:p>43.9840851</text:p>
              </table:table-cell>
              <table:table-cell office:value-type="float" office:value="1.44195557">
                <text:p>1.44195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47552447552448">
                <text:p>0.000447552447552448</text:p>
              </table:table-cell>
              <table:table-cell office:value-type="float" office:value="49.6243286">
                <text:p>49.6243286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03496503496504">
                <text:p>0.000503496503496504</text:p>
              </table:table-cell>
              <table:table-cell office:value-type="float" office:value="55.2247009">
                <text:p>55.2247009</text:p>
              </table:table-cell>
              <table:table-cell office:value-type="float" office:value="1.2802124">
                <text:p>1.2802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5944055944056">
                <text:p>0.00055944055944056</text:p>
              </table:table-cell>
              <table:table-cell office:value-type="float" office:value="60.0981903">
                <text:p>60.0981903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15384615384616">
                <text:p>0.000615384615384616</text:p>
              </table:table-cell>
              <table:table-cell office:value-type="float" office:value="64.7692566">
                <text:p>64.7692566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71328671328671">
                <text:p>0.000671328671328671</text:p>
              </table:table-cell>
              <table:table-cell office:value-type="float" office:value="68.912796">
                <text:p>68.912796</text:p>
              </table:table-cell>
              <table:table-cell office:value-type="float" office:value="1.2802124">
                <text:p>1.280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27272727272727">
                <text:p>0.000727272727272727</text:p>
              </table:table-cell>
              <table:table-cell office:value-type="float" office:value="72.8263092">
                <text:p>72.826309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83216783216783">
                <text:p>0.000783216783216783</text:p>
              </table:table-cell>
              <table:table-cell office:value-type="float" office:value="77.6599274">
                <text:p>77.659927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39160839160839">
                <text:p>0.000839160839160839</text:p>
              </table:table-cell>
              <table:table-cell office:value-type="float" office:value="81.6317139">
                <text:p>81.6317139</text:p>
              </table:table-cell>
              <table:table-cell office:value-type="float" office:value="0.959777832">
                <text:p>0.959777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95104895104895">
                <text:p>0.000895104895104895</text:p>
              </table:table-cell>
              <table:table-cell office:value-type="float" office:value="87.1063385">
                <text:p>87.1063385</text:p>
              </table:table-cell>
              <table:table-cell office:value-type="float" office:value="0.959777832">
                <text:p>0.959777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51048951048951">
                <text:p>0.000951048951048951</text:p>
              </table:table-cell>
              <table:table-cell office:value-type="float" office:value="92.1607819">
                <text:p>92.1607819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0699300699301">
                <text:p>0.00100699300699301</text:p>
              </table:table-cell>
              <table:table-cell office:value-type="float" office:value="97.733551">
                <text:p>97.733551</text:p>
              </table:table-cell>
              <table:table-cell office:value-type="float" office:value="1.11999512">
                <text:p>1.11999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6293706293706">
                <text:p>0.00106293706293706</text:p>
              </table:table-cell>
              <table:table-cell office:value-type="float" office:value="104.404312">
                <text:p>104.40431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1888111888112">
                <text:p>0.00111888111888112</text:p>
              </table:table-cell>
              <table:table-cell office:value-type="float" office:value="109.648911">
                <text:p>109.648911</text:p>
              </table:table-cell>
              <table:table-cell office:value-type="float" office:value="0.959777832">
                <text:p>0.95977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7482517482517">
                <text:p>0.00117482517482517</text:p>
              </table:table-cell>
              <table:table-cell office:value-type="float" office:value="115.445572">
                <text:p>115.445572</text:p>
              </table:table-cell>
              <table:table-cell office:value-type="float" office:value="1.2802124">
                <text:p>1.2802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3076923076923">
                <text:p>0.00123076923076923</text:p>
              </table:table-cell>
              <table:table-cell office:value-type="float" office:value="120.677902">
                <text:p>120.677902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28671328671329">
                <text:p>0.00128671328671329</text:p>
              </table:table-cell>
              <table:table-cell office:value-type="float" office:value="126.072784">
                <text:p>126.072784</text:p>
              </table:table-cell>
              <table:table-cell office:value-type="float" office:value="1.11999512">
                <text:p>1.11999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4265734265734">
                <text:p>0.00134265734265734</text:p>
              </table:table-cell>
              <table:table-cell office:value-type="float" office:value="131.311249">
                <text:p>131.311249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986013986014">
                <text:p>0.0013986013986014</text:p>
              </table:table-cell>
              <table:table-cell office:value-type="float" office:value="136.469971">
                <text:p>136.46997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5454545454545">
                <text:p>0.00145454545454545</text:p>
              </table:table-cell>
              <table:table-cell office:value-type="float" office:value="140.978485">
                <text:p>140.978485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51048951048951">
                <text:p>0.00151048951048951</text:p>
              </table:table-cell>
              <table:table-cell office:value-type="float" office:value="145.490067">
                <text:p>145.490067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6643356643357">
                <text:p>0.00156643356643357</text:p>
              </table:table-cell>
              <table:table-cell office:value-type="float" office:value="150.001648">
                <text:p>150.001648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62237762237762">
                <text:p>0.00162237762237762</text:p>
              </table:table-cell>
              <table:table-cell office:value-type="float" office:value="154.835266">
                <text:p>154.83526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7832167832168">
                <text:p>0.00167832167832168</text:p>
              </table:table-cell>
              <table:table-cell office:value-type="float" office:value="158.702774">
                <text:p>158.702774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3426573426573">
                <text:p>0.00173426573426573</text:p>
              </table:table-cell>
              <table:table-cell office:value-type="float" office:value="163.536392">
                <text:p>163.53639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9020979020979">
                <text:p>0.00179020979020979</text:p>
              </table:table-cell>
              <table:table-cell office:value-type="float" office:value="168.047974">
                <text:p>168.047974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4615384615385">
                <text:p>0.00184615384615385</text:p>
              </table:table-cell>
              <table:table-cell office:value-type="float" office:value="172.40007">
                <text:p>172.40007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9020979020979">
                <text:p>0.0019020979020979</text:p>
              </table:table-cell>
              <table:table-cell office:value-type="float" office:value="177.233688">
                <text:p>177.233688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95804195804196">
                <text:p>0.00195804195804196</text:p>
              </table:table-cell>
              <table:table-cell office:value-type="float" office:value="181.582718">
                <text:p>181.582718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1398601398601">
                <text:p>0.00201398601398601</text:p>
              </table:table-cell>
              <table:table-cell office:value-type="float" office:value="185.809067">
                <text:p>185.809067</text:p>
              </table:table-cell>
              <table:table-cell office:value-type="float" office:value="0.959777832">
                <text:p>0.959777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06993006993007">
                <text:p>0.00206993006993007</text:p>
              </table:table-cell>
              <table:table-cell office:value-type="float" office:value="189.832993">
                <text:p>189.832993</text:p>
              </table:table-cell>
              <table:table-cell office:value-type="float" office:value="0.799560547">
                <text:p>0.799560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2587412587412">
                <text:p>0.00212587412587412</text:p>
              </table:table-cell>
              <table:table-cell office:value-type="float" office:value="193.504211">
                <text:p>193.50421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8181818181818">
                <text:p>0.00218181818181818</text:p>
              </table:table-cell>
              <table:table-cell office:value-type="float" office:value="197.239838">
                <text:p>197.239838</text:p>
              </table:table-cell>
              <table:table-cell office:value-type="float" office:value="0.799560547">
                <text:p>0.799560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3776223776224">
                <text:p>0.00223776223776224</text:p>
              </table:table-cell>
              <table:table-cell office:value-type="float" office:value="201.104279">
                <text:p>201.104279</text:p>
              </table:table-cell>
              <table:table-cell office:value-type="float" office:value="0.959777832">
                <text:p>0.959777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29370629370629">
                <text:p>0.00229370629370629</text:p>
              </table:table-cell>
              <table:table-cell office:value-type="float" office:value="203.843124">
                <text:p>203.843124</text:p>
              </table:table-cell>
              <table:table-cell office:value-type="float" office:value="0.799560547">
                <text:p>0.799560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4965034965035">
                <text:p>0.00234965034965035</text:p>
              </table:table-cell>
              <table:table-cell office:value-type="float" office:value="207.523544">
                <text:p>207.523544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055944055944">
                <text:p>0.0024055944055944</text:p>
              </table:table-cell>
              <table:table-cell office:value-type="float" office:value="211.2285">
                <text:p>211.2285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6153846153846">
                <text:p>0.00246153846153846</text:p>
              </table:table-cell>
              <table:table-cell office:value-type="float" office:value="214.470337">
                <text:p>214.470337</text:p>
              </table:table-cell>
              <table:table-cell office:value-type="float" office:value="0.799560547">
                <text:p>0.799560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1748251748252">
                <text:p>0.00251748251748252</text:p>
              </table:table-cell>
              <table:table-cell office:value-type="float" office:value="218.172226">
                <text:p>218.172226</text:p>
              </table:table-cell>
              <table:table-cell office:value-type="float" office:value="0.639343262">
                <text:p>0.639343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57342657342657">
                <text:p>0.00257342657342657</text:p>
              </table:table-cell>
              <table:table-cell office:value-type="float" office:value="221.71463">
                <text:p>221.71463</text:p>
              </table:table-cell>
              <table:table-cell office:value-type="float" office:value="0.639343262">
                <text:p>0.639343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2937062937063">
                <text:p>0.00262937062937063</text:p>
              </table:table-cell>
              <table:table-cell office:value-type="float" office:value="225.247833">
                <text:p>225.247833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68531468531468">
                <text:p>0.00268531468531468</text:p>
              </table:table-cell>
              <table:table-cell office:value-type="float" office:value="228.468201">
                <text:p>228.468201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4125874125874">
                <text:p>0.00274125874125874</text:p>
              </table:table-cell>
              <table:table-cell office:value-type="float" office:value="231.85112">
                <text:p>231.85112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79720279720279">
                <text:p>0.00279720279720279</text:p>
              </table:table-cell>
              <table:table-cell office:value-type="float" office:value="234.430481">
                <text:p>234.430481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5314685314685">
                <text:p>0.00285314685314685</text:p>
              </table:table-cell>
              <table:table-cell office:value-type="float" office:value="236.850357">
                <text:p>236.850357</text:p>
              </table:table-cell>
              <table:table-cell office:value-type="float" office:value="0.479125977">
                <text:p>0.4791259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90909090909091">
                <text:p>0.00290909090909091</text:p>
              </table:table-cell>
              <table:table-cell office:value-type="float" office:value="239.104614">
                <text:p>239.104614</text:p>
              </table:table-cell>
              <table:table-cell office:value-type="float" office:value="0.479125977">
                <text:p>0.479125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6503496503496">
                <text:p>0.00296503496503496</text:p>
              </table:table-cell>
              <table:table-cell office:value-type="float" office:value="241.521423">
                <text:p>241.521423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02097902097902">
                <text:p>0.00302097902097902</text:p>
              </table:table-cell>
              <table:table-cell office:value-type="float" office:value="243.938232">
                <text:p>243.938232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7692307692307">
                <text:p>0.00307692307692307</text:p>
              </table:table-cell>
              <table:table-cell office:value-type="float" office:value="246.511459">
                <text:p>246.511459</text:p>
              </table:table-cell>
              <table:table-cell office:value-type="float" office:value="0.479125977">
                <text:p>0.4791259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3286713286713">
                <text:p>0.00313286713286713</text:p>
              </table:table-cell>
              <table:table-cell office:value-type="float" office:value="249.093887">
                <text:p>249.093887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8881118881119">
                <text:p>0.00318881118881119</text:p>
              </table:table-cell>
              <table:table-cell office:value-type="float" office:value="250.857422">
                <text:p>250.857422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24475524475524">
                <text:p>0.00324475524475524</text:p>
              </table:table-cell>
              <table:table-cell office:value-type="float" office:value="253.442917">
                <text:p>253.442917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3006993006993">
                <text:p>0.0033006993006993</text:p>
              </table:table-cell>
              <table:table-cell office:value-type="float" office:value="255.375137">
                <text:p>255.375137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35664335664335">
                <text:p>0.00335664335664335</text:p>
              </table:table-cell>
              <table:table-cell office:value-type="float" office:value="257.147888">
                <text:p>257.147888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41258741258741">
                <text:p>0.00341258741258741</text:p>
              </table:table-cell>
              <table:table-cell office:value-type="float" office:value="259.08316">
                <text:p>259.08316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46853146853146">
                <text:p>0.00346853146853146</text:p>
              </table:table-cell>
              <table:table-cell office:value-type="float" office:value="260.371307">
                <text:p>260.371307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52447552447552">
                <text:p>0.00352447552447552</text:p>
              </table:table-cell>
              <table:table-cell office:value-type="float" office:value="262.466064">
                <text:p>262.466064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58041958041958">
                <text:p>0.00358041958041958</text:p>
              </table:table-cell>
              <table:table-cell office:value-type="float" office:value="263.916779">
                <text:p>263.916779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63636363636363">
                <text:p>0.00363636363636363</text:p>
              </table:table-cell>
              <table:table-cell office:value-type="float" office:value="265.848999">
                <text:p>265.84899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69230769230769">
                <text:p>0.00369230769230769</text:p>
              </table:table-cell>
              <table:table-cell office:value-type="float" office:value="267.603333">
                <text:p>267.603333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74825174825174">
                <text:p>0.00374825174825174</text:p>
              </table:table-cell>
              <table:table-cell office:value-type="float" office:value="270.201111">
                <text:p>270.20111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8041958041958">
                <text:p>0.0038041958041958</text:p>
              </table:table-cell>
              <table:table-cell office:value-type="float" office:value="271.952362">
                <text:p>271.952362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6013986013986">
                <text:p>0.00386013986013986</text:p>
              </table:table-cell>
              <table:table-cell office:value-type="float" office:value="274.872162">
                <text:p>274.872162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1608391608391">
                <text:p>0.00391608391608391</text:p>
              </table:table-cell>
              <table:table-cell office:value-type="float" office:value="276.482361">
                <text:p>276.482361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97202797202797">
                <text:p>0.00397202797202797</text:p>
              </table:table-cell>
              <table:table-cell office:value-type="float" office:value="277.933044">
                <text:p>277.933044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02797202797202">
                <text:p>0.00402797202797202</text:p>
              </table:table-cell>
              <table:table-cell office:value-type="float" office:value="278.255066">
                <text:p>278.255066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08391608391608">
                <text:p>0.00408391608391608</text:p>
              </table:table-cell>
              <table:table-cell office:value-type="float" office:value="278.577118">
                <text:p>278.577118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3986013986014">
                <text:p>0.00413986013986014</text:p>
              </table:table-cell>
              <table:table-cell office:value-type="float" office:value="278.739685">
                <text:p>278.739685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19580419580419">
                <text:p>0.00419580419580419</text:p>
              </table:table-cell>
              <table:table-cell office:value-type="float" office:value="279.061707">
                <text:p>279.06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5174825174825">
                <text:p>0.00425174825174825</text:p>
              </table:table-cell>
              <table:table-cell office:value-type="float" office:value="279.383728">
                <text:p>279.38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30769230769231">
                <text:p>0.00430769230769231</text:p>
              </table:table-cell>
              <table:table-cell office:value-type="float" office:value="279.543213">
                <text:p>279.54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36363636363636">
                <text:p>0.00436363636363636</text:p>
              </table:table-cell>
              <table:table-cell office:value-type="float" office:value="279.868347">
                <text:p>279.868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41958041958042">
                <text:p>0.00441958041958042</text:p>
              </table:table-cell>
              <table:table-cell office:value-type="float" office:value="280.190369">
                <text:p>280.19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47552447552448">
                <text:p>0.00447552447552448</text:p>
              </table:table-cell>
              <table:table-cell office:value-type="float" office:value="280.51239">
                <text:p>280.5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53146853146853">
                <text:p>0.00453146853146853</text:p>
              </table:table-cell>
              <table:table-cell office:value-type="float" office:value="280.322266">
                <text:p>280.32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58741258741259">
                <text:p>0.00458741258741259</text:p>
              </table:table-cell>
              <table:table-cell office:value-type="float" office:value="280.806824">
                <text:p>280.806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64335664335664">
                <text:p>0.00464335664335664</text:p>
              </table:table-cell>
              <table:table-cell office:value-type="float" office:value="281.156494">
                <text:p>281.156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6993006993007">
                <text:p>0.0046993006993007</text:p>
              </table:table-cell>
              <table:table-cell office:value-type="float" office:value="281.128876">
                <text:p>281.128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75524475524476">
                <text:p>0.00475524475524476</text:p>
              </table:table-cell>
              <table:table-cell office:value-type="float" office:value="281.128876">
                <text:p>281.128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81118881118881">
                <text:p>0.00481118881118881</text:p>
              </table:table-cell>
              <table:table-cell office:value-type="float" office:value="281.478516">
                <text:p>281.47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86713286713287">
                <text:p>0.00486713286713287</text:p>
              </table:table-cell>
              <table:table-cell office:value-type="float" office:value="281.638">
                <text:p>281.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92307692307693">
                <text:p>0.00492307692307693</text:p>
              </table:table-cell>
              <table:table-cell office:value-type="float" office:value="281.772949">
                <text:p>281.77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7902097902098">
                <text:p>0.00497902097902098</text:p>
              </table:table-cell>
              <table:table-cell office:value-type="float" office:value="282.122589">
                <text:p>282.12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03496503496504">
                <text:p>0.00503496503496504</text:p>
              </table:table-cell>
              <table:table-cell office:value-type="float" office:value="282.444641">
                <text:p>282.44464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09090909090909">
                <text:p>0.00509090909090909</text:p>
              </table:table-cell>
              <table:table-cell office:value-type="float" office:value="282.444641">
                <text:p>282.444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685314685315">
                <text:p>0.00514685314685315</text:p>
              </table:table-cell>
              <table:table-cell office:value-type="float" office:value="282.607178">
                <text:p>282.607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20279720279721">
                <text:p>0.00520279720279721</text:p>
              </table:table-cell>
              <table:table-cell office:value-type="float" office:value="282.607178">
                <text:p>282.607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25874125874126">
                <text:p>0.00525874125874126</text:p>
              </table:table-cell>
              <table:table-cell office:value-type="float" office:value="282.929199">
                <text:p>282.92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31468531468532">
                <text:p>0.00531468531468532</text:p>
              </table:table-cell>
              <table:table-cell office:value-type="float" office:value="282.89856">
                <text:p>282.8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7062937062938">
                <text:p>0.00537062937062938</text:p>
              </table:table-cell>
              <table:table-cell office:value-type="float" office:value="283.061096">
                <text:p>283.06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42657342657343">
                <text:p>0.00542657342657343</text:p>
              </table:table-cell>
              <table:table-cell office:value-type="float" office:value="283.220581">
                <text:p>283.22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8251748251749">
                <text:p>0.00548251748251749</text:p>
              </table:table-cell>
              <table:table-cell office:value-type="float" office:value="283.410736">
                <text:p>283.41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3846153846154">
                <text:p>0.00553846153846154</text:p>
              </table:table-cell>
              <table:table-cell office:value-type="float" office:value="283.542603">
                <text:p>283.54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5944055944056">
                <text:p>0.0055944055944056</text:p>
              </table:table-cell>
              <table:table-cell office:value-type="float" office:value="283.732788">
                <text:p>283.73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65034965034966">
                <text:p>0.00565034965034966</text:p>
              </table:table-cell>
              <table:table-cell office:value-type="float" office:value="283.70517">
                <text:p>283.7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70629370629371">
                <text:p>0.00570629370629371</text:p>
              </table:table-cell>
              <table:table-cell office:value-type="float" office:value="283.864655">
                <text:p>283.86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76223776223777">
                <text:p>0.00576223776223777</text:p>
              </table:table-cell>
              <table:table-cell office:value-type="float" office:value="284.217346">
                <text:p>284.217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81818181818183">
                <text:p>0.00581818181818183</text:p>
              </table:table-cell>
              <table:table-cell office:value-type="float" office:value="284.217346">
                <text:p>284.217346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87412587412588">
                <text:p>0.00587412587412588</text:p>
              </table:table-cell>
              <table:table-cell office:value-type="float" office:value="284.027222">
                <text:p>284.027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93006993006994">
                <text:p>0.00593006993006994</text:p>
              </table:table-cell>
              <table:table-cell office:value-type="float" office:value="284.376831">
                <text:p>284.376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986013986014">
                <text:p>0.005986013986014</text:p>
              </table:table-cell>
              <table:table-cell office:value-type="float" office:value="284.539398">
                <text:p>284.53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04195804195805">
                <text:p>0.00604195804195805</text:p>
              </table:table-cell>
              <table:table-cell office:value-type="float" office:value="284.701965">
                <text:p>284.70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09790209790211">
                <text:p>0.00609790209790211</text:p>
              </table:table-cell>
              <table:table-cell office:value-type="float" office:value="284.508728">
                <text:p>284.5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15384615384616">
                <text:p>0.00615384615384616</text:p>
              </table:table-cell>
              <table:table-cell office:value-type="float" office:value="284.508728">
                <text:p>284.5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20979020979022">
                <text:p>0.00620979020979022</text:p>
              </table:table-cell>
              <table:table-cell office:value-type="float" office:value="284.86145">
                <text:p>284.86145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26573426573428">
                <text:p>0.00626573426573428</text:p>
              </table:table-cell>
              <table:table-cell office:value-type="float" office:value="284.86145">
                <text:p>284.8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32167832167833">
                <text:p>0.00632167832167833</text:p>
              </table:table-cell>
              <table:table-cell office:value-type="float" office:value="284.86145">
                <text:p>284.8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37762237762239">
                <text:p>0.00637762237762239</text:p>
              </table:table-cell>
              <table:table-cell office:value-type="float" office:value="284.86145">
                <text:p>284.8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43356643356645">
                <text:p>0.00643356643356645</text:p>
              </table:table-cell>
              <table:table-cell office:value-type="float" office:value="284.671265">
                <text:p>284.67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4895104895105">
                <text:p>0.0064895104895105</text:p>
              </table:table-cell>
              <table:table-cell office:value-type="float" office:value="284.508728">
                <text:p>284.5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54545454545456">
                <text:p>0.00654545454545456</text:p>
              </table:table-cell>
              <table:table-cell office:value-type="float" office:value="284.701965">
                <text:p>284.701965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60139860139861">
                <text:p>0.00660139860139861</text:p>
              </table:table-cell>
              <table:table-cell office:value-type="float" office:value="284.539398">
                <text:p>284.53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65734265734267">
                <text:p>0.00665734265734267</text:p>
              </table:table-cell>
              <table:table-cell office:value-type="float" office:value="284.217346">
                <text:p>284.217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71328671328673">
                <text:p>0.00671328671328673</text:p>
              </table:table-cell>
              <table:table-cell office:value-type="float" office:value="283.088684">
                <text:p>283.08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76923076923078">
                <text:p>0.00676923076923078</text:p>
              </table:table-cell>
              <table:table-cell office:value-type="float" office:value="281.450928">
                <text:p>281.450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82517482517484">
                <text:p>0.00682517482517484</text:p>
              </table:table-cell>
              <table:table-cell office:value-type="float" office:value="278.874634">
                <text:p>278.874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1188811189">
                <text:p>0.0068811188811189</text:p>
              </table:table-cell>
              <table:table-cell office:value-type="float" office:value="276.644897">
                <text:p>276.644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93706293706295">
                <text:p>0.00693706293706295</text:p>
              </table:table-cell>
              <table:table-cell office:value-type="float" office:value="273.7435">
                <text:p>273.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99300699300701">
                <text:p>0.00699300699300701</text:p>
              </table:table-cell>
              <table:table-cell office:value-type="float" office:value="270.360596">
                <text:p>270.36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04895104895106">
                <text:p>0.00704895104895106</text:p>
              </table:table-cell>
              <table:table-cell office:value-type="float" office:value="267.443848">
                <text:p>267.44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10489510489512">
                <text:p>0.00710489510489512</text:p>
              </table:table-cell>
              <table:table-cell office:value-type="float" office:value="264.545532">
                <text:p>264.54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16083916083918">
                <text:p>0.00716083916083918</text:p>
              </table:table-cell>
              <table:table-cell office:value-type="float" office:value="261.659454">
                <text:p>261.659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21678321678323">
                <text:p>0.00721678321678323</text:p>
              </table:table-cell>
              <table:table-cell office:value-type="float" office:value="259.405212">
                <text:p>259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27272727272729">
                <text:p>0.00727272727272729</text:p>
              </table:table-cell>
              <table:table-cell office:value-type="float" office:value="256.666351">
                <text:p>256.666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2867132867135">
                <text:p>0.00732867132867135</text:p>
              </table:table-cell>
              <table:table-cell office:value-type="float" office:value="253.12088">
                <text:p>253.1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3846153846154">
                <text:p>0.0073846153846154</text:p>
              </table:table-cell>
              <table:table-cell office:value-type="float" office:value="249.087753">
                <text:p>249.087753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44055944055946">
                <text:p>0.00744055944055946</text:p>
              </table:table-cell>
              <table:table-cell office:value-type="float" office:value="244.904343">
                <text:p>244.904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49650349650351">
                <text:p>0.00749650349650351</text:p>
              </table:table-cell>
              <table:table-cell office:value-type="float" office:value="241.19632">
                <text:p>241.1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55244755244757">
                <text:p>0.00755244755244757</text:p>
              </table:table-cell>
              <table:table-cell office:value-type="float" office:value="238.135437">
                <text:p>238.135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60839160839163">
                <text:p>0.00760839160839163</text:p>
              </table:table-cell>
              <table:table-cell office:value-type="float" office:value="234.755585">
                <text:p>234.75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66433566433568">
                <text:p>0.00766433566433568</text:p>
              </table:table-cell>
              <table:table-cell office:value-type="float" office:value="230.88501">
                <text:p>230.8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72027972027974">
                <text:p>0.00772027972027974</text:p>
              </table:table-cell>
              <table:table-cell office:value-type="float" office:value="226.53598">
                <text:p>226.5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7762237762238">
                <text:p>0.0077762237762238</text:p>
              </table:table-cell>
              <table:table-cell office:value-type="float" office:value="221.861847">
                <text:p>221.86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83216783216785">
                <text:p>0.00783216783216785</text:p>
              </table:table-cell>
              <table:table-cell office:value-type="float" office:value="216.546707">
                <text:p>216.54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88811188811191">
                <text:p>0.00788811188811191</text:p>
              </table:table-cell>
              <table:table-cell office:value-type="float" office:value="211.713089">
                <text:p>211.71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94405594405596">
                <text:p>0.00794405594405596</text:p>
              </table:table-cell>
              <table:table-cell office:value-type="float" office:value="207.523544">
                <text:p>207.52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201.26683">
                <text:p>201.2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05594405594407">
                <text:p>0.00805594405594407</text:p>
              </table:table-cell>
              <table:table-cell office:value-type="float" office:value="196.273727">
                <text:p>196.27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1188811188813">
                <text:p>0.00811188811188813</text:p>
              </table:table-cell>
              <table:table-cell office:value-type="float" office:value="191.412506">
                <text:p>191.41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16783216783218">
                <text:p>0.00816783216783218</text:p>
              </table:table-cell>
              <table:table-cell office:value-type="float" office:value="185.287674">
                <text:p>185.287674</text:p>
              </table:table-cell>
              <table:table-cell office:value-type="float" office:value="18.4356689">
                <text:p>18.4356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22377622377624">
                <text:p>0.00822377622377624</text:p>
              </table:table-cell>
              <table:table-cell office:value-type="float" office:value="179.809982">
                <text:p>179.809982</text:p>
              </table:table-cell>
              <table:table-cell office:value-type="float" office:value="22.2839355">
                <text:p>22.28393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27972027972029">
                <text:p>0.00827972027972029</text:p>
              </table:table-cell>
              <table:table-cell office:value-type="float" office:value="175.138916">
                <text:p>175.138916</text:p>
              </table:table-cell>
              <table:table-cell office:value-type="float" office:value="26.9332886">
                <text:p>26.93328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33566433566435">
                <text:p>0.00833566433566435</text:p>
              </table:table-cell>
              <table:table-cell office:value-type="float" office:value="169.385193">
                <text:p>169.385193</text:p>
              </table:table-cell>
              <table:table-cell office:value-type="float" office:value="31.0806274">
                <text:p>31.08062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39160839160841">
                <text:p>0.00839160839160841</text:p>
              </table:table-cell>
              <table:table-cell office:value-type="float" office:value="164.07312">
                <text:p>164.07312</text:p>
              </table:table-cell>
              <table:table-cell office:value-type="float" office:value="35.2462769">
                <text:p>35.2462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44755244755246">
                <text:p>0.00844755244755246</text:p>
              </table:table-cell>
              <table:table-cell office:value-type="float" office:value="159.724091">
                <text:p>159.724091</text:p>
              </table:table-cell>
              <table:table-cell office:value-type="float" office:value="37.1688843">
                <text:p>37.16888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850349650349652">
                <text:p>0.00850349650349652</text:p>
              </table:table-cell>
              <table:table-cell office:value-type="float" office:value="154.191193">
                <text:p>154.191193</text:p>
              </table:table-cell>
              <table:table-cell office:value-type="float" office:value="40.7211304">
                <text:p>40.72113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55944055944057">
                <text:p>0.00855944055944057</text:p>
              </table:table-cell>
              <table:table-cell office:value-type="float" office:value="148.774841">
                <text:p>148.774841</text:p>
              </table:table-cell>
              <table:table-cell office:value-type="float" office:value="42.7764893">
                <text:p>42.77648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61538461538463">
                <text:p>0.00861538461538463</text:p>
              </table:table-cell>
              <table:table-cell office:value-type="float" office:value="143.300217">
                <text:p>143.300217</text:p>
              </table:table-cell>
              <table:table-cell office:value-type="float" office:value="45.6604004">
                <text:p>45.6604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67132867132868">
                <text:p>0.00867132867132868</text:p>
              </table:table-cell>
              <table:table-cell office:value-type="float" office:value="138.147629">
                <text:p>138.147629</text:p>
              </table:table-cell>
              <table:table-cell office:value-type="float" office:value="48.0636597">
                <text:p>48.06365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72727272727274">
                <text:p>0.00872727272727274</text:p>
              </table:table-cell>
              <table:table-cell office:value-type="float" office:value="133.157593">
                <text:p>133.157593</text:p>
              </table:table-cell>
              <table:table-cell office:value-type="float" office:value="49.9862671">
                <text:p>49.98626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78321678321679">
                <text:p>0.00878321678321679</text:p>
              </table:table-cell>
              <table:table-cell office:value-type="float" office:value="128.412918">
                <text:p>128.412918</text:p>
              </table:table-cell>
              <table:table-cell office:value-type="float" office:value="51.7822266">
                <text:p>51.78222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83916083916085">
                <text:p>0.00883916083916085</text:p>
              </table:table-cell>
              <table:table-cell office:value-type="float" office:value="123.5793">
                <text:p>123.5793</text:p>
              </table:table-cell>
              <table:table-cell office:value-type="float" office:value="53.8665771">
                <text:p>53.8665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8951048951049">
                <text:p>0.0088951048951049</text:p>
              </table:table-cell>
              <table:table-cell office:value-type="float" office:value="117.779572">
                <text:p>117.779572</text:p>
              </table:table-cell>
              <table:table-cell office:value-type="float" office:value="55.7907104">
                <text:p>55.7907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95104895104896">
                <text:p>0.00895104895104896</text:p>
              </table:table-cell>
              <table:table-cell office:value-type="float" office:value="112.225204">
                <text:p>112.225204</text:p>
              </table:table-cell>
              <table:table-cell office:value-type="float" office:value="57.194519">
                <text:p>57.1945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00699300699302">
                <text:p>0.00900699300699302</text:p>
              </table:table-cell>
              <table:table-cell office:value-type="float" office:value="106.3396">
                <text:p>106.3396</text:p>
              </table:table-cell>
              <table:table-cell office:value-type="float" office:value="58.6761475">
                <text:p>58.67614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906293706293707">
                <text:p>0.00906293706293707</text:p>
              </table:table-cell>
              <table:table-cell office:value-type="float" office:value="99.9878082">
                <text:p>99.9878082</text:p>
              </table:table-cell>
              <table:table-cell office:value-type="float" office:value="59.5977783">
                <text:p>59.59777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11888111888113">
                <text:p>0.00911888111888113</text:p>
              </table:table-cell>
              <table:table-cell office:value-type="float" office:value="94.6757355">
                <text:p>94.6757355</text:p>
              </table:table-cell>
              <table:table-cell office:value-type="float" office:value="60.2386475">
                <text:p>60.2386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17482517482518">
                <text:p>0.00917482517482518</text:p>
              </table:table-cell>
              <table:table-cell office:value-type="float" office:value="87.4283752">
                <text:p>87.4283752</text:p>
              </table:table-cell>
              <table:table-cell office:value-type="float" office:value="60.8795166">
                <text:p>60.8795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23076923076924">
                <text:p>0.00923076923076924</text:p>
              </table:table-cell>
              <table:table-cell office:value-type="float" office:value="80.8281555">
                <text:p>80.8281555</text:p>
              </table:table-cell>
              <table:table-cell office:value-type="float" office:value="61.0397339">
                <text:p>61.0397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8671328671329">
                <text:p>0.00928671328671329</text:p>
              </table:table-cell>
              <table:table-cell office:value-type="float" office:value="74.4364929">
                <text:p>74.4364929</text:p>
              </table:table-cell>
              <table:table-cell office:value-type="float" office:value="61.0809326">
                <text:p>61.08093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34265734265735">
                <text:p>0.00934265734265735</text:p>
              </table:table-cell>
              <table:table-cell office:value-type="float" office:value="68.1061707">
                <text:p>68.1061707</text:p>
              </table:table-cell>
              <table:table-cell office:value-type="float" office:value="60.7192993">
                <text:p>60.71929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3986013986014">
                <text:p>0.0093986013986014</text:p>
              </table:table-cell>
              <table:table-cell office:value-type="float" office:value="61.9874725">
                <text:p>61.9874725</text:p>
              </table:table-cell>
              <table:table-cell office:value-type="float" office:value="60.2386475">
                <text:p>60.2386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45454545454546">
                <text:p>0.00945454545454546</text:p>
              </table:table-cell>
              <table:table-cell office:value-type="float" office:value="55.8687744">
                <text:p>55.8687744</text:p>
              </table:table-cell>
              <table:table-cell office:value-type="float" office:value="59.2773438">
                <text:p>59.2773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951048951048951">
                <text:p>0.00951048951048951</text:p>
              </table:table-cell>
              <table:table-cell office:value-type="float" office:value="50.0751801">
                <text:p>50.0751801</text:p>
              </table:table-cell>
              <table:table-cell office:value-type="float" office:value="58.31604">
                <text:p>58.31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956643356643357">
                <text:p>0.00956643356643357</text:p>
              </table:table-cell>
              <table:table-cell office:value-type="float" office:value="43.6344452">
                <text:p>43.6344452</text:p>
              </table:table-cell>
              <table:table-cell office:value-type="float" office:value="56.8740845">
                <text:p>56.87408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62237762237763">
                <text:p>0.00962237762237763</text:p>
              </table:table-cell>
              <table:table-cell office:value-type="float" office:value="37.6997681">
                <text:p>37.6997681</text:p>
              </table:table-cell>
              <table:table-cell office:value-type="float" office:value="55.7907104">
                <text:p>55.7907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67832167832168">
                <text:p>0.00967832167832168</text:p>
              </table:table-cell>
              <table:table-cell office:value-type="float" office:value="32.3846283">
                <text:p>32.3846283</text:p>
              </table:table-cell>
              <table:table-cell office:value-type="float" office:value="54.1870117">
                <text:p>54.1870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973426573426574">
                <text:p>0.00973426573426574</text:p>
              </table:table-cell>
              <table:table-cell office:value-type="float" office:value="25.7598724">
                <text:p>25.7598724</text:p>
              </table:table-cell>
              <table:table-cell office:value-type="float" office:value="52.2293091">
                <text:p>52.2293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79020979020979">
                <text:p>0.00979020979020979</text:p>
              </table:table-cell>
              <table:table-cell office:value-type="float" office:value="19.9632111">
                <text:p>19.9632111</text:p>
              </table:table-cell>
              <table:table-cell office:value-type="float" office:value="49.9862671">
                <text:p>49.9862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84615384615385">
                <text:p>0.00984615384615385</text:p>
              </table:table-cell>
              <table:table-cell office:value-type="float" office:value="13.5316772">
                <text:p>13.5316772</text:p>
              </table:table-cell>
              <table:table-cell office:value-type="float" office:value="48.2559204">
                <text:p>48.2559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9020979020979">
                <text:p>0.0099020979020979</text:p>
              </table:table-cell>
              <table:table-cell office:value-type="float" office:value="6.92532349">
                <text:p>6.92532349</text:p>
              </table:table-cell>
              <table:table-cell office:value-type="float" office:value="45.5307007">
                <text:p>45.5307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95804195804196">
                <text:p>0.00995804195804196</text:p>
              </table:table-cell>
              <table:table-cell office:value-type="float" office:value="1.28507996">
                <text:p>1.28507996</text:p>
              </table:table-cell>
              <table:table-cell office:value-type="float" office:value="43.5775757">
                <text:p>43.57757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0013986013986">
                <text:p>0.010013986013986</text:p>
              </table:table-cell>
              <table:table-cell office:value-type="float" office:value="0">
                <text:p>0</text:p>
              </table:table-cell>
              <table:table-cell office:value-type="float" office:value="40.7211304">
                <text:p>40.7211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0699300699301">
                <text:p>0.0100699300699301</text:p>
              </table:table-cell>
              <table:table-cell office:value-type="float" office:value="-0.318969727">
                <text:p>-0.318969727</text:p>
              </table:table-cell>
              <table:table-cell office:value-type="float" office:value="37.9943848">
                <text:p>37.9943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1258741258741">
                <text:p>0.0101258741258741</text:p>
              </table:table-cell>
              <table:table-cell office:value-type="float" office:value="-6.12176514">
                <text:p>-6.12176514</text:p>
              </table:table-cell>
              <table:table-cell office:value-type="float" office:value="35.7513428">
                <text:p>35.7513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1818181818182">
                <text:p>0.0101818181818182</text:p>
              </table:table-cell>
              <table:table-cell office:value-type="float" office:value="-13.2096405">
                <text:p>-13.2096405</text:p>
              </table:table-cell>
              <table:table-cell office:value-type="float" office:value="32.522583">
                <text:p>32.5225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2377622377622">
                <text:p>0.0102377622377622</text:p>
              </table:table-cell>
              <table:table-cell office:value-type="float" office:value="-19.4816895">
                <text:p>-19.4816895</text:p>
              </table:table-cell>
              <table:table-cell office:value-type="float" office:value="29.9789429">
                <text:p>29.97894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2937062937063">
                <text:p>0.0102937062937063</text:p>
              </table:table-cell>
              <table:table-cell office:value-type="float" office:value="-25.7782745">
                <text:p>-25.7782745</text:p>
              </table:table-cell>
              <table:table-cell office:value-type="float" office:value="27.0751953">
                <text:p>27.07519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3496503496503">
                <text:p>0.0103496503496503</text:p>
              </table:table-cell>
              <table:table-cell office:value-type="float" office:value="-32.706665">
                <text:p>-32.706665</text:p>
              </table:table-cell>
              <table:table-cell office:value-type="float" office:value="24.2080688">
                <text:p>24.20806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4055944055944">
                <text:p>0.0104055944055944</text:p>
              </table:table-cell>
              <table:table-cell office:value-type="float" office:value="-38.1843567">
                <text:p>-38.1843567</text:p>
              </table:table-cell>
              <table:table-cell office:value-type="float" office:value="21.8032837">
                <text:p>21.80328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4615384615385">
                <text:p>0.0104615384615385</text:p>
              </table:table-cell>
              <table:table-cell office:value-type="float" office:value="-43.9840851">
                <text:p>-43.9840851</text:p>
              </table:table-cell>
              <table:table-cell office:value-type="float" office:value="18.9041138">
                <text:p>18.9041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5174825174825">
                <text:p>0.0105174825174825</text:p>
              </table:table-cell>
              <table:table-cell office:value-type="float" office:value="-49.6243286">
                <text:p>-49.6243286</text:p>
              </table:table-cell>
              <table:table-cell office:value-type="float" office:value="16.0202026">
                <text:p>16.02020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5734265734266">
                <text:p>0.0105734265734266</text:p>
              </table:table-cell>
              <table:table-cell office:value-type="float" office:value="-55.2247009">
                <text:p>-55.2247009</text:p>
              </table:table-cell>
              <table:table-cell office:value-type="float" office:value="13.2965088">
                <text:p>13.29650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6293706293706">
                <text:p>0.0106293706293706</text:p>
              </table:table-cell>
              <table:table-cell office:value-type="float" office:value="-60.0981903">
                <text:p>-60.0981903</text:p>
              </table:table-cell>
              <table:table-cell office:value-type="float" office:value="10.5804443">
                <text:p>10.58044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6853146853147">
                <text:p>0.0106853146853147</text:p>
              </table:table-cell>
              <table:table-cell office:value-type="float" office:value="-64.7692566">
                <text:p>-64.7692566</text:p>
              </table:table-cell>
              <table:table-cell office:value-type="float" office:value="8.32977295">
                <text:p>8.32977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7412587412587">
                <text:p>0.0107412587412587</text:p>
              </table:table-cell>
              <table:table-cell office:value-type="float" office:value="-68.912796">
                <text:p>-68.912796</text:p>
              </table:table-cell>
              <table:table-cell office:value-type="float" office:value="5.45043945">
                <text:p>5.45043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7972027972028">
                <text:p>0.0107972027972028</text:p>
              </table:table-cell>
              <table:table-cell office:value-type="float" office:value="-72.8263092">
                <text:p>-72.8263092</text:p>
              </table:table-cell>
              <table:table-cell office:value-type="float" office:value="3.20587158">
                <text:p>3.205871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531468531468">
                <text:p>0.0108531468531468</text:p>
              </table:table-cell>
              <table:table-cell office:value-type="float" office:value="-77.6599274">
                <text:p>-77.6599274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9090909090909">
                <text:p>0.0109090909090909</text:p>
              </table:table-cell>
              <table:table-cell office:value-type="float" office:value="-81.6317139">
                <text:p>-81.631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965034965035">
                <text:p>0.010965034965035</text:p>
              </table:table-cell>
              <table:table-cell office:value-type="float" office:value="-87.1063385">
                <text:p>-87.106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-92.1607819">
                <text:p>-92.160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-97.733551">
                <text:p>-97.73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-104.404312">
                <text:p>-104.404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-109.648911">
                <text:p>-109.64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-115.445572">
                <text:p>-115.44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-120.677902">
                <text:p>-120.677902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126.072784">
                <text:p>-126.072784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-131.311249">
                <text:p>-131.31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-136.469971">
                <text:p>-136.469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-140.978485">
                <text:p>-140.97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-145.490067">
                <text:p>-145.49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-150.001648">
                <text:p>-150.00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-154.835266">
                <text:p>-154.835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-158.702774">
                <text:p>-158.70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-163.536392">
                <text:p>-163.53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-168.047974">
                <text:p>-168.047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-172.40007">
                <text:p>-172.40007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-177.233688">
                <text:p>-177.23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-181.582718">
                <text:p>-181.58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-185.809067">
                <text:p>-185.809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-189.832993">
                <text:p>-189.83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-193.504211">
                <text:p>-193.50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-197.239838">
                <text:p>-197.239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-201.104279">
                <text:p>-201.10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-203.843124">
                <text:p>-203.84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-207.523544">
                <text:p>-207.52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-211.2285">
                <text:p>-211.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-214.470337">
                <text:p>-214.470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-218.172226">
                <text:p>-218.1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-221.71463">
                <text:p>-221.7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-225.247833">
                <text:p>-225.24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-228.468201">
                <text:p>-228.468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-231.85112">
                <text:p>-231.85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-234.430481">
                <text:p>-234.43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-236.850357">
                <text:p>-236.850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-239.104614">
                <text:p>-239.10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-241.521423">
                <text:p>-241.52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-243.938232">
                <text:p>-243.93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-246.511459">
                <text:p>-246.51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-249.093887">
                <text:p>-249.09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-250.857422">
                <text:p>-250.85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-253.442917">
                <text:p>-253.442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-255.375137">
                <text:p>-255.375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-257.147888">
                <text:p>-257.147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-259.08316">
                <text:p>-259.08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-260.371307">
                <text:p>-260.37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-262.466064">
                <text:p>-262.466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-263.916779">
                <text:p>-263.91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-265.848999">
                <text:p>-265.848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-267.603333">
                <text:p>-267.6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-270.201111">
                <text:p>-270.2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-271.952362">
                <text:p>-271.95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-274.872162">
                <text:p>-274.87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-276.482361">
                <text:p>-276.48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-277.933044">
                <text:p>-277.93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-278.255066">
                <text:p>-278.255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-278.577118">
                <text:p>-278.57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-278.739685">
                <text:p>-278.739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-279.061707">
                <text:p>-279.06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-279.383728">
                <text:p>-279.38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-279.543213">
                <text:p>-279.543213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-279.868347">
                <text:p>-279.868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-280.190369">
                <text:p>-280.19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-280.51239">
                <text:p>-280.5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-280.322266">
                <text:p>-280.32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-280.806824">
                <text:p>-280.806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-281.156494">
                <text:p>-281.156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-281.128876">
                <text:p>-281.128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-281.128876">
                <text:p>-281.128876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-281.478516">
                <text:p>-281.47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-281.638">
                <text:p>-281.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-281.772949">
                <text:p>-281.77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-282.122589">
                <text:p>-282.12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-282.444641">
                <text:p>-282.444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-282.444641">
                <text:p>-282.44464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-282.607178">
                <text:p>-282.607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-282.607178">
                <text:p>-282.607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-282.929199">
                <text:p>-282.92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-282.89856">
                <text:p>-282.8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-283.061096">
                <text:p>-283.06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-283.220581">
                <text:p>-283.22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-283.410736">
                <text:p>-283.41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-283.542603">
                <text:p>-283.54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-283.732788">
                <text:p>-283.732788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-283.70517">
                <text:p>-283.7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-283.864655">
                <text:p>-283.86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-284.217346">
                <text:p>-284.217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-284.217346">
                <text:p>-284.217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-284.027222">
                <text:p>-284.027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-284.376831">
                <text:p>-284.376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-284.539398">
                <text:p>-284.539398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-284.701965">
                <text:p>-284.70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-284.508728">
                <text:p>-284.5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-284.508728">
                <text:p>-284.5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-284.86145">
                <text:p>-284.86145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-284.86145">
                <text:p>-284.8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-284.86145">
                <text:p>-284.8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-284.86145">
                <text:p>-284.86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-284.671265">
                <text:p>-284.67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-284.508728">
                <text:p>-284.50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-284.701965">
                <text:p>-284.70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-284.539398">
                <text:p>-284.539398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-284.217346">
                <text:p>-284.217346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-283.088684">
                <text:p>-283.088684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-281.450928">
                <text:p>-281.450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-278.874634">
                <text:p>-278.874634</text:p>
              </table:table-cell>
              <table:table-cell office:value-type="float" office:value="0.158691406">
                <text:p>0.1586914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-276.644897">
                <text:p>-276.644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-273.7435">
                <text:p>-273.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-270.360596">
                <text:p>-270.36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-267.443848">
                <text:p>-267.44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-264.545532">
                <text:p>-264.54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-261.659454">
                <text:p>-261.659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-259.405212">
                <text:p>-259.405212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-256.666351">
                <text:p>-256.66635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-253.12088">
                <text:p>-253.12088</text:p>
              </table:table-cell>
              <table:table-cell office:value-type="float" office:value="0.479125977">
                <text:p>0.4791259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-249.087753">
                <text:p>-249.087753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-244.904343">
                <text:p>-244.904343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-241.19632">
                <text:p>-241.19632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-238.135437">
                <text:p>-238.135437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-234.755585">
                <text:p>-234.755585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-230.88501">
                <text:p>-230.88501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-226.53598">
                <text:p>-226.53598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-221.861847">
                <text:p>-221.861847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-216.546707">
                <text:p>-216.546707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-211.713089">
                <text:p>-211.713089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-207.523544">
                <text:p>-207.523544</text:p>
              </table:table-cell>
              <table:table-cell office:value-type="float" office:value="0.799560547">
                <text:p>0.7995605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-201.26683">
                <text:p>-201.2668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-196.273727">
                <text:p>-196.273727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-191.412506">
                <text:p>-191.41250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-185.287674">
                <text:p>-185.28767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-179.809982">
                <text:p>-179.80998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-175.138916">
                <text:p>-175.13891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-169.385193">
                <text:p>-169.385193</text:p>
              </table:table-cell>
              <table:table-cell office:value-type="float" office:value="0.959777832">
                <text:p>0.9597778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-164.07312">
                <text:p>-164.07312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-159.724091">
                <text:p>-159.72409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-154.191193">
                <text:p>-154.19119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-148.774841">
                <text:p>-148.77484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-143.300217">
                <text:p>-143.300217</text:p>
              </table:table-cell>
              <table:table-cell office:value-type="float" office:value="1.11999512">
                <text:p>1.119995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-138.147629">
                <text:p>-138.147629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-133.157593">
                <text:p>-133.157593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-128.412918">
                <text:p>-128.412918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-123.5793">
                <text:p>-123.579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-117.779572">
                <text:p>-117.779572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-112.225204">
                <text:p>-112.225204</text:p>
              </table:table-cell>
              <table:table-cell office:value-type="float" office:value="1.11999512">
                <text:p>1.11999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-106.3396">
                <text:p>-106.3396</text:p>
              </table:table-cell>
              <table:table-cell office:value-type="float" office:value="1.11999512">
                <text:p>1.119995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-99.9878082">
                <text:p>-99.9878082</text:p>
              </table:table-cell>
              <table:table-cell office:value-type="float" office:value="1.44195557">
                <text:p>1.441955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-94.6757355">
                <text:p>-94.6757355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-87.4283752">
                <text:p>-87.4283752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-80.8281555">
                <text:p>-80.8281555</text:p>
              </table:table-cell>
              <table:table-cell office:value-type="float" office:value="1.44042969">
                <text:p>1.440429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-74.4364929">
                <text:p>-74.4364929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-68.1061707">
                <text:p>-68.1061707</text:p>
              </table:table-cell>
              <table:table-cell office:value-type="float" office:value="1.2802124">
                <text:p>1.28021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-61.9874725">
                <text:p>-61.9874725</text:p>
              </table:table-cell>
              <table:table-cell office:value-type="float" office:value="1.2802124">
                <text:p>1.28021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55.8687744">
                <text:p>-55.8687744</text:p>
              </table:table-cell>
              <table:table-cell office:value-type="float" office:value="1.2802124">
                <text:p>1.2802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